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/>
    <style:font-face style:name="JetBrains Mono2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6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7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8" style:family="paragraph" style:parent-style-name="Text_20_body">
      <style:text-properties officeooo:rsid="02dd7739" officeooo:paragraph-rsid="02dd7739"/>
    </style:style>
    <style:style style:name="P19" style:family="paragraph" style:parent-style-name="Text_20_body">
      <style:text-properties officeooo:rsid="02dd7739" officeooo:paragraph-rsid="03491c8e"/>
    </style:style>
    <style:style style:name="P20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1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4" style:family="paragraph" style:parent-style-name="Preformatted_20_Text">
      <style:paragraph-properties style:writing-mode="lr-tb"/>
    </style:style>
    <style:style style:name="P25" style:family="paragraph" style:parent-style-name="Preformatted_20_Text">
      <style:paragraph-properties fo:margin-top="0cm" fo:margin-bottom="0.499cm" style:contextual-spacing="false" style:writing-mode="lr-tb"/>
    </style:style>
    <style:style style:name="P26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27" style:family="paragraph" style:parent-style-name="Text_20_body">
      <style:text-properties officeooo:paragraph-rsid="02e1702c"/>
    </style:style>
    <style:style style:name="P28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29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0" style:family="paragraph" style:parent-style-name="Text_20_body">
      <style:text-properties officeooo:paragraph-rsid="02e42304"/>
    </style:style>
    <style:style style:name="P31" style:family="paragraph" style:parent-style-name="Text_20_body">
      <style:text-properties officeooo:rsid="02e6497e" officeooo:paragraph-rsid="02e6497e"/>
    </style:style>
    <style:style style:name="P32" style:family="paragraph" style:parent-style-name="Text_20_body">
      <style:text-properties officeooo:rsid="02e6497e"/>
    </style:style>
    <style:style style:name="P33" style:family="paragraph" style:parent-style-name="Title">
      <style:paragraph-properties fo:text-align="center" style:justify-single-word="false"/>
      <style:text-properties officeooo:paragraph-rsid="024911b4"/>
    </style:style>
    <style:style style:name="P34" style:family="paragraph" style:parent-style-name="Code">
      <style:text-properties officeooo:paragraph-rsid="0328ebdd"/>
    </style:style>
    <style:style style:name="P35" style:family="paragraph" style:parent-style-name="Code">
      <style:text-properties officeooo:paragraph-rsid="032b51bf"/>
    </style:style>
    <style:style style:name="P36" style:family="paragraph" style:parent-style-name="Text_20_body">
      <style:text-properties officeooo:paragraph-rsid="032b51bf"/>
    </style:style>
    <style:style style:name="P37" style:family="paragraph" style:parent-style-name="Code">
      <style:text-properties officeooo:paragraph-rsid="03376a6f"/>
    </style:style>
    <style:style style:name="P38" style:family="paragraph" style:parent-style-name="Code">
      <style:text-properties fo:font-size="10pt" style:font-size-asian="10pt" style:font-size-complex="10pt"/>
    </style:style>
    <style:style style:name="P39" style:family="paragraph" style:parent-style-name="Code">
      <style:text-properties officeooo:paragraph-rsid="033f1bd8"/>
    </style:style>
    <style:style style:name="P40" style:family="paragraph" style:parent-style-name="Text_20_body">
      <style:text-properties officeooo:paragraph-rsid="03412e33"/>
    </style:style>
    <style:style style:name="P41" style:family="paragraph" style:parent-style-name="Text_20_body">
      <style:text-properties officeooo:paragraph-rsid="0332f7aa"/>
    </style:style>
    <style:style style:name="P42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3" style:family="paragraph" style:parent-style-name="Text_20_body">
      <style:text-properties officeooo:paragraph-rsid="03399c2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5" style:family="paragraph" style:parent-style-name="Standard">
      <style:text-properties officeooo:rsid="017278c8" officeooo:paragraph-rsid="01ddbda3"/>
    </style:style>
    <style:style style:name="P46" style:family="paragraph" style:parent-style-name="Text_20_body">
      <style:text-properties officeooo:paragraph-rsid="033b6e5a"/>
    </style:style>
    <style:style style:name="P47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48" style:family="paragraph" style:parent-style-name="Text_20_body">
      <style:text-properties officeooo:paragraph-rsid="02f59f18"/>
    </style:style>
    <style:style style:name="P49" style:family="paragraph" style:parent-style-name="Text_20_body">
      <style:text-properties officeooo:paragraph-rsid="02f7822b"/>
    </style:style>
    <style:style style:name="P50" style:family="paragraph" style:parent-style-name="Text_20_body">
      <style:text-properties officeooo:paragraph-rsid="02f9c7e7"/>
    </style:style>
    <style:style style:name="P51" style:family="paragraph" style:parent-style-name="Text_20_body">
      <style:text-properties officeooo:paragraph-rsid="02fbc193"/>
    </style:style>
    <style:style style:name="P52" style:family="paragraph" style:parent-style-name="Text_20_body">
      <style:text-properties officeooo:rsid="03008f99" officeooo:paragraph-rsid="03008f99"/>
    </style:style>
    <style:style style:name="P53" style:family="paragraph" style:parent-style-name="Text_20_body">
      <style:text-properties officeooo:paragraph-rsid="03008f99"/>
    </style:style>
    <style:style style:name="P54" style:family="paragraph" style:parent-style-name="Text_20_body">
      <style:text-properties officeooo:paragraph-rsid="030417b2"/>
    </style:style>
    <style:style style:name="P55" style:family="paragraph" style:parent-style-name="Text_20_body">
      <style:text-properties officeooo:rsid="03091bef" officeooo:paragraph-rsid="03091bef"/>
    </style:style>
    <style:style style:name="P56" style:family="paragraph" style:parent-style-name="Text_20_body">
      <style:text-properties officeooo:paragraph-rsid="0314a8b6"/>
    </style:style>
    <style:style style:name="P57" style:family="paragraph" style:parent-style-name="Text_20_body">
      <style:text-properties officeooo:rsid="031260fb" officeooo:paragraph-rsid="031260fb"/>
    </style:style>
    <style:style style:name="P58" style:family="paragraph" style:parent-style-name="Text_20_body">
      <style:text-properties officeooo:rsid="0314a8b6" officeooo:paragraph-rsid="0314a8b6"/>
    </style:style>
    <style:style style:name="P59" style:family="paragraph" style:parent-style-name="Text_20_body">
      <style:text-properties officeooo:rsid="03154919" officeooo:paragraph-rsid="03154919"/>
    </style:style>
    <style:style style:name="P60" style:family="paragraph" style:parent-style-name="Text_20_body">
      <style:text-properties officeooo:paragraph-rsid="031d68b4"/>
    </style:style>
    <style:style style:name="P61" style:family="paragraph" style:parent-style-name="Text_20_body">
      <style:text-properties officeooo:paragraph-rsid="031e7800"/>
    </style:style>
    <style:style style:name="P62" style:family="paragraph" style:parent-style-name="Text_20_body">
      <style:text-properties officeooo:rsid="0322b600" officeooo:paragraph-rsid="0322b600"/>
    </style:style>
    <style:style style:name="P63" style:family="paragraph" style:parent-style-name="Text_20_body">
      <style:text-properties officeooo:rsid="032418f4" officeooo:paragraph-rsid="032418f4"/>
    </style:style>
    <style:style style:name="P64" style:family="paragraph" style:parent-style-name="Text_20_body">
      <style:text-properties officeooo:rsid="032b51bf" officeooo:paragraph-rsid="032b51bf"/>
    </style:style>
    <style:style style:name="P65" style:family="paragraph" style:parent-style-name="Text_20_body">
      <style:text-properties officeooo:paragraph-rsid="033d5081"/>
    </style:style>
    <style:style style:name="P66" style:family="paragraph" style:parent-style-name="Text_20_body">
      <style:text-properties officeooo:paragraph-rsid="033d682e"/>
    </style:style>
    <style:style style:name="P67" style:family="paragraph" style:parent-style-name="Code">
      <style:text-properties officeooo:paragraph-rsid="0347c4e8"/>
    </style:style>
    <style:style style:name="P68" style:family="paragraph" style:parent-style-name="Code">
      <style:text-properties officeooo:paragraph-rsid="034ffe09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2" style:family="paragraph" style:parent-style-name="Text_20_body">
      <style:text-properties officeooo:paragraph-rsid="0342b895"/>
    </style:style>
    <style:style style:name="P73" style:family="paragraph" style:parent-style-name="Text_20_body">
      <style:text-properties officeooo:paragraph-rsid="0345368f"/>
    </style:style>
    <style:style style:name="P74" style:family="paragraph" style:parent-style-name="Quotations">
      <style:text-properties officeooo:paragraph-rsid="03491c8e"/>
    </style:style>
    <style:style style:name="P75" style:family="paragraph" style:parent-style-name="Text_20_body">
      <style:text-properties officeooo:paragraph-rsid="03491c8e"/>
    </style:style>
    <style:style style:name="P76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7" style:family="paragraph" style:parent-style-name="Text_20_body">
      <style:text-properties officeooo:rsid="0302304d"/>
    </style:style>
    <style:style style:name="P78" style:family="paragraph" style:parent-style-name="Text_20_body">
      <style:text-properties officeooo:rsid="02dc39b4" officeooo:paragraph-rsid="0345368f"/>
    </style:style>
    <style:style style:name="P79" style:family="paragraph" style:parent-style-name="Text_20_body">
      <style:text-properties officeooo:rsid="0345368f" officeooo:paragraph-rsid="0345368f"/>
    </style:style>
    <style:style style:name="P80" style:family="paragraph" style:parent-style-name="Text_20_body">
      <style:text-properties officeooo:paragraph-rsid="034da416"/>
    </style:style>
    <style:style style:name="P81" style:family="paragraph" style:parent-style-name="Code">
      <style:text-properties officeooo:paragraph-rsid="0367347a"/>
    </style:style>
    <style:style style:name="P82" style:family="paragraph" style:parent-style-name="Code">
      <style:text-properties officeooo:paragraph-rsid="036be37c"/>
    </style:style>
    <style:style style:name="P83" style:family="paragraph" style:parent-style-name="Text_20_body">
      <style:text-properties officeooo:paragraph-rsid="036be37c"/>
    </style:style>
    <style:style style:name="P84" style:family="paragraph" style:parent-style-name="Preformatted_20_Text">
      <style:text-properties officeooo:paragraph-rsid="03602400"/>
    </style:style>
    <style:style style:name="P85" style:family="paragraph" style:parent-style-name="Text_20_body">
      <style:text-properties officeooo:paragraph-rsid="03602400"/>
    </style:style>
    <style:style style:name="P86" style:family="paragraph" style:parent-style-name="Standard">
      <style:text-properties officeooo:rsid="03688a6f" officeooo:paragraph-rsid="03688a6f"/>
    </style:style>
    <style:style style:name="P87" style:family="paragraph" style:parent-style-name="Text_20_body">
      <style:text-properties officeooo:rsid="03688a6f" officeooo:paragraph-rsid="03688a6f"/>
    </style:style>
    <style:style style:name="P88" style:family="paragraph" style:parent-style-name="Standard">
      <style:text-properties officeooo:rsid="03688a6f"/>
    </style:style>
    <style:style style:name="P89" style:family="paragraph" style:parent-style-name="Text_20_body">
      <style:text-properties officeooo:paragraph-rsid="03621de2"/>
    </style:style>
    <style:style style:name="P90" style:family="paragraph" style:parent-style-name="Text_20_body">
      <style:text-properties officeooo:rsid="03621de2" officeooo:paragraph-rsid="03621de2"/>
    </style:style>
    <style:style style:name="P91" style:family="paragraph" style:parent-style-name="Text_20_body">
      <style:text-properties officeooo:rsid="036be37c" officeooo:paragraph-rsid="036be37c"/>
    </style:style>
    <style:style style:name="P92" style:family="paragraph" style:parent-style-name="Text_20_body">
      <style:text-properties officeooo:paragraph-rsid="036cf735"/>
    </style:style>
    <style:style style:name="P93" style:family="paragraph" style:parent-style-name="Text_20_body">
      <style:text-properties officeooo:paragraph-rsid="036e5c7a"/>
    </style:style>
    <style:style style:name="P94" style:family="paragraph" style:parent-style-name="Text_20_body">
      <style:text-properties officeooo:paragraph-rsid="036fb718"/>
    </style:style>
    <style:style style:name="P95" style:family="paragraph" style:parent-style-name="Text_20_body">
      <style:text-properties officeooo:paragraph-rsid="0371e67b"/>
    </style:style>
    <style:style style:name="P96" style:family="paragraph" style:parent-style-name="Text_20_body">
      <style:text-properties officeooo:paragraph-rsid="03733ca2"/>
    </style:style>
    <style:style style:name="P97" style:family="paragraph" style:parent-style-name="Text_20_body">
      <style:text-properties officeooo:paragraph-rsid="037b617f"/>
    </style:style>
    <style:style style:name="P98" style:family="paragraph" style:parent-style-name="Text_20_body">
      <style:text-properties officeooo:paragraph-rsid="02e4304e"/>
    </style:style>
    <style:style style:name="P99" style:family="paragraph" style:parent-style-name="Text_20_body">
      <style:text-properties officeooo:paragraph-rsid="037bb665"/>
    </style:style>
    <style:style style:name="P100" style:family="paragraph" style:parent-style-name="Text_20_body">
      <style:text-properties officeooo:paragraph-rsid="037d7547"/>
    </style:style>
    <style:style style:name="P101" style:family="paragraph" style:parent-style-name="Text_20_body">
      <style:text-properties officeooo:paragraph-rsid="037d782c"/>
    </style:style>
    <style:style style:name="P102" style:family="paragraph" style:parent-style-name="Text_20_body">
      <style:text-properties officeooo:rsid="037d782c" officeooo:paragraph-rsid="037d782c"/>
    </style:style>
    <style:style style:name="P103" style:family="paragraph" style:parent-style-name="Code">
      <style:text-properties officeooo:paragraph-rsid="038251e3"/>
    </style:style>
    <style:style style:name="P104" style:family="paragraph" style:parent-style-name="Text_20_body">
      <style:text-properties officeooo:paragraph-rsid="038251e3"/>
    </style:style>
    <style:style style:name="P105" style:family="paragraph" style:parent-style-name="Code" style:list-style-name="L60"/>
    <style:style style:name="P106" style:family="paragraph" style:parent-style-name="Code" style:list-style-name="L60">
      <style:text-properties fo:font-size="10pt" style:font-size-asian="10pt" style:font-size-complex="10pt"/>
    </style:style>
    <style:style style:name="P107" style:family="paragraph" style:parent-style-name="Code">
      <style:text-properties fo:font-size="10pt" style:font-size-asian="10pt" style:font-size-complex="10pt"/>
    </style:style>
    <style:style style:name="P108" style:family="paragraph" style:parent-style-name="Heading_20_1">
      <style:paragraph-properties fo:break-before="page"/>
      <style:text-properties officeooo:rsid="02e1702c" officeooo:paragraph-rsid="02e1702c"/>
    </style:style>
    <style:style style:name="P109" style:family="paragraph" style:parent-style-name="Heading_20_1" style:list-style-name=""/>
    <style:style style:name="P110" style:family="paragraph" style:parent-style-name="Heading_20_1">
      <style:paragraph-properties fo:break-before="page"/>
    </style:style>
    <style:style style:name="P111" style:family="paragraph" style:parent-style-name="Heading_20_1">
      <style:paragraph-properties fo:break-before="page"/>
      <style:text-properties officeooo:paragraph-rsid="032a62ae"/>
    </style:style>
    <style:style style:name="P112" style:family="paragraph" style:parent-style-name="Heading_20_1">
      <style:paragraph-properties fo:break-before="page"/>
      <style:text-properties officeooo:paragraph-rsid="03412e33"/>
    </style:style>
    <style:style style:name="P113" style:family="paragraph" style:parent-style-name="Heading_20_1">
      <style:text-properties officeooo:paragraph-rsid="03412e33"/>
    </style:style>
    <style:style style:name="P114" style:family="paragraph" style:parent-style-name="Heading_20_1">
      <style:paragraph-properties fo:break-before="page"/>
      <style:text-properties officeooo:paragraph-rsid="0342b895"/>
    </style:style>
    <style:style style:name="P115" style:family="paragraph" style:parent-style-name="Heading_20_1">
      <style:paragraph-properties fo:break-before="page"/>
      <style:text-properties officeooo:paragraph-rsid="0345368f"/>
    </style:style>
    <style:style style:name="P116" style:family="paragraph" style:parent-style-name="Heading_20_2">
      <style:paragraph-properties fo:margin-top="0.423cm" fo:margin-bottom="0.212cm" style:contextual-spacing="false" fo:keep-with-next="always"/>
    </style:style>
    <style:style style:name="P117" style:family="paragraph" style:parent-style-name="Heading_20_2">
      <style:text-properties officeooo:paragraph-rsid="02e6db42"/>
    </style:style>
    <style:style style:name="P118" style:family="paragraph" style:parent-style-name="Heading_20_2">
      <style:text-properties officeooo:paragraph-rsid="0332f7aa"/>
    </style:style>
    <style:style style:name="P119" style:family="paragraph" style:parent-style-name="Heading_20_2">
      <style:text-properties officeooo:paragraph-rsid="03399c22"/>
    </style:style>
    <style:style style:name="P120" style:family="paragraph" style:parent-style-name="Heading_20_2">
      <style:text-properties officeooo:rsid="03412e33"/>
    </style:style>
    <style:style style:name="P121" style:family="paragraph" style:parent-style-name="Heading_20_2">
      <style:text-properties officeooo:paragraph-rsid="03688a6f"/>
    </style:style>
    <style:style style:name="P122" style:family="paragraph" style:parent-style-name="Heading_20_2">
      <style:text-properties officeooo:paragraph-rsid="0345368f"/>
    </style:style>
    <style:style style:name="P123" style:family="paragraph" style:parent-style-name="Heading_20_2">
      <style:text-properties officeooo:paragraph-rsid="03602400"/>
    </style:style>
    <style:style style:name="P124" style:family="paragraph" style:parent-style-name="Heading_20_2">
      <style:text-properties officeooo:paragraph-rsid="036be37c"/>
    </style:style>
    <style:style style:name="P125" style:family="paragraph" style:parent-style-name="Heading_20_2">
      <style:text-properties officeooo:paragraph-rsid="03491c8e"/>
    </style:style>
    <style:style style:name="P126" style:family="paragraph" style:parent-style-name="Heading_20_2">
      <style:text-properties officeooo:paragraph-rsid="037f2c0b"/>
    </style:style>
    <style:style style:name="P127" style:family="paragraph" style:parent-style-name="Heading_20_2" style:list-style-name=""/>
    <style:style style:name="P128" style:family="paragraph" style:parent-style-name="Heading_20_2">
      <style:text-properties officeooo:paragraph-rsid="03756e18"/>
    </style:style>
    <style:style style:name="P129" style:family="paragraph" style:parent-style-name="Heading_20_3">
      <style:text-properties officeooo:paragraph-rsid="03491c8e"/>
    </style:style>
    <style:style style:name="P13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3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2" style:family="paragraph" style:parent-style-name="Preformatted_20_Text">
      <style:paragraph-properties style:writing-mode="lr-tb"/>
    </style:style>
    <style:style style:name="P133" style:family="paragraph" style:parent-style-name="Preformatted_20_Text">
      <style:paragraph-properties style:writing-mode="lr-tb"/>
      <style:text-properties officeooo:paragraph-rsid="038a25d1"/>
    </style:style>
    <style:style style:name="P134" style:family="paragraph" style:parent-style-name="Standard" style:list-style-name="L1">
      <style:text-properties officeooo:rsid="00ce615c" officeooo:paragraph-rsid="006f4cb2"/>
    </style:style>
    <style:style style:name="P135" style:family="paragraph" style:parent-style-name="Standard" style:list-style-name="L1">
      <style:text-properties officeooo:rsid="03552e9a" officeooo:paragraph-rsid="03552e9a"/>
    </style:style>
    <style:style style:name="P136" style:family="paragraph" style:parent-style-name="Standard" style:list-style-name="L1">
      <style:text-properties officeooo:rsid="02d75065" officeooo:paragraph-rsid="02d75065"/>
    </style:style>
    <style:style style:name="P137" style:family="paragraph" style:parent-style-name="Standard">
      <style:paragraph-properties fo:margin-left="0cm" fo:margin-right="0cm" fo:text-indent="0cm" style:auto-text-indent="false" style:writing-mode="lr-tb"/>
    </style:style>
    <style:style style:name="P138" style:family="paragraph" style:parent-style-name="Standard">
      <style:text-properties officeooo:paragraph-rsid="03905f33"/>
    </style:style>
    <style:style style:name="P139" style:family="paragraph" style:parent-style-name="Standard">
      <style:text-properties officeooo:paragraph-rsid="03921f14"/>
    </style:style>
    <style:style style:name="P140" style:family="paragraph" style:parent-style-name="Text_20_body" style:list-style-name="L2"/>
    <style:style style:name="P141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42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43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44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45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46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47" style:family="paragraph" style:parent-style-name="Text_20_body" style:list-style-name="L7"/>
    <style:style style:name="P148" style:family="paragraph" style:parent-style-name="Text_20_body" style:list-style-name="L8">
      <style:text-properties officeooo:paragraph-rsid="02e42304"/>
    </style:style>
    <style:style style:name="P149" style:family="paragraph" style:parent-style-name="Text_20_body" style:list-style-name="L9"/>
    <style:style style:name="P150" style:family="paragraph" style:parent-style-name="Text_20_body" style:list-style-name="L10"/>
    <style:style style:name="P151" style:family="paragraph" style:parent-style-name="Text_20_body" style:list-style-name="L11"/>
    <style:style style:name="P152" style:family="paragraph" style:parent-style-name="Text_20_body" style:list-style-name="L12"/>
    <style:style style:name="P153" style:family="paragraph" style:parent-style-name="Text_20_body" style:list-style-name="L13">
      <style:text-properties officeooo:paragraph-rsid="02f59f18"/>
    </style:style>
    <style:style style:name="P154" style:family="paragraph" style:parent-style-name="Text_20_body" style:list-style-name="L14">
      <style:text-properties officeooo:paragraph-rsid="02f7822b"/>
    </style:style>
    <style:style style:name="P155" style:family="paragraph" style:parent-style-name="Text_20_body" style:list-style-name="L14">
      <style:text-properties officeooo:paragraph-rsid="02fe3e96"/>
    </style:style>
    <style:style style:name="P156" style:family="paragraph" style:parent-style-name="Text_20_body" style:list-style-name="L14">
      <style:text-properties officeooo:paragraph-rsid="02f7ed2e"/>
    </style:style>
    <style:style style:name="P157" style:family="paragraph" style:parent-style-name="Text_20_body" style:list-style-name="L15">
      <style:text-properties officeooo:paragraph-rsid="02f9c7e7"/>
    </style:style>
    <style:style style:name="P158" style:family="paragraph" style:parent-style-name="Text_20_body" style:list-style-name="L16"/>
    <style:style style:name="P159" style:family="paragraph" style:parent-style-name="Text_20_body" style:list-style-name="L17"/>
    <style:style style:name="P160" style:family="paragraph" style:parent-style-name="Text_20_body" style:list-style-name="L18"/>
    <style:style style:name="P161" style:family="paragraph" style:parent-style-name="Text_20_body" style:list-style-name="L18">
      <style:text-properties officeooo:paragraph-rsid="037b617f"/>
    </style:style>
    <style:style style:name="P162" style:family="paragraph" style:parent-style-name="Text_20_body" style:list-style-name="L19">
      <style:text-properties officeooo:paragraph-rsid="037b617f"/>
    </style:style>
    <style:style style:name="P163" style:family="paragraph" style:parent-style-name="Text_20_body" style:list-style-name="L20"/>
    <style:style style:name="P164" style:family="paragraph" style:parent-style-name="Text_20_body" style:list-style-name="L21"/>
    <style:style style:name="P165" style:family="paragraph" style:parent-style-name="Text_20_body" style:list-style-name="L22"/>
    <style:style style:name="P166" style:family="paragraph" style:parent-style-name="Text_20_body" style:list-style-name="L23"/>
    <style:style style:name="P167" style:family="paragraph" style:parent-style-name="Text_20_body" style:list-style-name="L24"/>
    <style:style style:name="P168" style:family="paragraph" style:parent-style-name="Text_20_body" style:list-style-name="L25"/>
    <style:style style:name="P169" style:family="paragraph" style:parent-style-name="Text_20_body" style:list-style-name="L26">
      <style:text-properties fo:font-weight="normal" style:font-weight-asian="normal" style:font-weight-complex="normal"/>
    </style:style>
    <style:style style:name="P170" style:family="paragraph" style:parent-style-name="Text_20_body" style:list-style-name="L27">
      <style:text-properties fo:font-weight="normal" style:font-weight-asian="normal" style:font-weight-complex="normal"/>
    </style:style>
    <style:style style:name="P171" style:family="paragraph" style:parent-style-name="Text_20_body" style:list-style-name="L24">
      <style:text-properties fo:font-weight="normal" style:font-weight-asian="normal" style:font-weight-complex="normal"/>
    </style:style>
    <style:style style:name="P172" style:family="paragraph" style:parent-style-name="Text_20_body" style:list-style-name="L28"/>
    <style:style style:name="P173" style:family="paragraph" style:parent-style-name="Text_20_body" style:list-style-name="L29"/>
    <style:style style:name="P174" style:family="paragraph" style:parent-style-name="Text_20_body" style:list-style-name="L30">
      <style:text-properties officeooo:rsid="03008f99" officeooo:paragraph-rsid="03008f99"/>
    </style:style>
    <style:style style:name="P175" style:family="paragraph" style:parent-style-name="Text_20_body" style:list-style-name="L31"/>
    <style:style style:name="P176" style:family="paragraph" style:parent-style-name="Text_20_body" style:list-style-name="L32">
      <style:text-properties fo:font-style="italic" style:font-style-asian="italic" style:font-style-complex="italic"/>
    </style:style>
    <style:style style:name="P177" style:family="paragraph" style:parent-style-name="Text_20_body" style:list-style-name="L32">
      <style:text-properties fo:font-style="italic" officeooo:paragraph-rsid="02e4304e" style:font-style-asian="italic" style:font-style-complex="italic"/>
    </style:style>
    <style:style style:name="P178" style:family="paragraph" style:parent-style-name="Text_20_body" style:list-style-name="L33"/>
    <style:style style:name="P179" style:family="paragraph" style:parent-style-name="Text_20_body" style:list-style-name="L34"/>
    <style:style style:name="P180" style:family="paragraph" style:parent-style-name="Text_20_body" style:list-style-name="L34">
      <style:text-properties officeooo:paragraph-rsid="030662a8"/>
    </style:style>
    <style:style style:name="P181" style:family="paragraph" style:parent-style-name="Text_20_body" style:list-style-name="L34">
      <style:text-properties officeooo:rsid="03047606"/>
    </style:style>
    <style:style style:name="P182" style:family="paragraph" style:parent-style-name="Text_20_body" style:list-style-name="L35"/>
    <style:style style:name="P183" style:family="paragraph" style:parent-style-name="Text_20_body" style:list-style-name="L36"/>
    <style:style style:name="P184" style:family="paragraph" style:parent-style-name="Text_20_body" style:list-style-name="L36">
      <style:text-properties officeooo:paragraph-rsid="03070a25"/>
    </style:style>
    <style:style style:name="P185" style:family="paragraph" style:parent-style-name="Text_20_body" style:list-style-name="L36">
      <style:text-properties officeooo:paragraph-rsid="030417b2"/>
    </style:style>
    <style:style style:name="P186" style:family="paragraph" style:parent-style-name="Text_20_body" style:list-style-name="L37"/>
    <style:style style:name="P187" style:family="paragraph" style:parent-style-name="Text_20_body" style:list-style-name="L38">
      <style:text-properties officeooo:rsid="03091bef" officeooo:paragraph-rsid="03091bef"/>
    </style:style>
    <style:style style:name="P188" style:family="paragraph" style:parent-style-name="Text_20_body" style:list-style-name="L38">
      <style:text-properties officeooo:rsid="03091bef" officeooo:paragraph-rsid="0309efba"/>
    </style:style>
    <style:style style:name="P189" style:family="paragraph" style:parent-style-name="Text_20_body" style:list-style-name="L39"/>
    <style:style style:name="P190" style:family="paragraph" style:parent-style-name="Text_20_body" style:list-style-name="L39">
      <style:text-properties officeooo:rsid="0309efba" officeooo:paragraph-rsid="0309efba"/>
    </style:style>
    <style:style style:name="P191" style:family="paragraph" style:parent-style-name="Text_20_body" style:list-style-name="L39">
      <style:text-properties officeooo:rsid="030bc947" officeooo:paragraph-rsid="030bc947"/>
    </style:style>
    <style:style style:name="P192" style:family="paragraph" style:parent-style-name="Text_20_body" style:list-style-name="L40"/>
    <style:style style:name="P193" style:family="paragraph" style:parent-style-name="Text_20_body" style:list-style-name="L41"/>
    <style:style style:name="P194" style:family="paragraph" style:parent-style-name="Text_20_body" style:list-style-name="L41">
      <style:text-properties officeooo:rsid="031260fb" officeooo:paragraph-rsid="031260fb"/>
    </style:style>
    <style:style style:name="P195" style:family="paragraph" style:parent-style-name="Text_20_body" style:list-style-name="L42"/>
    <style:style style:name="P196" style:family="paragraph" style:parent-style-name="Text_20_body" style:list-style-name="L42">
      <style:text-properties officeooo:paragraph-rsid="0313430e"/>
    </style:style>
    <style:style style:name="P197" style:family="paragraph" style:parent-style-name="Text_20_body" style:list-style-name="L43">
      <style:text-properties officeooo:paragraph-rsid="0314a8b6"/>
    </style:style>
    <style:style style:name="P198" style:family="paragraph" style:parent-style-name="Text_20_body" style:list-style-name="L44"/>
    <style:style style:name="P199" style:family="paragraph" style:parent-style-name="Text_20_body" style:list-style-name="L45"/>
    <style:style style:name="P200" style:family="paragraph" style:parent-style-name="Text_20_body" style:list-style-name="L46"/>
    <style:style style:name="P201" style:family="paragraph" style:parent-style-name="Text_20_body" style:list-style-name="L47"/>
    <style:style style:name="P202" style:family="paragraph" style:parent-style-name="Text_20_body" style:list-style-name="L48"/>
    <style:style style:name="P203" style:family="paragraph" style:parent-style-name="Text_20_body" style:list-style-name="L49"/>
    <style:style style:name="P204" style:family="paragraph" style:parent-style-name="Text_20_body" style:list-style-name="L50"/>
    <style:style style:name="P205" style:family="paragraph" style:parent-style-name="Text_20_body" style:list-style-name="L51"/>
    <style:style style:name="P206" style:family="paragraph" style:parent-style-name="Text_20_body" style:list-style-name="">
      <style:text-properties officeooo:paragraph-rsid="032a62ae"/>
    </style:style>
    <style:style style:name="P207" style:family="paragraph" style:parent-style-name="Text_20_body" style:list-style-name="">
      <style:text-properties officeooo:paragraph-rsid="03876283"/>
    </style:style>
    <style:style style:name="P208" style:family="paragraph" style:parent-style-name="Text_20_body" style:list-style-name="L52"/>
    <style:style style:name="P209" style:family="paragraph" style:parent-style-name="Text_20_body" style:list-style-name="L53"/>
    <style:style style:name="P210" style:family="paragraph" style:parent-style-name="Text_20_body" style:list-style-name="L54">
      <style:text-properties officeooo:paragraph-rsid="0321c64f"/>
    </style:style>
    <style:style style:name="P211" style:family="paragraph" style:parent-style-name="Text_20_body" style:list-style-name="L54">
      <style:text-properties officeooo:rsid="0321c64f" officeooo:paragraph-rsid="0321c64f"/>
    </style:style>
    <style:style style:name="P212" style:family="paragraph" style:parent-style-name="Text_20_body" style:list-style-name="L55"/>
    <style:style style:name="P213" style:family="paragraph" style:parent-style-name="Text_20_body" style:list-style-name="L56"/>
    <style:style style:name="P214" style:family="paragraph" style:parent-style-name="Text_20_body" style:list-style-name="L57">
      <style:text-properties officeooo:paragraph-rsid="033b6e5a"/>
    </style:style>
    <style:style style:name="P215" style:family="paragraph" style:parent-style-name="Text_20_body" style:list-style-name="L58">
      <style:text-properties officeooo:paragraph-rsid="033cbc15"/>
    </style:style>
    <style:style style:name="P216" style:family="paragraph" style:parent-style-name="Text_20_body" style:list-style-name="L59">
      <style:text-properties officeooo:paragraph-rsid="033d5081"/>
    </style:style>
    <style:style style:name="P217" style:family="paragraph" style:parent-style-name="Text_20_body" style:list-style-name="L61">
      <style:text-properties officeooo:paragraph-rsid="033ff754"/>
    </style:style>
    <style:style style:name="P218" style:family="paragraph" style:parent-style-name="Text_20_body" style:list-style-name="L62">
      <style:text-properties officeooo:paragraph-rsid="03412e33"/>
    </style:style>
    <style:style style:name="P219" style:family="paragraph" style:parent-style-name="Text_20_body" style:list-style-name="L63">
      <style:text-properties officeooo:paragraph-rsid="03412e33"/>
    </style:style>
    <style:style style:name="P220" style:family="paragraph" style:parent-style-name="Text_20_body" style:list-style-name="L64">
      <style:text-properties officeooo:paragraph-rsid="03412e33"/>
    </style:style>
    <style:style style:name="P221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22" style:family="paragraph" style:parent-style-name="Text_20_body" style:list-style-name="L66">
      <style:text-properties officeooo:rsid="03688a6f" officeooo:paragraph-rsid="03688a6f"/>
    </style:style>
    <style:style style:name="P223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24" style:family="paragraph" style:parent-style-name="Text_20_body" style:list-style-name="L68">
      <style:text-properties officeooo:rsid="036a35de" officeooo:paragraph-rsid="036a35de"/>
    </style:style>
    <style:style style:name="P225" style:family="paragraph" style:parent-style-name="Text_20_body" style:list-style-name="L69">
      <style:text-properties officeooo:rsid="02dc39b4" officeooo:paragraph-rsid="0345368f"/>
    </style:style>
    <style:style style:name="P226" style:family="paragraph" style:parent-style-name="Text_20_body" style:list-style-name="L70">
      <style:text-properties officeooo:paragraph-rsid="0345368f"/>
    </style:style>
    <style:style style:name="P227" style:family="paragraph" style:parent-style-name="Text_20_body" style:list-style-name="L71">
      <style:text-properties officeooo:paragraph-rsid="0345368f"/>
    </style:style>
    <style:style style:name="P228" style:family="paragraph" style:parent-style-name="Text_20_body" style:list-style-name="L72">
      <style:text-properties officeooo:paragraph-rsid="0345368f"/>
    </style:style>
    <style:style style:name="P229" style:family="paragraph" style:parent-style-name="Text_20_body" style:list-style-name="L73">
      <style:text-properties officeooo:paragraph-rsid="0345368f"/>
    </style:style>
    <style:style style:name="P230" style:family="paragraph" style:parent-style-name="Text_20_body" style:list-style-name="L74">
      <style:text-properties officeooo:paragraph-rsid="0345368f"/>
    </style:style>
    <style:style style:name="P231" style:family="paragraph" style:parent-style-name="Text_20_body" style:list-style-name="L75">
      <style:text-properties officeooo:paragraph-rsid="037d7547"/>
    </style:style>
    <style:style style:name="P232" style:family="paragraph" style:parent-style-name="Text_20_body" style:list-style-name="L76">
      <style:text-properties officeooo:paragraph-rsid="037d782c"/>
    </style:style>
    <style:style style:name="P233" style:family="paragraph" style:parent-style-name="Text_20_body" style:list-style-name="L77">
      <style:text-properties officeooo:paragraph-rsid="037d7547"/>
    </style:style>
    <style:style style:name="P234" style:family="paragraph" style:parent-style-name="Text_20_body" style:list-style-name="L77">
      <style:text-properties officeooo:paragraph-rsid="037d782c"/>
    </style:style>
    <style:style style:name="P235" style:family="paragraph" style:parent-style-name="Text_20_body" style:list-style-name="L78">
      <style:text-properties officeooo:paragraph-rsid="03905f33"/>
    </style:style>
    <style:style style:name="P236" style:family="paragraph" style:parent-style-name="Text_20_body" style:list-style-name="L79"/>
    <style:style style:name="P237" style:family="paragraph" style:parent-style-name="Text_20_body" style:list-style-name="L80"/>
    <style:style style:name="P238" style:family="paragraph" style:parent-style-name="Text_20_body" style:list-style-name="L82"/>
    <style:style style:name="P239" style:family="paragraph" style:parent-style-name="Text_20_body" style:list-style-name="L84"/>
    <style:style style:name="P240" style:family="paragraph" style:parent-style-name="Text_20_body" style:list-style-name="L85"/>
    <style:style style:name="P241" style:family="paragraph" style:parent-style-name="Text_20_body" style:list-style-name="L86"/>
    <style:style style:name="P242" style:family="paragraph" style:parent-style-name="Text_20_body" style:list-style-name="L87"/>
    <style:style style:name="P243" style:family="paragraph" style:parent-style-name="Text_20_body" style:list-style-name="L88"/>
    <style:style style:name="P244" style:family="paragraph" style:parent-style-name="Text_20_body" style:list-style-name="L89"/>
    <style:style style:name="P245" style:family="paragraph" style:parent-style-name="Text_20_body">
      <style:text-properties officeooo:rsid="038b3d67" officeooo:paragraph-rsid="038b3d67"/>
    </style:style>
    <style:style style:name="P246" style:family="paragraph" style:parent-style-name="Text_20_body">
      <style:text-properties officeooo:rsid="02dd7739"/>
    </style:style>
    <style:style style:name="P247" style:family="paragraph" style:parent-style-name="Text_20_body">
      <style:text-properties officeooo:paragraph-rsid="038e3a3f"/>
    </style:style>
    <style:style style:name="P248" style:family="paragraph" style:parent-style-name="Text_20_body">
      <style:text-properties officeooo:paragraph-rsid="03905f33"/>
    </style:style>
    <style:style style:name="P249" style:family="paragraph" style:parent-style-name="Text_20_body">
      <style:text-properties officeooo:paragraph-rsid="037e9f7c"/>
    </style:style>
    <style:style style:name="P250" style:family="paragraph" style:parent-style-name="Text_20_body">
      <style:text-properties officeooo:paragraph-rsid="037f2c0b"/>
    </style:style>
    <style:style style:name="P251" style:family="paragraph" style:parent-style-name="Text_20_body">
      <style:text-properties officeooo:rsid="03905f33" officeooo:paragraph-rsid="03905f33"/>
    </style:style>
    <style:style style:name="P252" style:family="paragraph" style:parent-style-name="Text_20_body">
      <style:text-properties officeooo:paragraph-rsid="03921f14"/>
    </style:style>
    <style:style style:name="P253" style:family="paragraph" style:parent-style-name="Text_20_body">
      <style:text-properties officeooo:rsid="0393349b" officeooo:paragraph-rsid="0393349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14a8b6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17" style:family="text">
      <style:text-properties style:font-name="Tahoma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officeooo:rsid="029ed41f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3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24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25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26" style:family="text">
      <style:text-properties fo:color="#c9211e" loext:opacity="100%" fo:font-style="italic" style:font-style-asian="italic" style:font-style-complex="italic"/>
    </style:style>
    <style:style style:name="T27" style:family="text">
      <style:text-properties fo:color="#c9211e" loext:opacity="100%" fo:font-style="italic" officeooo:rsid="03070a25" style:font-style-asian="italic" style:font-style-complex="italic"/>
    </style:style>
    <style:style style:name="T28" style:family="text">
      <style:text-properties fo:color="#c9211e" loext:opacity="100%" fo:font-style="italic" officeooo:rsid="0309efba" style:font-style-asian="italic" style:font-style-complex="italic"/>
    </style:style>
    <style:style style:name="T29" style:family="text">
      <style:text-properties fo:color="#c9211e" loext:opacity="100%" officeooo:rsid="03008f99"/>
    </style:style>
    <style:style style:name="T30" style:family="text">
      <style:text-properties fo:color="#c9211e" loext:opacity="100%" style:font-name="Times New Roman" fo:font-style="italic" style:font-style-asian="italic" style:font-style-complex="italic"/>
    </style:style>
    <style:style style:name="T31" style:family="text">
      <style:text-properties officeooo:rsid="02d61cf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normal" officeooo:rsid="0371e67b" style:font-weight-asian="normal" style:font-weight-complex="normal"/>
    </style:style>
    <style:style style:name="T35" style:family="text">
      <style:text-properties style:text-underline-style="none" fo:font-weight="normal" officeooo:rsid="03733ca2" style:font-weight-asian="normal" style:font-weight-complex="normal"/>
    </style:style>
    <style:style style:name="T36" style:family="text">
      <style:text-properties officeooo:rsid="02e1702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2e1702c" style:font-weight-asian="normal" style:font-weight-complex="normal"/>
    </style:style>
    <style:style style:name="T39" style:family="text">
      <style:text-properties fo:font-weight="normal" officeooo:rsid="02e6db42" style:font-weight-asian="normal" style:font-weight-complex="normal"/>
    </style:style>
    <style:style style:name="T40" style:family="text">
      <style:text-properties fo:font-weight="normal" officeooo:rsid="02f59f18" style:font-weight-asian="normal" style:font-weight-complex="normal"/>
    </style:style>
    <style:style style:name="T41" style:family="text">
      <style:text-properties fo:font-weight="normal" officeooo:rsid="02f7822b" style:font-weight-asian="normal" style:font-weight-complex="normal"/>
    </style:style>
    <style:style style:name="T42" style:family="text">
      <style:text-properties fo:font-weight="normal" officeooo:rsid="02f7ed2e" style:font-weight-asian="normal" style:font-weight-complex="normal"/>
    </style:style>
    <style:style style:name="T43" style:family="text">
      <style:text-properties fo:font-weight="normal" officeooo:rsid="02f9c7e7" style:font-weight-asian="normal" style:font-weight-complex="normal"/>
    </style:style>
    <style:style style:name="T44" style:family="text">
      <style:text-properties fo:font-weight="normal" officeooo:rsid="02fe3e96" style:font-weight-asian="normal" style:font-weight-complex="normal"/>
    </style:style>
    <style:style style:name="T45" style:family="text">
      <style:text-properties fo:font-weight="normal" officeooo:rsid="030662a8" style:font-weight-asian="normal" style:font-weight-complex="normal"/>
    </style:style>
    <style:style style:name="T46" style:family="text">
      <style:text-properties fo:font-weight="normal" officeooo:rsid="03154919" style:font-weight-asian="normal" style:font-weight-complex="normal"/>
    </style:style>
    <style:style style:name="T47" style:family="text">
      <style:text-properties fo:font-weight="normal" officeooo:rsid="031629ba" style:font-weight-asian="normal" style:font-weight-complex="normal"/>
    </style:style>
    <style:style style:name="T48" style:family="text">
      <style:text-properties fo:font-weight="normal" officeooo:rsid="031d68b4" style:font-weight-asian="normal" style:font-weight-complex="normal"/>
    </style:style>
    <style:style style:name="T49" style:family="text">
      <style:text-properties fo:font-weight="normal" officeooo:rsid="031c4a80" style:font-weight-asian="normal" style:font-weight-complex="normal"/>
    </style:style>
    <style:style style:name="T50" style:family="text">
      <style:text-properties fo:font-weight="normal" officeooo:rsid="031e7800" style:font-weight-asian="normal" style:font-weight-complex="normal"/>
    </style:style>
    <style:style style:name="T51" style:family="text">
      <style:text-properties fo:font-weight="normal" officeooo:rsid="0328ebdd" style:font-weight-asian="normal" style:font-weight-complex="normal"/>
    </style:style>
    <style:style style:name="T52" style:family="text">
      <style:text-properties fo:font-weight="normal" officeooo:rsid="0332f7aa" style:font-weight-asian="normal" style:font-weight-complex="normal"/>
    </style:style>
    <style:style style:name="T53" style:family="text">
      <style:text-properties fo:font-weight="normal" officeooo:rsid="03399c22" style:font-weight-asian="normal" style:font-weight-complex="normal"/>
    </style:style>
    <style:style style:name="T54" style:family="text">
      <style:text-properties fo:font-weight="normal" officeooo:rsid="033cbc15" style:font-weight-asian="normal" style:font-weight-complex="normal"/>
    </style:style>
    <style:style style:name="T55" style:family="text">
      <style:text-properties fo:font-weight="normal" officeooo:rsid="036be37c" style:font-weight-asian="normal" style:font-weight-complex="normal"/>
    </style:style>
    <style:style style:name="T56" style:family="text">
      <style:text-properties fo:font-weight="normal" officeooo:rsid="03602400" style:font-weight-asian="normal" style:font-weight-complex="normal"/>
    </style:style>
    <style:style style:name="T57" style:family="text">
      <style:text-properties fo:font-weight="normal" officeooo:rsid="037b617f" style:font-weight-asian="normal" style:font-weight-complex="normal"/>
    </style:style>
    <style:style style:name="T58" style:family="text">
      <style:text-properties fo:font-weight="normal" officeooo:rsid="037bb665" style:font-weight-asian="normal" style:font-weight-complex="normal"/>
    </style:style>
    <style:style style:name="T59" style:family="text">
      <style:text-properties fo:font-weight="normal" officeooo:rsid="037d7547" style:font-weight-asian="normal" style:font-weight-complex="normal"/>
    </style:style>
    <style:style style:name="T60" style:family="text">
      <style:text-properties fo:font-weight="normal" officeooo:rsid="037e9f7c" style:font-weight-asian="normal" style:font-weight-complex="normal"/>
    </style:style>
    <style:style style:name="T61" style:family="text">
      <style:text-properties fo:font-weight="normal" officeooo:rsid="03876283" style:font-weight-asian="normal" style:font-weight-complex="normal"/>
    </style:style>
    <style:style style:name="T62" style:family="text">
      <style:text-properties officeooo:rsid="02e303c4"/>
    </style:style>
    <style:style style:name="T63" style:family="text">
      <style:text-properties officeooo:rsid="02e3ecbb"/>
    </style:style>
    <style:style style:name="T64" style:family="text">
      <style:text-properties officeooo:rsid="02e42304"/>
    </style:style>
    <style:style style:name="T65" style:family="text">
      <style:text-properties officeooo:rsid="02e4304e"/>
    </style:style>
    <style:style style:name="T66" style:family="text">
      <style:text-properties officeooo:rsid="02e66726"/>
    </style:style>
    <style:style style:name="T67" style:family="text">
      <style:text-properties officeooo:rsid="02e6db42"/>
    </style:style>
    <style:style style:name="T68" style:family="text">
      <style:text-properties officeooo:rsid="02e8ac47"/>
    </style:style>
    <style:style style:name="T69" style:family="text">
      <style:text-properties fo:font-weight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2f9c7e7" style:font-weight-asian="bold" style:font-weight-complex="bold"/>
    </style:style>
    <style:style style:name="T72" style:family="text">
      <style:text-properties fo:font-weight="bold" officeooo:rsid="03921f14"/>
    </style:style>
    <style:style style:name="T73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style:font-style-asian="normal" style:font-style-complex="normal"/>
    </style:style>
    <style:style style:name="T76" style:family="text">
      <style:text-properties fo:font-style="normal" style:text-underline-style="none" officeooo:rsid="032b51bf" style:font-style-asian="normal" style:font-style-complex="normal"/>
    </style:style>
    <style:style style:name="T77" style:family="text">
      <style:text-properties officeooo:rsid="02ecdabe"/>
    </style:style>
    <style:style style:name="T78" style:family="text">
      <style:text-properties officeooo:rsid="02f463f1"/>
    </style:style>
    <style:style style:name="T79" style:family="text">
      <style:text-properties officeooo:rsid="02f59f18"/>
    </style:style>
    <style:style style:name="T80" style:family="text">
      <style:text-properties officeooo:rsid="02f7ed2e"/>
    </style:style>
    <style:style style:name="T81" style:family="text">
      <style:text-properties style:font-name="Arial1" style:font-name-asian="WenQuanYi Micro Hei" style:font-name-complex="Lohit Hindi2"/>
    </style:style>
    <style:style style:name="T82" style:family="text">
      <style:text-properties officeooo:rsid="02fc998e"/>
    </style:style>
    <style:style style:name="T83" style:family="text">
      <style:text-properties officeooo:rsid="02ffd5b8"/>
    </style:style>
    <style:style style:name="T84" style:family="text">
      <style:text-properties officeooo:rsid="03008f99"/>
    </style:style>
    <style:style style:name="T85" style:family="text">
      <style:text-properties officeooo:rsid="030417b2"/>
    </style:style>
    <style:style style:name="T86" style:family="text">
      <style:text-properties officeooo:rsid="03047606"/>
    </style:style>
    <style:style style:name="T87" style:family="text">
      <style:text-properties officeooo:rsid="030662a8"/>
    </style:style>
    <style:style style:name="T88" style:family="text">
      <style:text-properties officeooo:rsid="03070a25"/>
    </style:style>
    <style:style style:name="T89" style:family="text">
      <style:text-properties officeooo:rsid="0308e74a"/>
    </style:style>
    <style:style style:name="T90" style:family="text">
      <style:text-properties officeooo:rsid="0309efba"/>
    </style:style>
    <style:style style:name="T91" style:family="text">
      <style:text-properties officeooo:rsid="030bc947"/>
    </style:style>
    <style:style style:name="T92" style:family="text">
      <style:text-properties officeooo:rsid="030db270"/>
    </style:style>
    <style:style style:name="T93" style:family="text">
      <style:text-properties officeooo:rsid="030e2182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38b3d67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38e3a3f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officeooo:rsid="02f9c7e7"/>
    </style:style>
    <style:style style:name="T112" style:family="text">
      <style:text-properties style:text-underline-style="solid" style:text-underline-width="auto" style:text-underline-color="font-color" officeooo:rsid="03522207"/>
    </style:style>
    <style:style style:name="T113" style:family="text">
      <style:text-properties style:text-underline-style="solid" style:text-underline-width="auto" style:text-underline-color="font-color" officeooo:rsid="037f2c0b"/>
    </style:style>
    <style:style style:name="T114" style:family="text">
      <style:text-properties officeooo:rsid="0310c63d"/>
    </style:style>
    <style:style style:name="T115" style:family="text">
      <style:text-properties officeooo:rsid="031260fb"/>
    </style:style>
    <style:style style:name="T116" style:family="text">
      <style:text-properties style:font-name="Times New Roman"/>
    </style:style>
    <style:style style:name="T117" style:family="text">
      <style:text-properties style:font-name="Times New Roman" style:text-underline-style="solid" style:text-underline-width="auto" style:text-underline-color="font-color"/>
    </style:style>
    <style:style style:name="T118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style:font-name="Times New Roman" officeooo:rsid="033fd2e6"/>
    </style:style>
    <style:style style:name="T120" style:family="text">
      <style:text-properties style:font-name="Arial"/>
    </style:style>
    <style:style style:name="T121" style:family="text">
      <style:text-properties officeooo:rsid="0313430e"/>
    </style:style>
    <style:style style:name="T122" style:family="text">
      <style:text-properties officeooo:rsid="0314a8b6"/>
    </style:style>
    <style:style style:name="T123" style:family="text">
      <style:text-properties officeooo:rsid="0315d04e"/>
    </style:style>
    <style:style style:name="T124" style:family="text">
      <style:text-properties officeooo:rsid="031d68b4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font-size="10pt" officeooo:rsid="0341d46a" style:font-size-asian="10pt" style:font-size-complex="10pt"/>
    </style:style>
    <style:style style:name="T127" style:family="text">
      <style:text-properties fo:font-size="10pt" style:text-underline-style="none" fo:font-weight="bold" officeooo:rsid="037f2c0b" style:font-size-asian="10pt" style:font-weight-asian="bold" style:font-size-complex="10pt" style:font-weight-complex="bold"/>
    </style:style>
    <style:style style:name="T128" style:family="text">
      <style:text-properties fo:font-size="10pt" fo:font-weight="bold" style:font-size-asian="10pt" style:font-weight-asian="bold" style:font-size-complex="10pt" style:font-weight-complex="bold"/>
    </style:style>
    <style:style style:name="T129" style:family="text">
      <style:text-properties officeooo:rsid="03210682"/>
    </style:style>
    <style:style style:name="T130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31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32" style:family="text">
      <style:text-properties officeooo:rsid="0321c64f"/>
    </style:style>
    <style:style style:name="T133" style:family="text">
      <style:text-properties officeooo:rsid="0326fd64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3285057"/>
    </style:style>
    <style:style style:name="T136" style:family="text">
      <style:text-properties officeooo:rsid="0328ebdd"/>
    </style:style>
    <style:style style:name="T137" style:family="text">
      <style:text-properties style:font-name="arial"/>
    </style:style>
    <style:style style:name="T138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39" style:family="text">
      <style:text-properties officeooo:rsid="032a62ae"/>
    </style:style>
    <style:style style:name="T140" style:family="text">
      <style:text-properties officeooo:rsid="032d5c60"/>
    </style:style>
    <style:style style:name="T141" style:family="text">
      <style:text-properties officeooo:rsid="0332f7aa"/>
    </style:style>
    <style:style style:name="T142" style:family="text">
      <style:text-properties officeooo:rsid="03376a6f"/>
    </style:style>
    <style:style style:name="T143" style:family="text">
      <style:text-properties officeooo:rsid="03399c22"/>
    </style:style>
    <style:style style:name="T144" style:family="text">
      <style:text-properties officeooo:rsid="033b6e5a"/>
    </style:style>
    <style:style style:name="T145" style:family="text">
      <style:text-properties officeooo:rsid="033cbc15"/>
    </style:style>
    <style:style style:name="T146" style:family="text">
      <style:text-properties officeooo:rsid="033d5081"/>
    </style:style>
    <style:style style:name="T147" style:family="text">
      <style:text-properties officeooo:rsid="033d682e"/>
    </style:style>
    <style:style style:name="T148" style:family="text">
      <style:text-properties officeooo:rsid="033f1bd8"/>
    </style:style>
    <style:style style:name="T149" style:family="text">
      <style:text-properties officeooo:rsid="033fd2e6"/>
    </style:style>
    <style:style style:name="T150" style:family="text">
      <style:text-properties officeooo:rsid="033ff754"/>
    </style:style>
    <style:style style:name="T151" style:family="text">
      <style:text-properties officeooo:rsid="03412e33"/>
    </style:style>
    <style:style style:name="T152" style:family="text">
      <style:text-properties officeooo:rsid="0341d46a"/>
    </style:style>
    <style:style style:name="T153" style:family="text">
      <style:text-properties officeooo:rsid="0344121f"/>
    </style:style>
    <style:style style:name="T154" style:family="text">
      <style:text-properties officeooo:rsid="0345368f"/>
    </style:style>
    <style:style style:name="T155" style:family="text">
      <style:text-properties officeooo:rsid="0347c4e8"/>
    </style:style>
    <style:style style:name="T156" style:family="text">
      <style:text-properties officeooo:rsid="03491c8e"/>
    </style:style>
    <style:style style:name="T157" style:family="text">
      <style:text-properties officeooo:rsid="02dd7739"/>
    </style:style>
    <style:style style:name="T158" style:family="text">
      <style:text-properties officeooo:rsid="034a432c"/>
    </style:style>
    <style:style style:name="T159" style:family="text">
      <style:text-properties officeooo:rsid="034b5cca"/>
    </style:style>
    <style:style style:name="T160" style:family="text">
      <style:text-properties officeooo:rsid="034be136"/>
    </style:style>
    <style:style style:name="T161" style:family="text">
      <style:text-properties officeooo:rsid="034da416"/>
    </style:style>
    <style:style style:name="T162" style:family="text">
      <style:text-properties fo:color="#a9b7c6" loext:opacity="100%" style:font-name="JetBrains Mono2" fo:font-size="15pt" fo:font-style="normal" fo:font-weight="normal" style:font-size-asian="15pt" style:font-style-asian="normal" style:font-weight-asian="normal"/>
    </style:style>
    <style:style style:name="T163" style:family="text">
      <style:text-properties fo:color="#a9b7c6" loext:opacity="100%" style:font-name="JetBrains Mono2" fo:font-size="15pt" fo:font-style="normal" fo:font-weight="normal" style:font-size-asian="15pt" style:font-style-asian="normal" style:font-weight-asian="normal"/>
    </style:style>
    <style:style style:name="T164" style:family="text">
      <style:text-properties fo:color="#a9b7c6" loext:opacity="100%" style:font-name="JetBrains Mono2" fo:font-size="15pt" fo:font-style="normal" fo:font-weight="normal" fo:background-color="#232525" loext:char-shading-value="0" style:font-size-asian="15pt" style:font-style-asian="normal" style:font-weight-asian="normal"/>
    </style:style>
    <style:style style:name="T165" style:family="text">
      <style:text-properties fo:color="#a9b7c6" loext:opacity="100%" style:font-name="JetBrains Mono2" fo:font-size="15pt" fo:font-style="italic" fo:font-weight="normal" style:font-size-asian="15pt" style:font-style-asian="italic" style:font-weight-asian="normal"/>
    </style:style>
    <style:style style:name="T166" style:family="text">
      <style:text-properties fo:color="#a9b7c6" loext:opacity="100%" style:font-name="JetBrains Mono" fo:font-size="15pt" fo:font-style="normal" fo:font-weight="normal" style:font-size-asian="15pt" style:font-style-asian="normal" style:font-weight-asian="normal"/>
    </style:style>
    <style:style style:name="T167" style:family="text">
      <style:text-properties fo:color="#a9b7c6" loext:opacity="100%" style:font-name="0" fo:font-size="15pt" style:font-size-asian="15pt"/>
    </style:style>
    <style:style style:name="T168" style:family="text">
      <style:text-properties officeooo:rsid="03522207"/>
    </style:style>
    <style:style style:name="T169" style:family="text">
      <style:text-properties officeooo:rsid="035553e3"/>
    </style:style>
    <style:style style:name="T170" style:family="text">
      <style:text-properties officeooo:rsid="035c0774"/>
    </style:style>
    <style:style style:name="T171" style:family="text">
      <style:text-properties officeooo:rsid="035c5fe1"/>
    </style:style>
    <style:style style:name="T172" style:family="text">
      <style:text-properties fo:color="#e8bf6a" loext:opacity="100%" style:font-name="JetBrains Mono2" fo:font-size="15pt" fo:font-style="normal" fo:font-weight="normal" style:font-size-asian="15pt" style:font-style-asian="normal" style:font-weight-asian="normal"/>
    </style:style>
    <style:style style:name="T173" style:family="text">
      <style:text-properties fo:color="#e8bf6a" loext:opacity="100%" style:font-name="JetBrains Mono2" fo:font-size="15pt" fo:font-style="normal" fo:font-weight="normal" style:font-size-asian="15pt" style:font-style-asian="normal" style:font-weight-asian="normal"/>
    </style:style>
    <style:style style:name="T174" style:family="text">
      <style:text-properties officeooo:rsid="03602400"/>
    </style:style>
    <style:style style:name="T175" style:family="text">
      <style:text-properties officeooo:rsid="0360d4e9"/>
    </style:style>
    <style:style style:name="T176" style:family="text">
      <style:text-properties officeooo:rsid="03621de2"/>
    </style:style>
    <style:style style:name="T177" style:family="text">
      <style:text-properties officeooo:rsid="03688a6f"/>
    </style:style>
    <style:style style:name="T178" style:family="text">
      <style:text-properties officeooo:rsid="036a35de"/>
    </style:style>
    <style:style style:name="T179" style:family="text">
      <style:text-properties officeooo:rsid="036be37c"/>
    </style:style>
    <style:style style:name="T180" style:family="text">
      <style:text-properties officeooo:rsid="036e5c7a"/>
    </style:style>
    <style:style style:name="T181" style:family="text">
      <style:text-properties officeooo:rsid="0371e67b"/>
    </style:style>
    <style:style style:name="T182" style:family="text">
      <style:text-properties officeooo:rsid="03733ca2"/>
    </style:style>
    <style:style style:name="T183" style:family="text">
      <style:text-properties officeooo:rsid="03752e55"/>
    </style:style>
    <style:style style:name="T184" style:family="text">
      <style:text-properties officeooo:rsid="03753543"/>
    </style:style>
    <style:style style:name="T185" style:family="text">
      <style:text-properties officeooo:rsid="03756e18"/>
    </style:style>
    <style:style style:name="T186" style:family="text">
      <style:text-properties officeooo:rsid="037b617f"/>
    </style:style>
    <style:style style:name="T187" style:family="text">
      <style:text-properties officeooo:rsid="037d7547"/>
    </style:style>
    <style:style style:name="T188" style:family="text">
      <style:text-properties officeooo:rsid="037d782c"/>
    </style:style>
    <style:style style:name="T189" style:family="text">
      <style:text-properties officeooo:rsid="037f2c0b"/>
    </style:style>
    <style:style style:name="T190" style:family="text">
      <style:text-properties officeooo:rsid="038251e3"/>
    </style:style>
    <style:style style:name="T191" style:family="text">
      <style:text-properties officeooo:rsid="03876283"/>
    </style:style>
    <style:style style:name="T192" style:family="text">
      <style:text-properties fo:color="#9876aa" loext:opacity="100%" style:font-name="JetBrains Mono2" fo:font-size="15pt" fo:font-style="normal" fo:font-weight="normal" style:font-size-asian="15pt" style:font-style-asian="normal" style:font-weight-asian="normal"/>
    </style:style>
    <style:style style:name="T193" style:family="text">
      <style:text-properties fo:color="#9876aa" loext:opacity="100%" style:font-name="JetBrains Mono2" fo:font-size="15pt" fo:font-style="italic" fo:font-weight="normal" style:font-size-asian="15pt" style:font-style-asian="italic" style:font-weight-asian="normal"/>
    </style:style>
    <style:style style:name="T194" style:family="text">
      <style:text-properties fo:color="#cc7832" loext:opacity="100%" style:font-name="JetBrains Mono2" fo:font-size="15pt" fo:font-style="normal" fo:font-weight="bold" style:font-size-asian="15pt" style:font-style-asian="normal" style:font-weight-asian="bold"/>
    </style:style>
    <style:style style:name="T195" style:family="text">
      <style:text-properties fo:color="#cc7832" loext:opacity="100%" style:font-name="JetBrains Mono2" fo:font-size="15pt" fo:font-style="normal" fo:font-weight="normal" style:font-size-asian="15pt" style:font-style-asian="normal" style:font-weight-asian="normal"/>
    </style:style>
    <style:style style:name="T196" style:family="text">
      <style:text-properties fo:color="#cc7832" loext:opacity="100%" style:font-name="JetBrains Mono1" fo:font-size="15pt" fo:font-style="normal" style:text-underline-style="none" fo:font-weight="normal" officeooo:rsid="03905f33" style:font-size-asian="15pt" style:font-style-asian="normal" style:font-weight-asian="normal"/>
    </style:style>
    <style:style style:name="T197" style:family="text">
      <style:text-properties fo:color="#6a8759" loext:opacity="100%" style:font-name="JetBrains Mono2" fo:font-size="15pt" fo:font-style="normal" fo:font-weight="normal" style:font-size-asian="15pt" style:font-style-asian="normal" style:font-weight-asian="normal"/>
    </style:style>
    <style:style style:name="T198" style:family="text">
      <style:text-properties fo:color="#6897bb" loext:opacity="100%" style:font-name="JetBrains Mono2" fo:font-size="15pt" fo:font-style="normal" fo:font-weight="normal" style:font-size-asian="15pt" style:font-style-asian="normal" style:font-weight-asian="normal"/>
    </style:style>
    <style:style style:name="T199" style:family="text">
      <style:text-properties officeooo:rsid="038a25d1"/>
    </style:style>
    <style:style style:name="T200" style:family="text">
      <style:text-properties fo:color="#808080" loext:opacity="100%" style:font-name="JetBrains Mono2" fo:font-size="15pt" fo:font-style="normal" fo:font-weight="normal" style:font-size-asian="15pt" style:font-style-asian="normal" style:font-weight-asian="normal"/>
    </style:style>
    <style:style style:name="T201" style:family="text">
      <style:text-properties officeooo:rsid="038d332d"/>
    </style:style>
    <style:style style:name="T202" style:family="text">
      <style:text-properties officeooo:rsid="038e3a3f"/>
    </style:style>
    <style:style style:name="T203" style:family="text">
      <style:text-properties officeooo:rsid="038f5f22"/>
    </style:style>
    <style:style style:name="T204" style:family="text">
      <style:text-properties officeooo:rsid="03905f33"/>
    </style:style>
    <style:style style:name="T205" style:family="text">
      <style:text-properties style:font-name="Times New Roman" officeooo:rsid="03905f33"/>
    </style:style>
    <style:style style:name="T206" style:family="text">
      <style:text-properties style:font-name="Times New Roman" fo:font-weight="normal" officeooo:rsid="03905f33" style:font-weight-asian="normal" style:font-weight-complex="normal"/>
    </style:style>
    <style:style style:name="T207" style:family="text">
      <style:text-properties style:font-name="Times New Roman" style:text-underline-style="none"/>
    </style:style>
    <style:style style:name="T208" style:family="text">
      <style:text-properties style:font-name="Times New Roman" style:text-underline-style="none" officeooo:rsid="038251e3"/>
    </style:style>
    <style:style style:name="T209" style:family="text">
      <style:text-properties style:font-name="Times New Roman" style:text-underline-style="none" officeooo:rsid="03905f33"/>
    </style:style>
    <style:style style:name="T210" style:family="text">
      <style:text-properties style:font-name="Times New Roman" officeooo:rsid="03921f14"/>
    </style:style>
    <style:style style:name="T211" style:family="text">
      <style:text-properties fo:color="#bbb529" loext:opacity="100%" style:font-name="JetBrains Mono" fo:font-size="15pt" fo:font-style="normal" fo:font-weight="normal" officeooo:rsid="03921f14" style:font-size-asian="15pt" style:font-style-asian="normal" style:font-weight-asian="normal"/>
    </style:style>
    <style:style style:name="T212" style:family="text">
      <style:text-properties fo:color="#ffc66d" loext:opacity="100%" style:font-name="JetBrains Mono2" fo:font-size="15pt" fo:font-style="normal" fo:font-weight="normal" style:font-size-asian="15pt" style:font-style-asian="normal" style:font-weight-asian="normal"/>
    </style:style>
    <style:style style:name="T213" style:family="text">
      <style:text-properties officeooo:rsid="03921f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8">Cahier de TP <text:line-break/>« </text:span><text:span text:style-name="T17">Liferay 7.x - Développer un portail d'entreprise</text:span><text:span text:style-name="T18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34">Git</text:p>
        </text:list-item>
        <text:list-item>
          <text:p text:style-name="P134">JDK<text:span text:style-name="T31">1</text:span><text:span text:style-name="T19">1</text:span><text:span text:style-name="T160">+</text:span></text:p>
        </text:list-item>
        <text:list-item>
          <text:p text:style-name="P135"><text:span text:style-name="T169">npx, </text:span>npm</text:p>
        </text:list-item>
        <text:list-item>
          <text:p text:style-name="P136">IDEs : IntelliJ</text:p>
        </text:list-item>
      </text:list>
      <text:p text:style-name="P3"/>
      <text:p text:style-name="P3"/>
      <text:p text:style-name="P3"/>
      <text:p text:style-name="P2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9"><text:a xlink:type="simple" xlink:href="#__RefHeading___Toc2459_2030798262" text:style-name="Index_20_Link" text:visited-style-name="Index_20_Link">Présentation projet fil rouge :<text:tab/>3</text:a></text:p>
          <text:p text:style-name="P69"><text:a xlink:type="simple" xlink:href="#__RefHeading___Toc5145_1082733874" text:style-name="Index_20_Link" text:visited-style-name="Index_20_Link">Atelier 1: Installation Liferay 7.4 + Base de données<text:tab/>4</text:a></text:p>
          <text:p text:style-name="P70"><text:a xlink:type="simple" xlink:href="#__RefHeading___Toc2461_2030798262" text:style-name="Index_20_Link" text:visited-style-name="Index_20_Link">1.1 Installation d’une base Postgres<text:tab/>4</text:a></text:p>
          <text:p text:style-name="P70"><text:a xlink:type="simple" xlink:href="#__RefHeading___Toc2463_2030798262" text:style-name="Index_20_Link" text:visited-style-name="Index_20_Link">1.2 Démarrage Bundle Tomcat<text:tab/>4</text:a></text:p>
          <text:p text:style-name="P70"><text:a xlink:type="simple" xlink:href="#__RefHeading___Toc2311_2030798262" text:style-name="Index_20_Link" text:visited-style-name="Index_20_Link">1.2 Assistant de configuration initiale<text:tab/>5</text:a></text:p>
          <text:p text:style-name="P69"><text:a xlink:type="simple" xlink:href="#__RefHeading___Toc2465_2030798262" text:style-name="Index_20_Link" text:visited-style-name="Index_20_Link">Atelier 2 : Sites, Pages et Navigation<text:tab/>6</text:a></text:p>
          <text:p text:style-name="P70"><text:a xlink:type="simple" xlink:href="#__RefHeading___Toc2467_2030798262" text:style-name="Index_20_Link" text:visited-style-name="Index_20_Link">2.1 Lister les sites<text:tab/>6</text:a></text:p>
          <text:p text:style-name="P70"><text:a xlink:type="simple" xlink:href="#__RefHeading___Toc5458_263690486" text:style-name="Index_20_Link" text:visited-style-name="Index_20_Link">2.2 Création de pages<text:tab/>6</text:a></text:p>
          <text:p text:style-name="P70"><text:a xlink:type="simple" xlink:href="#__RefHeading___Toc5460_263690486" text:style-name="Index_20_Link" text:visited-style-name="Index_20_Link">2.3 Organiser la navigation<text:tab/>7</text:a></text:p>
          <text:p text:style-name="P69"><text:a xlink:type="simple" xlink:href="#__RefHeading___Toc2477_2030798262" text:style-name="Index_20_Link" text:visited-style-name="Index_20_Link">Atelier 3 : Fonctions CMS : contenus, structures &amp; templates<text:tab/>9</text:a></text:p>
          <text:p text:style-name="P70"><text:a xlink:type="simple" xlink:href="#__RefHeading___Toc5481_263690486" text:style-name="Index_20_Link" text:visited-style-name="Index_20_Link">3.1 Mise à jour d’un contenu statique<text:tab/>9</text:a></text:p>
          <text:p text:style-name="P70"><text:a xlink:type="simple" xlink:href="#__RefHeading___Toc2479_2030798262" text:style-name="Index_20_Link" text:visited-style-name="Index_20_Link">3.2. Créer une structure nommé Actualité<text:tab/>9</text:a></text:p>
          <text:p text:style-name="P70"><text:a xlink:type="simple" xlink:href="#__RefHeading___Toc2481_2030798262" text:style-name="Index_20_Link" text:visited-style-name="Index_20_Link">3.2 Créer un gabarit Freemarker<text:tab/>9</text:a></text:p>
          <text:p text:style-name="P70"><text:a xlink:type="simple" xlink:href="#__RefHeading___Toc2483_2030798262" text:style-name="Index_20_Link" text:visited-style-name="Index_20_Link">3.3 Créer un Web Content utilisant la structure<text:tab/>10</text:a></text:p>
          <text:p text:style-name="P70"><text:a xlink:type="simple" xlink:href="#__RefHeading___Toc2485_2030798262" text:style-name="Index_20_Link" text:visited-style-name="Index_20_Link">3.4. Afficher l’article dans une page<text:tab/>10</text:a></text:p>
          <text:p text:style-name="P69"><text:a xlink:type="simple" xlink:href="#__RefHeading___Toc5520_263690486" text:style-name="Index_20_Link" text:visited-style-name="Index_20_Link">Atelier 4 : Tables fondamentales de Liferay<text:tab/>12</text:a></text:p>
          <text:p text:style-name="P70"><text:a xlink:type="simple" xlink:href="#__RefHeading___Toc5522_263690486" text:style-name="Index_20_Link" text:visited-style-name="Index_20_Link">4.1. Les sites<text:tab/>12</text:a></text:p>
          <text:p text:style-name="P70"><text:a xlink:type="simple" xlink:href="#__RefHeading___Toc5524_263690486" text:style-name="Index_20_Link" text:visited-style-name="Index_20_Link">4.2 Utilisateurs et rôles<text:tab/>12</text:a></text:p>
          <text:p text:style-name="P70"><text:a xlink:type="simple" xlink:href="#__RefHeading___Toc5528_263690486" text:style-name="Index_20_Link" text:visited-style-name="Index_20_Link">4.3 Les pages<text:tab/>13</text:a></text:p>
          <text:p text:style-name="P70"><text:a xlink:type="simple" xlink:href="#__RefHeading___Toc5532_263690486" text:style-name="Index_20_Link" text:visited-style-name="Index_20_Link">4.4. Contenus : Web Contents + leurs structures<text:tab/>15</text:a></text:p>
          <text:p text:style-name="P70"><text:a xlink:type="simple" xlink:href="#__RefHeading___Toc5534_263690486" text:style-name="Index_20_Link" text:visited-style-name="Index_20_Link">4.5 Documents &amp; Media<text:tab/>16</text:a></text:p>
          <text:p text:style-name="P69"><text:a xlink:type="simple" xlink:href="#__RefHeading___Toc5376_263690486" text:style-name="Index_20_Link" text:visited-style-name="Index_20_Link">Atelier 5 : Gestion de la configuration<text:tab/>17</text:a></text:p>
          <text:p text:style-name="P70"><text:a xlink:type="simple" xlink:href="#__RefHeading___Toc5378_263690486" text:style-name="Index_20_Link" text:visited-style-name="Index_20_Link">5.1 Propriétés de portal-ext<text:tab/>17</text:a></text:p>
          <text:p text:style-name="P70"><text:a xlink:type="simple" xlink:href="#__RefHeading___Toc5380_263690486" text:style-name="Index_20_Link" text:visited-style-name="Index_20_Link">5.2. Configuration OSGi<text:tab/>17</text:a></text:p>
          <text:p text:style-name="P70"><text:a xlink:type="simple" xlink:href="#__RefHeading___Toc5552_263690486" text:style-name="Index_20_Link" text:visited-style-name="Index_20_Link">5.3 Verbosité des logs<text:tab/>18</text:a></text:p>
          <text:p text:style-name="P69"><text:a xlink:type="simple" xlink:href="#__RefHeading___Toc5384_263690486" text:style-name="Index_20_Link" text:visited-style-name="Index_20_Link">Atelier 6 : Exploitation des modules OSGI<text:tab/>19</text:a></text:p>
          <text:p text:style-name="P69"><text:a xlink:type="simple" xlink:href="#__RefHeading___Toc5578_263690486" text:style-name="Index_20_Link" text:visited-style-name="Index_20_Link">Atelier 7 : Staging + Export/Import<text:tab/>20</text:a></text:p>
          <text:p text:style-name="P70"><text:a xlink:type="simple" xlink:href="#__RefHeading___Toc5568_263690486" text:style-name="Index_20_Link" text:visited-style-name="Index_20_Link">7.1 Staging<text:tab/>20</text:a></text:p>
          <text:p text:style-name="P70"><text:a xlink:type="simple" xlink:href="#__RefHeading___Toc5570_263690486" text:style-name="Index_20_Link" text:visited-style-name="Index_20_Link">7.2 Export / Import<text:tab/>20</text:a></text:p>
          <text:p text:style-name="P69"><text:a xlink:type="simple" xlink:href="#__RefHeading___Toc5394_263690486" text:style-name="Index_20_Link" text:visited-style-name="Index_20_Link">Atelier 8 : Développement Portlet MVC simple<text:tab/>21</text:a></text:p>
          <text:p text:style-name="P70"><text:a xlink:type="simple" xlink:href="#__RefHeading___Toc5396_263690486" text:style-name="Index_20_Link" text:visited-style-name="Index_20_Link"><text:soft-page-break/>8.1 Mise en place du workspace<text:tab/>21</text:a></text:p>
          <text:p text:style-name="P70"><text:a xlink:type="simple" xlink:href="#__RefHeading___Toc5587_263690486" text:style-name="Index_20_Link" text:visited-style-name="Index_20_Link">8.2 Import du workspace dans l’IDE<text:tab/>21</text:a></text:p>
          <text:p text:style-name="P70"><text:a xlink:type="simple" xlink:href="#__RefHeading___Toc5582_263690486" text:style-name="Index_20_Link" text:visited-style-name="Index_20_Link">8.3 Création d’un module portlet<text:tab/>21</text:a></text:p>
          <text:p text:style-name="P70"><text:a xlink:type="simple" xlink:href="#__RefHeading___Toc5404_263690486" text:style-name="Index_20_Link" text:visited-style-name="Index_20_Link">8.4. Ajouter la portlet<text:tab/>23</text:a></text:p>
          <text:p text:style-name="P69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0"><text:a xlink:type="simple" xlink:href="#__RefHeading___Toc2325_2030798262" text:style-name="Index_20_Link" text:visited-style-name="Index_20_Link">9.1 Création du module<text:tab/>24</text:a></text:p>
          <text:p text:style-name="P70"><text:a xlink:type="simple" xlink:href="#__RefHeading___Toc2331_2030798262" text:style-name="Index_20_Link" text:visited-style-name="Index_20_Link">9.2 Implémenter l’Action Command<text:tab/>25</text:a></text:p>
          <text:p text:style-name="P69"><text:a xlink:type="simple" xlink:href="#__RefHeading___Toc5406_263690486" text:style-name="Index_20_Link" text:visited-style-name="Index_20_Link">Atelier 10 : AUI et Navigation<text:tab/>27</text:a></text:p>
          <text:p text:style-name="P70"><text:a xlink:type="simple" xlink:href="#__RefHeading___Toc14710_263690486" text:style-name="Index_20_Link" text:visited-style-name="Index_20_Link">10.1 AlloyUI<text:tab/>27</text:a></text:p>
          <text:p text:style-name="P70"><text:a xlink:type="simple" xlink:href="#__RefHeading___Toc14710_263690486%20Copie%201" text:style-name="Index_20_Link" text:visited-style-name="Index_20_Link">10.2 Navigation simple<text:tab/>28</text:a></text:p>
          <text:p text:style-name="P69"><text:a xlink:type="simple" xlink:href="#__RefHeading___Toc5414_263690486" text:style-name="Index_20_Link" text:visited-style-name="Index_20_Link">Atelier 11 : Couche service via ServiceBuilder<text:tab/>30</text:a></text:p>
          <text:p text:style-name="P70"><text:a xlink:type="simple" xlink:href="#__RefHeading___Toc2345_2030798262" text:style-name="Index_20_Link" text:visited-style-name="Index_20_Link">11.1 Création du module ServiceBuilder<text:tab/>30</text:a></text:p>
          <text:p text:style-name="P70"><text:a xlink:type="simple" xlink:href="#__RefHeading___Toc14712_263690486" text:style-name="Index_20_Link" text:visited-style-name="Index_20_Link">11.2 Implémentation de LocalServiceImpl<text:tab/>31</text:a></text:p>
          <text:p text:style-name="P70"><text:a xlink:type="simple" xlink:href="#__RefHeading___Toc2353_2030798262%20Copie%201" text:style-name="Index_20_Link" text:visited-style-name="Index_20_Link">11.3 Intégration Portlet<text:tab/>32</text:a></text:p>
          <text:p text:style-name="P69"><text:a xlink:type="simple" xlink:href="#__RefHeading___Toc2353_2030798262" text:style-name="Index_20_Link" text:visited-style-name="Index_20_Link">Atelier 12 Service RESTFul via RestBuilder<text:tab/>34</text:a></text:p>
          <text:p text:style-name="P69"><text:a xlink:type="simple" xlink:href="#__RefHeading___Toc5424_263690486" text:style-name="Index_20_Link" text:visited-style-name="Index_20_Link">Atelier 13 : Permissions &amp; ServiceContext<text:tab/>37</text:a></text:p>
          <text:p text:style-name="P70"><text:a xlink:type="simple" xlink:href="#__RefHeading___Toc2361_2030798262" text:style-name="Index_20_Link" text:visited-style-name="Index_20_Link">13.1 ServiceContext dans l’ActionCommand<text:tab/>37</text:a></text:p>
          <text:p text:style-name="P70"><text:a xlink:type="simple" xlink:href="#__RefHeading___Toc2363_2030798262" text:style-name="Index_20_Link" text:visited-style-name="Index_20_Link">13.2 ServiceContext dans la couche service<text:tab/>37</text:a></text:p>
          <text:p text:style-name="P70"><text:a xlink:type="simple" xlink:href="#__RefHeading___Toc2369_2030798262" text:style-name="Index_20_Link" text:visited-style-name="Index_20_Link">13.3 Déclaration des permissions de modèle (resource-actions)<text:tab/>38</text:a></text:p>
          <text:p text:style-name="P70"><text:a xlink:type="simple" xlink:href="#__RefHeading___Toc14743_263690486" text:style-name="Index_20_Link" text:visited-style-name="Index_20_Link">13.4 Vérification des permissions (service + IHM)<text:tab/>39</text:a></text:p>
          <text:p text:style-name="P69"><text:a xlink:type="simple" xlink:href="#__RefHeading___Toc5434_263690486" text:style-name="Index_20_Link" text:visited-style-name="Index_20_Link">Atelier 14 : Asset, Thème, OSGI<text:tab/>41</text:a></text:p>
          <text:p text:style-name="P70"><text:a xlink:type="simple" xlink:href="#__RefHeading___Toc2383_2030798262" text:style-name="Index_20_Link" text:visited-style-name="Index_20_Link">14.1 Asset Framework<text:tab/>41</text:a></text:p>
          <text:p text:style-name="P70"><text:a xlink:type="simple" xlink:href="#__RefHeading___Toc2397_2030798262" text:style-name="Index_20_Link" text:visited-style-name="Index_20_Link">14.2 Thème<text:tab/>42</text:a></text:p>
          <text:p text:style-name="P69"><text:a xlink:type="simple" xlink:href="#__RefHeading___Toc2413_2030798262" text:style-name="Index_20_Link" text:visited-style-name="Index_20_Link">Atelier 15 : Personnalisation OSGI<text:tab/>43</text:a></text:p>
          <text:p text:style-name="P70"><text:a xlink:type="simple" xlink:href="#__RefHeading___Toc26426_263690486" text:style-name="Index_20_Link" text:visited-style-name="Index_20_Link">15.1 Personnalisation via Fragment Module (Override JSP)<text:tab/>43</text:a></text:p>
          <text:p text:style-name="P70"><text:a xlink:type="simple" xlink:href="#__RefHeading___Toc2429_2030798262" text:style-name="Index_20_Link" text:visited-style-name="Index_20_Link">15.2 Personnalisation via Service Wrapper OSGi<text:tab/>43</text:a></text:p>
          <text:p text:style-name="P70"><text:a xlink:type="simple" xlink:href="#__RefHeading___Toc2443_2030798262" text:style-name="Index_20_Link" text:visited-style-name="Index_20_Link">15.3 : Model Listener OSGi<text:tab/>44</text:a></text:p>
        </text:index-body>
      </text:table-of-content>
      <text:h text:style-name="Heading_20_1" text:outline-level="1"/>
      <text:h text:style-name="P116" text:outline-level="2"/>
      <text:p text:style-name="P6"/>
      <text:h text:style-name="P108" text:outline-level="1"><text:bookmark-start text:name="__RefHeading___Toc2459_2030798262"/>Présentation projet fil rouge :<text:bookmark-end text:name="__RefHeading___Toc2459_2030798262"/></text:h>
      <text:p text:style-name="P27"><text:span text:style-name="Strong_20_Emphasis"><text:span text:style-name="T38">Pr</text:span></text:span>ogressivement, <text:span text:style-name="T36">nous allons construire </text:span>un mini-portail <text:span text:style-name="Strong_20_Emphasis">“EventPortal”</text:span> composé :</text:p>
      <text:list text:style-name="L2">
        <text:list-item>
          <text:p text:style-name="P140">d’un <text:span text:style-name="Strong_20_Emphasis"><text:span text:style-name="T37">site</text:span></text:span> dédié</text:p>
        </text:list-item>
        <text:list-item>
          <text:p text:style-name="P140">de pages de navigation</text:p>
        </text:list-item>
        <text:list-item>
          <text:p text:style-name="P140">de contenus CMS structurés</text:p>
        </text:list-item>
        <text:list-item>
          <text:p text:style-name="P140">d’un mécanisme de staging opérationnel</text:p>
        </text:list-item>
        <text:list-item>
          <text:p text:style-name="P140">d’une portlet custom</text:p>
        </text:list-item>
        <text:list-item>
          <text:p text:style-name="P140">d’une UI modernisée Clay</text:p>
        </text:list-item>
        <text:list-item>
          <text:p text:style-name="P140">d’une entité Service Builder (“Event”)</text:p>
        </text:list-item>
        <text:list-item>
          <text:p text:style-name="P140">de permissions fines</text:p>
        </text:list-item>
        <text:list-item>
          <text:p text:style-name="P140">d'extensions OSGi pour personnalisation</text:p>
        </text:list-item>
      </text:list>
      <text:p text:style-name="P27"/>
      <text:h text:style-name="P109" text:outline-level="1"/>
      <text:h text:style-name="P110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41">installer un bundle Liferay 7.4 <text:span text:style-name="T36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0">Démarrer un serveur postgres et sa console d’administration</text:p>
      <text:p text:style-name="Code">docker compose -f postgres-docker-compose.yml up -d</text:p>
      <text:p text:style-name="P20">Accéder à localhost:81 et se logger avec admin@admin.com/admin</text:p>
      <text:p text:style-name="P20">Enregistre un serveur avec comme paramètres de connexion :</text:p>
      <text:list text:style-name="L4">
        <text:list-item>
          <text:p text:style-name="P142">host : <text:span text:style-name="T2">liferay</text:span><text:span text:style-name="T1">-postgresql</text:span></text:p>
        </text:list-item>
        <text:list-item>
          <text:p text:style-name="P142">user : <text:span text:style-name="T1">postgres</text:span></text:p>
        </text:list-item>
        <text:list-item>
          <text:p text:style-name="P142">password : <text:span text:style-name="T1">postgres</text:span></text:p>
        </text:list-item>
      </text:list>
      <text:p text:style-name="P21">Créer :</text:p>
      <text:list text:style-name="L5">
        <text:list-item>
          <text:p text:style-name="P143"><text:span text:style-name="T36">une base </text:span><text:span text:style-name="T2">liferay</text:span></text:p>
        </text:list-item>
        <text:list-item>
          <text:p text:style-name="P144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6"/>
      <text:h text:style-name="Heading_20_2" text:outline-level="2"><text:bookmark-start text:name="__RefHeading___Toc2463_2030798262"/><text:span text:style-name="T36">1.</text:span><text:span text:style-name="T63">2</text:span><text:span text:style-name="T36"> </text:span><text:span text:style-name="T63">Démarrage</text:span><text:span text:style-name="T36"> </text:span><text:span text:style-name="T62">Bundle Tomcat </text:span><text:bookmark-end text:name="__RefHeading___Toc2463_2030798262"/></text:h>
      <text:p text:style-name="P28">Télécharger la distribution <text:span text:style-name="T73">Liferay 7.4 (bundle Tomcat) </text:span><text:span text:style-name="T74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29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70">Vérifications </text:span>:</text:p>
      <text:list text:style-name="L6">
        <text:list-item>
          <text:p text:style-name="P145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46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63">1.2 </text:span>Assistant de configuration initiale<text:bookmark-end text:name="__RefHeading___Toc2311_2030798262"/></text:h>
      <text:list text:style-name="L7">
        <text:list-item>
          <text:p text:style-name="P147">Dans le navigateur, suivez les écrans de l’assistant :</text:p>
          <text:list>
            <text:list-item>
              <text:p text:style-name="P147">choisissez la <text:span text:style-name="Strong_20_Emphasis"><text:span text:style-name="T70">langue</text:span></text:span> (par ex. Français),</text:p>
            </text:list-item>
            <text:list-item>
              <text:p text:style-name="P147">définissez le <text:span text:style-name="Strong_20_Emphasis"><text:span text:style-name="T70">nom du portail</text:span></text:span><text:span text:style-name="T70"> </text:span><text:span text:style-name="T78">comme </text:span><text:span text:style-name="T4">EventPortal</text:span></text:p>
            </text:list-item>
            <text:list-item>
              <text:p text:style-name="P147">créez le <text:span text:style-name="Strong_20_Emphasis">compte administrateur</text:span> (adresse e-mail, mot de passe).</text:p>
            </text:list-item>
          </text:list>
        </text:list-item>
        <text:list-item>
          <text:p text:style-name="P147"><text:span text:style-name="T77">Effectuer un redémarrage </text:span>et connectez-vous avec le compte administrateur créé.</text:p>
        </text:list-item>
      </text:list>
      <text:p text:style-name="Text_20_body"><text:span text:style-name="Strong_20_Emphasis"><text:span text:style-name="T98">Vérifications</text:span></text:span><text:span text:style-name="Strong_20_Emphasis"> :</text:span><text:line-break/><text:span text:style-name="T136">Accès</text:span> à la page d’accueil du portail, avec le menu d’administration (icône “roue dentée” ou “Produits”) disponible pour votre utilisateur.</text:p>
      <text:h text:style-name="P109" text:outline-level="1"/>
      <text:h text:style-name="P110" text:outline-level="1"><text:bookmark-start text:name="__RefHeading___Toc2465_2030798262"/><text:span text:style-name="T64">Atelier </text:span>2 : Sites, Pages et Navigation<text:bookmark-end text:name="__RefHeading___Toc2465_2030798262"/></text:h>
      <text:p text:style-name="P9">Objectifs :</text:p>
      <text:list xml:id="list1561270433" text:style-name="L8">
        <text:list-item>
          <text:p text:style-name="P148"><text:span text:style-name="Strong_20_Emphasis"><text:span text:style-name="T40">Découvrir la gestion des pages dans Liferay.</text:span></text:span></text:p>
        </text:list-item>
        <text:list-item text:style-override="L9">
          <text:p text:style-name="P149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50">Construire la structure de navigation d’un site d’entreprise.</text:p>
        </text:list-item>
        <text:list-item text:style-override="L11">
          <text:p text:style-name="P151">Manipuler les URLs conviviales (<text:span text:style-name="Emphasis">Friendly URLs</text:span>) utilisées pour le référencement et l’ergonomie.</text:p>
        </text:list-item>
        <text:list-item text:style-override="L12">
          <text:p text:style-name="P152">Préparer l’architecture du site qui servira de support à tout le fil rouge.</text:p>
        </text:list-item>
      </text:list>
      <text:p text:style-name="P30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39">Commencer par </text:span></text:span><text:span text:style-name="Strong_20_Emphasis"><text:span text:style-name="T40">lister les </text:span></text:span><text:span text:style-name="Strong_20_Emphasis"><text:span text:style-name="T37">site</text:span></text:span><text:bookmark-end text:name="__RefHeading___Toc2469_2030798262"/></text:p>
      <text:p text:style-name="P48"><text:span text:style-name="T21">Menu &gt; </text:span><text:span text:style-name="T22">Panneau de contrôle</text:span><text:span text:style-name="T21"> &gt; Sites </text:span><text:line-break/><text:span text:style-name="T79">2 sites doivent apparaître :</text:span></text:p>
      <text:list text:style-name="L13">
        <text:list-item>
          <text:p text:style-name="P153"><text:span text:style-name="Strong_20_Emphasis">EventPortal<text:tab/></text:span></text:p>
        </text:list-item>
        <text:list-item>
          <text:p text:style-name="P153"><text:span text:style-name="Strong_20_Emphasis"><text:span text:style-name="T79">global : </text:span></text:span><text:span text:style-name="Strong_20_Emphasis"><text:span text:style-name="T40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49"><text:bookmark-start text:name="__RefHeading___Toc2471_2030798262"/><text:span text:style-name="Strong_20_Emphasis"><text:span text:style-name="T41">Nous voulons créer différents types de pages :</text:span></text:span><text:bookmark-end text:name="__RefHeading___Toc2471_2030798262"/></text:p>
      <text:list text:style-name="L14">
        <text:list-item>
          <text:p text:style-name="P154"><text:span text:style-name="Strong_20_Emphasis"><text:span text:style-name="T7">Home</text:span></text:span><text:span text:style-name="Strong_20_Emphasis"><text:span text:style-name="T41"> : La page d’accueil </text:span></text:span></text:p>
        </text:list-item>
        <text:list-item>
          <text:p text:style-name="P154"><text:span text:style-name="Strong_20_Emphasis"><text:span text:style-name="T7">Recherche</text:span></text:span><text:span text:style-name="Strong_20_Emphasis"><text:span text:style-name="T41"> : La page Widget permettant d’afficher les résultats d’une recherche full-text</text:span></text:span></text:p>
        </text:list-item>
        <text:list-item>
          <text:p text:style-name="P154"><text:span text:style-name="Strong_20_Emphasis"><text:span text:style-name="T7">Actualités</text:span></text:span><text:span text:style-name="Strong_20_Emphasis"><text:span text:style-name="T41"> : Une page Widget permettant le rendu de portlets, </text:span></text:span><text:span text:style-name="Strong_20_Emphasis"><text:span text:style-name="T44">elle contient une sous-page :</text:span></text:span></text:p>
          <text:list>
            <text:list-item>
              <text:p text:style-name="P155"><text:span text:style-name="Strong_20_Emphasis"><text:span text:style-name="T8">Archives</text:span></text:span></text:p>
            </text:list-item>
          </text:list>
        </text:list-item>
        <text:list-item>
          <text:p text:style-name="P155"><text:span text:style-name="Strong_20_Emphasis"><text:span text:style-name="T9">Évènements</text:span></text:span><text:span text:style-name="Strong_20_Emphasis"><text:span text:style-name="T42"> : Un </text:span></text:span><text:span text:style-name="Strong_20_Emphasis"><text:span text:style-name="T44">ensemble de page contenant les pages :</text:span></text:span></text:p>
          <text:list>
            <text:list-item>
              <text:p text:style-name="P155"><text:span text:style-name="Strong_20_Emphasis"><text:span text:style-name="T8">Présentation</text:span></text:span></text:p>
            </text:list-item>
            <text:list-item>
              <text:p text:style-name="P155"><text:span text:style-name="Strong_20_Emphasis"><text:span text:style-name="T8">Liste des évènements </text:span></text:span></text:p>
            </text:list-item>
            <text:list-item>
              <text:p text:style-name="P155"><text:span text:style-name="Strong_20_Emphasis"><text:span text:style-name="T9">Ajouter un événement</text:span></text:span></text:p>
            </text:list-item>
          </text:list>
        </text:list-item>
        <text:list-item>
          <text:p text:style-name="P156"><text:span text:style-name="Strong_20_Emphasis"><text:span text:style-name="T7">Contact </text:span></text:span><text:span text:style-name="Strong_20_Emphasis"><text:span text:style-name="T41">: Une page Widge</text:span></text:span><text:span text:style-name="Strong_20_Emphasis"><text:span text:style-name="T42">t</text:span></text:span></text:p>
          <text:p text:style-name="P156"><text:span text:style-name="Strong_20_Emphasis"><text:span text:style-name="T41"><text:s/></text:span></text:span></text:p>
        </text:list-item>
      </text:list>
      <text:p text:style-name="Text_20_body"><text:span text:style-name="T80">Aller dans</text:span> <text:span text:style-name="T21">“Créateur de site” → “Pages”</text:span></text:p>
      <text:p text:style-name="Text_20_body"><text:span text:style-name="Strong_20_Emphasis"/></text:p>
      <text:p text:style-name="P50"><text:span text:style-name="Strong_20_Emphasis"><text:span text:style-name="T99">Configurer la page Home existante</text:span></text:span></text:p>
      <text:list text:style-name="L15">
        <text:list-item>
          <text:p text:style-name="P157"><text:span text:style-name="Strong_20_Emphasis"><text:span text:style-name="T43">Nom : </text:span></text:span><text:span text:style-name="Strong_20_Emphasis"><text:span text:style-name="T71">Home</text:span></text:span></text:p>
        </text:list-item>
        <text:list-item>
          <text:p text:style-name="P157"><text:span text:style-name="Strong_20_Emphasis"><text:span text:style-name="T43">Friendly URL : /</text:span></text:span><text:span text:style-name="Strong_20_Emphasis"><text:span text:style-name="T51">h</text:span></text:span><text:span text:style-name="Strong_20_Emphasis"><text:span text:style-name="T43">ome</text:span></text:span></text:p>
        </text:list-item>
      </text:list>
      <text:p text:style-name="P50"><text:span text:style-name="Strong_20_Emphasis"><text:span text:style-name="T43"/></text:span></text:p>
      <text:p text:style-name="P50"><text:span text:style-name="Strong_20_Emphasis"><text:span text:style-name="T99">Pour la page Actualités</text:span></text:span></text:p>
      <text:list text:style-name="L16">
        <text:list-item>
          <text:p text:style-name="P158"><text:soft-page-break/><text:span text:style-name="Strong_20_Emphasis"><text:span text:style-name="T20">Ajouter → Page de widget</text:span></text:span></text:p>
        </text:list-item>
        <text:list-item>
          <text:p text:style-name="P158">Nom : <text:span text:style-name="Strong_20_Emphasis">Actualités</text:span></text:p>
        </text:list-item>
      </text:list>
      <text:p text:style-name="Text_20_body">Dans <text:span text:style-name="T136">g</text:span><text:span text:style-name="Strong_20_Emphasis"><text:span text:style-name="T37">énéral</text:span></text:span> :</text:p>
      <text:list text:style-name="L17">
        <text:list-item>
          <text:p text:style-name="P159">Disposition : 1 colonne</text:p>
        </text:list-item>
        <text:list-item>
          <text:p text:style-name="P159">URL conviviale : <text:span text:style-name="Source_20_Text"><text:span text:style-name="T70">/actualites</text:span></text:span></text:p>
        </text:list-item>
      </text:list>
      <text:h text:style-name="Heading_20_3" text:outline-level="3" text:is-list-header="true"/>
      <text:p text:style-name="P50"><text:span text:style-name="T111">La page </text:span><text:span text:style-name="Strong_20_Emphasis"><text:span text:style-name="T95">Événements (</text:span></text:span><text:span text:style-name="Strong_20_Emphasis"><text:span text:style-name="T107">Ensemble de pages</text:span></text:span><text:span text:style-name="Strong_20_Emphasis"><text:span text:style-name="T95">)</text:span></text:span></text:p>
      <text:list text:style-name="L18">
        <text:list-item>
          <text:p text:style-name="P160"><text:span text:style-name="Strong_20_Emphasis"><text:span text:style-name="T20">Ajouter → Page vierge</text:span></text:span></text:p>
        </text:list-item>
        <text:list-item>
          <text:p text:style-name="P160">Nom : <text:span text:style-name="Strong_20_Emphasis">Événements</text:span></text:p>
        </text:list-item>
        <text:list-item>
          <text:p text:style-name="P161"><text:span text:style-name="Strong_20_Emphasis"><text:span text:style-name="T186">Ensemble de pages</text:span></text:span></text:p>
        </text:list-item>
        <text:list-item>
          <text:p text:style-name="P160">Cliquer sur <text:span text:style-name="Strong_20_Emphasis">Publier</text:span> sans ajouter de contenu pour le moment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70">/evenements</text:span></text:span></text:p>
      <text:p text:style-name="P50"><text:span text:style-name="Strong_20_Emphasis"><text:span text:style-name="T37"/></text:span></text:p>
      <text:p text:style-name="P97"><text:span text:style-name="Strong_20_Emphasis"><text:span text:style-name="T57">Créer ensuite le sous-pages :</text:span></text:span></text:p>
      <text:list text:style-name="L19">
        <text:list-item>
          <text:p text:style-name="P162"><text:span text:style-name="Strong_20_Emphasis"><text:span text:style-name="T57">Présentation / Contenu</text:span></text:span></text:p>
        </text:list-item>
        <text:list-item>
          <text:p text:style-name="P162"><text:span text:style-name="Strong_20_Emphasis"><text:span text:style-name="T57">Liste / Widget</text:span></text:span></text:p>
        </text:list-item>
        <text:list-item>
          <text:p text:style-name="P162"><text:span text:style-name="Strong_20_Emphasis"><text:span text:style-name="T57">Ajouter <text:s/>/ Widget</text:span></text:span></text:p>
        </text:list-item>
      </text:list>
      <text:p text:style-name="P97"><text:span text:style-name="Strong_20_Emphasis"><text:span text:style-name="T57"/></text:span></text:p>
      <text:p text:style-name="P50"><text:span text:style-name="Strong_20_Emphasis"><text:span text:style-name="T95">La page Contact (Widget)</text:span></text:span></text:p>
      <text:list text:style-name="L20">
        <text:list-item>
          <text:p text:style-name="P163">Ajouter → <text:span text:style-name="Strong_20_Emphasis">Page de widget</text:span></text:p>
        </text:list-item>
        <text:list-item>
          <text:p text:style-name="P163">Nom : <text:span text:style-name="Strong_20_Emphasis">Contact</text:span></text:p>
        </text:list-item>
      </text:list>
      <text:p text:style-name="Text_20_body">Disposition : 1 colonne<text:line-break/>URL conviviale : <text:span text:style-name="Source_20_Text"><text:span text:style-name="T70">/contact</text:span></text:span></text:p>
      <text:p text:style-name="Text_20_body"><text:span text:style-name="Source_20_Text"/></text:p>
      <text:h text:style-name="P116" text:outline-level="2"><text:bookmark-start text:name="__RefHeading___Toc5460_263690486"/><text:span text:style-name="Strong_20_Emphasis"><text:span text:style-name="T81">2.3 Organiser la navigation</text:span></text:span><text:bookmark-end text:name="__RefHeading___Toc5460_263690486"/></text:h>
      <text:p text:style-name="Text_20_body">Depuis <text:span text:style-name="Strong_20_Emphasis"><text:span text:style-name="T20">Créateur de site → Pages</text:span></text:span><text:span text:style-name="T20"> :</text:span></text:p>
      <text:p text:style-name="Text_20_body"/>
      <text:p text:style-name="P76">Modifier l’ordre </text:p>
      <text:p text:style-name="Text_20_body">Glisser-déposer les pages pour obtenir :</text:p>
      <text:list text:style-name="L21">
        <text:list-item>
          <text:p text:style-name="P164">Home</text:p>
        </text:list-item>
        <text:list-item>
          <text:p text:style-name="P164">Actualités</text:p>
        </text:list-item>
        <text:list-item>
          <text:p text:style-name="P164">Événements</text:p>
        </text:list-item>
        <text:list-item>
          <text:p text:style-name="P164">Contact</text:p>
        </text:list-item>
        <text:list-item>
          <text:p text:style-name="P164">Recherche (si créée maintenant)</text:p>
        </text:list-item>
      </text:list>
      <text:p text:style-name="Text_20_body"/>
      <text:p text:style-name="P76"><text:soft-page-break/>Créer une sous-page</text:p>
      <text:list text:style-name="L22">
        <text:list-item>
          <text:p text:style-name="P165">Sélectionner <text:span text:style-name="Strong_20_Emphasis">Événements</text:span></text:p>
        </text:list-item>
        <text:list-item>
          <text:p text:style-name="P165">Ajouter → <text:span text:style-name="Strong_20_Emphasis">Page de widget</text:span></text:p>
        </text:list-item>
        <text:list-item>
          <text:p text:style-name="P165">Nom : <text:span text:style-name="Strong_20_Emphasis">Archives</text:span></text:p>
        </text:list-item>
        <text:list-item>
          <text:p text:style-name="P165">Publier</text:p>
        </text:list-item>
      </text:list>
      <text:p text:style-name="P51"><text:span text:style-name="T12"/></text:p>
      <text:p text:style-name="P76">Définir les pages publiques / privées</text:p>
      <text:p text:style-name="Text_20_body">Via <text:span text:style-name="Strong_20_Emphasis">Configurer :</text:span></text:p>
      <text:list text:style-name="L23">
        <text:list-item>
          <text:p text:style-name="P166">Contact ou Événements → S<text:span text:style-name="T82">upprimer la permission Voir au rôle Guest</text:span> </text:p>
        </text:list-item>
      </text:list>
      <text:p text:style-name="Text_20_body"/>
      <text:h text:style-name="P110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65">s</text:span></text:p>
      <text:list xml:id="list1958333865" text:style-name="L24">
        <text:list-item>
          <text:p text:style-name="P167"><text:span text:style-name="T37">Mettre à jour une </text:span><text:span text:style-name="Strong_20_Emphasis"><text:span text:style-name="T37">page de contenu</text:span></text:span><text:span text:style-name="T37"> du portail (Home ou Présentation des Événements)</text:span></text:p>
        </text:list-item>
        <text:list-item text:style-override="L25">
          <text:p text:style-name="P168"><text:span text:style-name="T37">Créer un </text:span><text:span text:style-name="Strong_20_Emphasis"><text:span text:style-name="T37">contenu structuré</text:span></text:span><text:span text:style-name="T37"> avec une </text:span><text:span text:style-name="Emphasis"><text:span text:style-name="T37">Structure</text:span></text:span><text:span text:style-name="T37"> et un </text:span><text:span text:style-name="Emphasis"><text:span text:style-name="T37">Template</text:span></text:span></text:p>
        </text:list-item>
        <text:list-item text:style-override="L26">
          <text:p text:style-name="P169">Publier une actualité conforme à ce modèle</text:p>
        </text:list-item>
        <text:list-item text:style-override="L27">
          <text:p text:style-name="P170">Afficher un contenu :</text:p>
          <text:list text:style-name="L28">
            <text:list-item>
              <text:p text:style-name="P172"><text:span text:style-name="T37">via un </text:span><text:span text:style-name="Strong_20_Emphasis"><text:span text:style-name="T37">widget Web Content Display</text:span></text:span><text:span text:style-name="T37">,</text:span></text:p>
            </text:list-item>
            <text:list-item>
              <text:p text:style-name="P172"><text:span text:style-name="T37">via un </text:span><text:span text:style-name="Strong_20_Emphasis"><text:span text:style-name="T37">Fragment Web Content</text:span></text:span><text:span text:style-name="T37">,</text:span></text:p>
            </text:list-item>
            <text:list-item>
              <text:p text:style-name="P172"><text:span text:style-name="T37">ou via une </text:span><text:span text:style-name="Strong_20_Emphasis"><text:span text:style-name="T37">Display Page</text:span></text:span><text:span text:style-name="T37"> (méthode moderne recommandée)</text:span></text:p>
            </text:list-item>
          </text:list>
        </text:list-item>
        <text:list-item text:style-override="L29">
          <text:p text:style-name="P173"><text:span text:style-name="T37">Utiliser les </text:span><text:span text:style-name="Strong_20_Emphasis"><text:span text:style-name="T37">Documents &amp; Media</text:span></text:span><text:span text:style-name="T37"> pour intégrer une image dans une page</text:span></text:p>
          <text:p text:style-name="P171"/>
        </text:list-item>
      </text:list>
      <text:p text:style-name="Text_20_body"/>
      <text:h text:style-name="Heading_20_2" text:outline-level="2"><text:bookmark-start text:name="__RefHeading___Toc5481_263690486"/>3.<text:span text:style-name="T83">1 Mise à jour d’un contenu statique</text:span><text:bookmark-end text:name="__RefHeading___Toc5481_263690486"/></text:h>
      <text:p text:style-name="P52">Essayer l’éditeur de CMS pur sur la page d’accueil par exemple :</text:p>
      <text:list text:style-name="L30">
        <text:list-item>
          <text:p text:style-name="P174">Ajout de texte</text:p>
        </text:list-item>
        <text:list-item>
          <text:p text:style-name="P174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65">3.</text:span></text:span><text:span text:style-name="Strong_20_Emphasis"><text:span text:style-name="T84">2</text:span></text:span><text:span text:style-name="Strong_20_Emphasis">. Créer une structure </text:span><text:span text:style-name="Strong_20_Emphasis"><text:span text:style-name="T67">nommé </text:span></text:span><text:span text:style-name="Strong_20_Emphasis">Actualité</text:span><text:bookmark-end text:name="__RefHeading___Toc2479_2030798262"/></text:h>
      <text:p text:style-name="P53"><text:span text:style-name="Strong_20_Emphasis"><text:span text:style-name="T20">Contenu → </text:span></text:span><text:span text:style-name="Strong_20_Emphasis"><text:span text:style-name="T29">Contenu web </text:span></text:span><text:span text:style-name="Strong_20_Emphasis"><text:span text:style-name="T20"><text:s/>→ Structures</text:span></text:span></text:p>
      <text:p text:style-name="Text_20_body"><text:span text:style-name="Strong_20_Emphasis"><text:span text:style-name="T20"/></text:span></text:p>
      <text:list text:style-name="L31">
        <text:list-item>
          <text:p text:style-name="P175">Nom : <text:span text:style-name="Strong_20_Emphasis">Actualité<text:tab/></text:span></text:p>
        </text:list-item>
      </text:list>
      <text:p text:style-name="Text_20_body">Champs :</text:p>
      <text:list text:style-name="L32">
        <text:list-item>
          <text:p text:style-name="P176">titre (text)</text:p>
        </text:list-item>
        <text:list-item>
          <text:p text:style-name="P176">imagePrincipale (image)</text:p>
        </text:list-item>
        <text:list-item>
          <text:p text:style-name="P176">accroche (text)</text:p>
        </text:list-item>
        <text:list-item>
          <text:p text:style-name="P176">texte (rich text)</text:p>
        </text:list-item>
        <text:list-item>
          <text:p text:style-name="P177">datePublication (date)</text:p>
        </text:list-item>
      </text:list>
      <text:p text:style-name="P98"><text:span text:style-name="Strong_20_Emphasis"/></text:p>
      <text:p text:style-name="P99"><text:span text:style-name="Strong_20_Emphasis"><text:span text:style-name="T58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7">Activer l’onglet Modèle de document et créer un modèle associé par défaut à la structure Actualité</text:p>
      <text:p text:style-name="Text_20_body">Nom du template : <text:span text:style-name="Strong_20_Emphasis">Actualité par défaut FTL</text:span></text:p>
      <text:p text:style-name="Text_20_body"/>
      <text:p text:style-name="P23"><text:span text:style-name="Source_20_Text">&lt;h1&gt;${titre.getData()}&lt;/h1&gt;</text:span></text:p>
      <text:p text:style-name="P24"><text:span text:style-name="Source_20_Text">&lt;img src="${imagePrincipale.getData()}" /&gt;</text:span></text:p>
      <text:p text:style-name="P24"><text:span text:style-name="Source_20_Text">&lt;p&gt;${accroche.getData()}&lt;/p&gt;</text:span></text:p>
      <text:p text:style-name="P24"><text:soft-page-break/><text:span text:style-name="Source_20_Text">&lt;div&gt;${texte.getData()}&lt;/div&gt;</text:span></text:p>
      <text:p text:style-name="P25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65">3</text:span></text:span><text:span text:style-name="Strong_20_Emphasis"> Créer un Web Content utilisant la structure</text:span><text:bookmark-end text:name="__RefHeading___Toc2483_2030798262"/></text:h>
      <text:list text:style-name="L33">
        <text:list-item>
          <text:p text:style-name="P178">Ajouter un article “Actualité numéro 1”</text:p>
        </text:list-item>
        <text:list-item>
          <text:p text:style-name="P178">Remplir les champs</text:p>
        </text:list-item>
        <text:list-item>
          <text:p text:style-name="P178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85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33">Méthode 1 : via Web Content Display (classique)</text:span></text:span><text:bookmark-end text:name="__RefHeading___Toc5483_263690486"/></text:p>
      <text:list text:style-name="L34">
        <text:list-item>
          <text:p text:style-name="P179"><text:span text:style-name="T86">Naviguer</text:span> dans <text:span text:style-name="T86">la </text:span><text:span text:style-name="Strong_20_Emphasis">Pages → Actualités</text:span></text:p>
        </text:list-item>
        <text:list-item>
          <text:p text:style-name="P181">Activer le bouton + pour ajouter du contenu</text:p>
        </text:list-item>
        <text:list-item>
          <text:p text:style-name="P179"><text:span text:style-name="T86">Sélectionner</text:span> <text:span text:style-name="Strong_20_Emphasis"><text:span text:style-name="T87">Affichage de contenu web</text:span></text:span></text:p>
        </text:list-item>
        <text:list-item>
          <text:p text:style-name="P180"><text:span text:style-name="Strong_20_Emphasis"><text:span text:style-name="T45">Configurer en sélectionnant l’actualité précédente</text:span></text:span></text:p>
        </text:list-item>
        <text:list-item>
          <text:p text:style-name="P180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5">
        <text:list-item>
          <text:p text:style-name="P182">Modifier la page Home </text:p>
        </text:list-item>
        <text:list-item>
          <text:p text:style-name="P182">Ajouter un <text:span text:style-name="Strong_20_Emphasis">fragment → Web Content</text:span></text:p>
        </text:list-item>
        <text:list-item>
          <text:p text:style-name="P182">Sélectionner le contenu créé</text:p>
        </text:list-item>
        <text:list-item>
          <text:p text:style-name="P182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85">3</text:span></text:span><text:span text:style-name="Strong_20_Emphasis"> : via </text:span><text:span text:style-name="Strong_20_Emphasis"><text:span text:style-name="T88">Modèle de page d’affichage</text:span></text:span><text:bookmark-end text:name="__RefHeading___Toc5487_263690486"/></text:p>
      <text:p text:style-name="Text_20_body"><text:bookmark-start text:name="__RefHeading___Toc5489_263690486"/>Créer <text:span text:style-name="T88">un modèle de page d’affichage</text:span><text:bookmark-end text:name="__RefHeading___Toc5489_263690486"/></text:p>
      <text:list text:style-name="L36">
        <text:list-item>
          <text:p text:style-name="P184">Aller dans <text:span text:style-name="Strong_20_Emphasis"><text:span text:style-name="T26">Conception → </text:span></text:span><text:span text:style-name="Strong_20_Emphasis"><text:span text:style-name="T27">Modèles de page → Modèle de page d’affichage</text:span></text:span></text:p>
        </text:list-item>
        <text:list-item>
          <text:p text:style-name="P183">Ajouter un modèle, <text:span text:style-name="T88">le nommer</text:span> : <text:span text:style-name="Strong_20_Emphasis">Actualité – Page d’affichage</text:span></text:p>
        </text:list-item>
        <text:list-item>
          <text:p text:style-name="P183">Utiliser des fragments <text:span text:style-name="T89">dynamiques pour afficher les champs de la structure Actualités </text:span></text:p>
        </text:list-item>
        <text:list-item>
          <text:p text:style-name="P183">Ajouter un <text:span text:style-name="Strong_20_Emphasis"><text:span text:style-name="T37">bouton</text:span></text:span><text:span text:style-name="Strong_20_Emphasis"> Retour aux actualités</text:span> </text:p>
        </text:list-item>
        <text:list-item>
          <text:p text:style-name="P185">Publier</text:p>
        </text:list-item>
      </text:list>
      <text:p text:style-name="P54">Associer le <text:span text:style-name="T89">Modèle de page d’affichage à la structure</text:span></text:p>
      <text:list text:style-name="L37">
        <text:list-item>
          <text:p text:style-name="P186">Retourner dans votre <text:span text:style-name="T89">structure actualité</text:span></text:p>
        </text:list-item>
        <text:list-item>
          <text:p text:style-name="P186">Cliquer sur <text:span text:style-name="Strong_20_Emphasis"><text:span text:style-name="T26">Détails → Affichage → Page de visualisation</text:span></text:span></text:p>
        </text:list-item>
        <text:list-item>
          <text:p text:style-name="P186">Sélectionner : <text:span text:style-name="Emphasis">Actualité – </text:span><text:span text:style-name="Emphasis"><text:span text:style-name="T92">Page d’affichage</text:span></text:span></text:p>
        </text:list-item>
        <text:list-item>
          <text:p text:style-name="P186">Enregistrer</text:p>
        </text:list-item>
      </text:list>
      <text:p text:style-name="P55">Définir une <text:span text:style-name="T92">l</text:span>iste de contenus <text:span text:style-name="T70">Actualités archivées</text:span></text:p>
      <text:list text:style-name="L38">
        <text:list-item>
          <text:p text:style-name="P187"><text:span text:style-name="T21">Créateur de sites </text:span><text:span text:style-name="Strong_20_Emphasis"><text:span text:style-name="T21">→ Liste de contenus</text:span></text:span></text:p>
        </text:list-item>
        <text:list-item>
          <text:p text:style-name="P187"><text:soft-page-break/><text:span text:style-name="Strong_20_Emphasis"><text:span text:style-name="T26">Nouveau → Collection Dynamique </text:span></text:span><text:span text:style-name="Strong_20_Emphasis">: </text:span><text:span text:style-name="Strong_20_Emphasis"><text:span text:style-name="T90">Actualités archivées</text:span></text:span></text:p>
        </text:list-item>
        <text:list-item>
          <text:p text:style-name="P188"><text:span text:style-name="Strong_20_Emphasis"><text:span text:style-name="T28">Contenu web → Actualités </text:span></text:span></text:p>
        </text:list-item>
        <text:list-item>
          <text:p text:style-name="P188"><text:span text:style-name="Strong_20_Emphasis"><text:span text:style-name="T90">Éventuellement les autres champs</text:span></text:span></text:p>
        </text:list-item>
      </text:list>
      <text:p text:style-name="Text_20_body">Sur la page <text:span text:style-name="Emphasis"><text:span text:style-name="T90">Archives</text:span></text:span> :</text:p>
      <text:list text:style-name="L39">
        <text:list-item>
          <text:p text:style-name="P189">Ajouter un widget <text:span text:style-name="Strong_20_Emphasis">Agrégateur de contenu (Asset Publisher)</text:span></text:p>
        </text:list-item>
        <text:list-item>
          <text:p text:style-name="P190">Choisir la collection que l’on vient de créer </text:p>
        </text:list-item>
        <text:list-item>
          <text:p text:style-name="P191">Créer une nouvelle actualité et vérifier que le modèle de page d’affichage y est bien associé</text:p>
        </text:list-item>
        <text:list-item>
          <text:p text:style-name="P189"><text:span text:style-name="T91">Accéder à la page archive et </text:span>Cliquer sur un élément</text:p>
        </text:list-item>
      </text:list>
      <text:p text:style-name="Text_20_body"/>
      <text:p text:style-name="Text_20_body"/>
      <text:p text:style-name="P30"/>
      <text:h text:style-name="P110" text:outline-level="1"><text:bookmark-start text:name="__RefHeading___Toc5520_263690486"/><text:span text:style-name="Strong_20_Emphasis"><text:span text:style-name="T93">A</text:span></text:span><text:span text:style-name="Strong_20_Emphasis">telier </text:span><text:span text:style-name="Strong_20_Emphasis"><text:span text:style-name="T93">4 </text:span></text:span><text:span text:style-name="Strong_20_Emphasis">: </text:span><text:span text:style-name="Strong_20_Emphasis"><text:span text:style-name="T93">T</text:span></text:span><text:span text:style-name="Strong_20_Emphasis">ables fondamentales de Liferay</text:span><text:bookmark-end text:name="__RefHeading___Toc5520_263690486"/></text:h>
      <text:p text:style-name="P10">Objectif<text:span text:style-name="T65">s</text:span></text:p>
      <text:p text:style-name="Text_20_body">À la fin de ce TP, les stagiaires sauront :</text:p>
      <text:list text:style-name="L40">
        <text:list-item>
          <text:p text:style-name="P192">Identifier les tables essentielles de Liferay</text:p>
        </text:list-item>
        <text:list-item>
          <text:p text:style-name="P192">Comprendre la relation entre sites, pages, utilisateurs, rôles et contenus</text:p>
        </text:list-item>
        <text:list-item>
          <text:p text:style-name="P192">Exécuter des requêtes SQL pour inspecter la structure interne d'une installation Liferay</text:p>
        </text:list-item>
        <text:list-item>
          <text:p text:style-name="P192">Retrouver les identifiants internes indispensables pour diagnostiquer un problème ou croiser des données</text:p>
        </text:list-item>
        <text:list-item>
          <text:p text:style-name="P192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93">4.</text:span></text:span><text:span text:style-name="Strong_20_Emphasis">1. </text:span><text:span text:style-name="Strong_20_Emphasis"><text:span text:style-name="T115">Les sites </text:span></text:span><text:bookmark-end text:name="__RefHeading___Toc5522_263690486"/></text:h>
      <text:p text:style-name="Text_20_body">Les sites dans Liferay sont stockés dans la table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3"><text:span text:style-name="Source_20_Text"/></text:p>
      <text:p text:style-name="Text_20_body"><text:span text:style-name="Source_20_Text"><text:span text:style-name="T137">Utilisé le </text:span></text:span><text:span text:style-name="Source_20_Text"><text:span text:style-name="T138">groupId</text:span></text:span><text:span text:style-name="Source_20_Text"><text:span text:style-name="T137"> dans la suite des requêtes</text:span></text:span></text:p>
      <text:p text:style-name="Text_20_body"/>
      <text:h text:style-name="Heading_20_2" text:outline-level="2"><text:bookmark-start text:name="__RefHeading___Toc5524_263690486"/><text:span text:style-name="T115">4.2</text:span> <text:span text:style-name="T114">U</text:span>tilisateurs <text:span text:style-name="T114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3"><text:span text:style-name="Source_20_Text"/></text:p>
      <text:p text:style-name="Text_20_body"><text:span text:style-name="Source_20_Text"><text:span text:style-name="T117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94">Interprétation </text:span><text:span text:style-name="Source_20_Text"><text:span text:style-name="T94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Users_R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5"><text:span text:style-name="Source_20_Text"/></text:p>
      <text:h text:style-name="Heading_20_2" text:outline-level="2"><text:bookmark-start text:name="__RefHeading___Toc5528_263690486"/><text:span text:style-name="Source_20_Text"><text:span text:style-name="T120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41">
        <text:list-item>
          <text:p text:style-name="P193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193"><text:span text:style-name="Strong_20_Emphasis"><text:span text:style-name="Source_20_Text">LayoutSet</text:span></text:span> → <text:span text:style-name="T122">Conteneurs de pages 2 par sites</text:span></text:p>
        </text:list-item>
        <text:list-item>
          <text:p text:style-name="P194">Permissions </text:p>
        </text:list-item>
      </text:list>
      <text:p text:style-name="P57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15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15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2">
        <text:list-item>
          <text:p text:style-name="P196"><text:span text:style-name="Source_20_Text">type_ :</text:span></text:p>
          <text:list>
            <text:list-item>
              <text:p text:style-name="P196"><text:span text:style-name="Source_20_Text">content</text:span> → Page de contenu</text:p>
            </text:list-item>
            <text:list-item>
              <text:p text:style-name="P196"><text:span text:style-name="Source_20_Text">portlet</text:span> → Page de widgets</text:p>
            </text:list-item>
            <text:list-item>
              <text:p text:style-name="P196"><text:span text:style-name="Source_20_Text">asset_display</text:span><text:span text:style-name="T121"> → Modèle de page de visualisation</text:span></text:p>
            </text:list-item>
            <text:list-item>
              <text:p text:style-name="P196"><text:span text:style-name="Source_20_Text">utility</text:span><text:span text:style-name="T121"> → Page système</text:span></text:p>
            </text:list-item>
            <text:list-item>
              <text:p text:style-name="P196"><text:span text:style-name="Source_20_Text">node</text:span><text:span text:style-name="T121">→ Ensemble de page</text:span></text:p>
            </text:list-item>
          </text:list>
        </text:list-item>
        <text:list-item>
          <text:p text:style-name="P195"><text:span text:style-name="Source_20_Text">friendlyURL</text:span> → /home, /actualites…</text:p>
        </text:list-item>
        <text:list-item>
          <text:p text:style-name="P195"><text:span text:style-name="Source_20_Text">parentLayoutId</text:span> → hiérarchie</text:p>
        </text:list-item>
        <text:list-item>
          <text:p text:style-name="P195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1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3"><text:span text:style-name="Source_20_Text"/></text:p>
      <text:p text:style-name="Text_20_body">Tu verras deux lignes :</text:p>
      <text:list text:style-name="L43">
        <text:list-item>
          <text:p text:style-name="P197"><text:span text:style-name="Source_20_Text">privateLayout = false</text:span> → pages publiques</text:p>
        </text:list-item>
        <text:list-item>
          <text:p text:style-name="P197"><text:span text:style-name="Source_20_Text">privateLayout = true</text:span> → pages privées (même si tu n’en utilises plus en 7.4)</text:p>
        </text:list-item>
      </text:list>
      <text:p text:style-name="P56"/>
      <text:p text:style-name="P58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0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95">Permissions sur les pages</text:span></text:span><text:bookmark-end text:name="__RefHeading___Toc5530_263690486"/></text:p>
      <text:p text:style-name="Text_20_body">Les permissions sont stockées dans :</text:p>
      <text:list text:style-name="L44">
        <text:list-item>
          <text:p text:style-name="P198"><text:span text:style-name="Strong_20_Emphasis"><text:span text:style-name="Source_20_Text">ResourcePermission</text:span></text:span> → qui peut faire quoi sur quoi</text:p>
        </text:list-item>
        <text:list-item>
          <text:p text:style-name="P198"><text:span text:style-name="Strong_20_Emphasis"><text:span text:style-name="Source_20_Text">ResourceAction</text:span></text:span> → quelles actions existent</text:p>
        </text:list-item>
        <text:list-item>
          <text:p text:style-name="P198"><text:span text:style-name="Strong_20_Emphasis"><text:span text:style-name="Source_20_Text">Role_</text:span></text:span> → les rôles</text:p>
        </text:list-item>
        <text:list-item>
          <text:p text:style-name="P198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ResourceP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4"><text:span text:style-name="Source_20_Text"><text:s text:c="10"/>AND groupId = </text:span><text:span text:style-name="Source_20_Text"><text:span text:style-name="T10">&lt;groupId&gt;</text:span></text:span></text:p>
      <text:p text:style-name="Code"><text:span text:style-name="Source_20_Text"><text:s text:c="2"/>);</text:span></text:p>
      <text:p text:style-name="P58"><text:span text:style-name="T10">actionIds</text:span> est un <text:span text:style-name="T13">bit mask</text:span><text:span text:style-name="T37"> </text:span><text:span text:style-name="T46">de la table resourceaction</text:span></text:p>
      <text:p text:style-name="Text_20_body"/>
      <text:p text:style-name="P59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21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23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5">
        <text:list-item>
          <text:p text:style-name="P199"><text:span text:style-name="Strong_20_Emphasis">DLFileEntry : </text:span><text:span text:style-name="Strong_20_Emphasis"><text:span text:style-name="T47">Un document</text:span></text:span></text:p>
        </text:list-item>
        <text:list-item>
          <text:p text:style-name="P199"><text:span text:style-name="Strong_20_Emphasis">DLFileVersion : </text:span><text:span text:style-name="Strong_20_Emphasis"><text:span text:style-name="T47">Versionning</text:span></text:span></text:p>
        </text:list-item>
        <text:list-item>
          <text:p text:style-name="P199"><text:span text:style-name="Strong_20_Emphasis">DLFolder : </text:span><text:span text:style-name="Strong_20_Emphasis"><text:span text:style-name="T47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2"/>
      <text:p text:style-name="P31"/>
      <text:h text:style-name="P110" text:outline-level="1"><text:bookmark-start text:name="__RefHeading___Toc5376_263690486"/><text:span text:style-name="T66">Atelier </text:span><text:span text:style-name="T160">5</text:span><text:span text:style-name="Strong_20_Emphasis"> : G</text:span><text:span text:style-name="Strong_20_Emphasis"><text:span text:style-name="T135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6">
        <text:list-item>
          <text:p text:style-name="P200"><text:span text:style-name="Strong_20_Emphasis">portal-ext.properties</text:span></text:p>
        </text:list-item>
        <text:list-item>
          <text:p text:style-name="P200"><text:span text:style-name="Strong_20_Emphasis">OSGi .config</text:span></text:p>
        </text:list-item>
        <text:list-item>
          <text:p text:style-name="P200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17" text:outline-level="2"><text:bookmark-start text:name="__RefHeading___Toc5378_263690486"/><text:span text:style-name="Strong_20_Emphasis"><text:span text:style-name="T67">5.1 </text:span></text:span><text:span text:style-name="Strong_20_Emphasis"><text:span text:style-name="T133">Propriétés </text:span></text:span><text:span text:style-name="Strong_20_Emphasis"><text:span text:style-name="T67">de portal-ext</text:span></text:span><text:bookmark-end text:name="__RefHeading___Toc5378_263690486"/></text:h>
      <text:p text:style-name="Text_20_body">Ajouter <text:span text:style-name="T67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7">
        <text:list-item>
          <text:p text:style-name="P201">Les CSS ne sont plus concaténées/minifiées</text:p>
        </text:list-item>
        <text:list-item>
          <text:p text:style-name="P201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67">5.2</text:span></text:span><text:span text:style-name="Strong_20_Emphasis">. </text:span><text:span text:style-name="Strong_20_Emphasis"><text:span text:style-name="T67">C</text:span></text:span><text:span text:style-name="Strong_20_Emphasis">onfiguration OSGi</text:span><text:bookmark-end text:name="__RefHeading___Toc5380_263690486"/></text:h>
      <text:p text:style-name="P60"><text:span text:style-name="Strong_20_Emphasis"><text:span text:style-name="T96">Configuration via l’UI</text:span></text:span></text:p>
      <text:p text:style-name="Text_20_body"><text:span text:style-name="T23">Panneau de contrôle</text:span><text:span text:style-name="T21"> &gt; </text:span><text:span text:style-name="T23">Paramètres Système</text:span><text:span text:style-name="T21"> &gt; </text:span><text:span text:style-name="T23">Contenu web</text:span></text:p>
      <text:list text:style-name="L48">
        <text:list-item>
          <text:p text:style-name="P202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95">Observation</text:span></text:span><text:bookmark-end text:name="__RefHeading___Toc5548_263690486"/></text:p>
      <text:list text:style-name="L49">
        <text:list-item>
          <text:p text:style-name="P203">Le changement est immédiat</text:p>
        </text:list-item>
        <text:list-item>
          <text:p text:style-name="P203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50">
        <text:list-item>
          <text:p text:style-name="P204">La modification met à jour <text:span text:style-name="T124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34">SELECT</text:span></text:span></text:p>
      <text:p text:style-name="Code"><text:span text:style-name="Strong_20_Emphasis"><text:span text:style-name="T134"><text:s text:c="2"/>configurationId,</text:span></text:span></text:p>
      <text:p text:style-name="Code"><text:span text:style-name="Strong_20_Emphasis"><text:span text:style-name="T134"><text:s text:c="2"/>dictionary</text:span></text:span></text:p>
      <text:p text:style-name="Code"><text:span text:style-name="Strong_20_Emphasis"><text:span text:style-name="T134">FROM configuration_;</text:span></text:span></text:p>
      <text:p text:style-name="Text_20_body"><text:span text:style-name="Strong_20_Emphasis"><text:span text:style-name="T37"/></text:span></text:p>
      <text:p text:style-name="Text_20_body"><text:span text:style-name="Strong_20_Emphasis"><text:span text:style-name="T95">Configuration via fichiers :</text:span></text:span></text:p>
      <text:p text:style-name="P60"><text:span text:style-name="Strong_20_Emphasis"><text:span text:style-name="T48">Vérifier la valeur de la case à cocher « In</text:span></text:span><text:span text:style-name="Strong_20_Emphasis"><text:span text:style-name="T37">dex de toutes les versions des articles activé </text:span></text:span><text:span text:style-name="Strong_20_Emphasis">»</text:span></text:p>
      <text:p text:style-name="P60"><text:span text:style-name="Strong_20_Emphasis"><text:span text:style-name="T48">Sortir de la page de configuration</text:span></text:span></text:p>
      <text:p text:style-name="P60"><text:span text:style-name="Strong_20_Emphasis"><text:span text:style-name="T49">Créer le fichier :</text:span></text:span></text:p>
      <text:p text:style-name="P60"><text:span text:style-name="Source_20_Text"><text:span text:style-name="T125">com.liferay.journal.configuration.JournalServiceConfiguration.config</text:span></text:span></text:p>
      <text:p text:style-name="P60"><text:soft-page-break/><text:span text:style-name="Strong_20_Emphasis"><text:span text:style-name="T49">Avec comme contenu :</text:span></text:span></text:p>
      <text:p text:style-name="Code"><text:span text:style-name="Strong_20_Emphasis">indexAllArticleVersionsEnabled="false"</text:span></text:p>
      <text:p text:style-name="P60"><text:span text:style-name="Strong_20_Emphasis"><text:span text:style-name="T49"/></text:span></text:p>
      <text:p text:style-name="P60"><text:span text:style-name="Strong_20_Emphasis"><text:span text:style-name="T49">Retrouver l’effet dans l’UI</text:span></text:span></text:p>
      <text:p text:style-name="P60"><text:span text:style-name="Strong_20_Emphasis"><text:span text:style-name="T49"/></text:span></text:p>
      <text:h text:style-name="Heading_20_2" text:outline-level="2"><text:bookmark-start text:name="__RefHeading___Toc5552_263690486"/><text:span text:style-name="Strong_20_Emphasis">5.3 Verbosité des logs </text:span><text:bookmark-end text:name="__RefHeading___Toc5552_263690486"/></text:h>
      <text:p text:style-name="P61"><text:span text:style-name="Strong_20_Emphasis"><text:span text:style-name="T24">Panneau de contrôle | Système | Administration du serveur 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0">Visualiser les loggers 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0">Passer </text:span></text:span><text:span text:style-name="Strong_20_Emphasis"><text:span text:style-name="T5">com.liferay</text:span></text:span><text:span text:style-name="Strong_20_Emphasis"><text:span text:style-name="T50"> en mode DEBUG et visualiser l’effet sur </text:span></text:span><text:span text:style-name="Strong_20_Emphasis"><text:span text:style-name="T5">catalina.out</text:span></text:span></text:p>
      <text:h text:style-name="P111" text:outline-level="1"><text:bookmark-start text:name="__RefHeading___Toc5384_263690486"/><text:span text:style-name="Strong_20_Emphasis"><text:span text:style-name="T139">Atelier 6 : Exploitation des modules OSGI</text:span></text:span><text:bookmark-end text:name="__RefHeading___Toc5384_263690486"/></text:h>
      <text:p text:style-name="P12">Objectif<text:span text:style-name="T139">s</text:span></text:p>
      <text:list text:style-name="L51">
        <text:list-item>
          <text:p text:style-name="P205"><text:bookmark-start text:name="__RefHeading___Toc5574_263690486"/><text:span text:style-name="Strong_20_Emphasis"><text:span text:style-name="T37">Utiliser la Gogoshell</text:span></text:span><text:bookmark-end text:name="__RefHeading___Toc5574_263690486"/></text:p>
        </text:list-item>
        <text:list-item>
          <text:p text:style-name="P205"><text:span text:style-name="Strong_20_Emphasis"><text:span text:style-name="T53">L</text:span></text:span><text:span text:style-name="Strong_20_Emphasis"><text:span text:style-name="T37">ister les modules OSGi</text:span></text:span></text:p>
        </text:list-item>
        <text:list-item>
          <text:p text:style-name="P205"><text:span text:style-name="T53">I</text:span><text:span text:style-name="T37">dentifier un module Liferay</text:span></text:p>
        </text:list-item>
        <text:list-item>
          <text:p text:style-name="P205"><text:span text:style-name="T53">A</text:span><text:span text:style-name="T37">rrêter et redémarrer un module</text:span></text:p>
        </text:list-item>
        <text:list-item>
          <text:p text:style-name="P205"><text:span text:style-name="Strong_20_Emphasis"><text:span text:style-name="T53">O</text:span></text:span><text:span text:style-name="Strong_20_Emphasis"><text:span text:style-name="T37">bserver l’impact immédiat dans l’interface utilisateur</text:span></text:span></text:p>
        </text:list-item>
      </text:list>
      <text:h text:style-name="P206" text:outline-level="1"><text:span text:style-name="Strong_20_Emphasis"/></text:h>
      <text:p text:style-name="Text_20_body"><text:span text:style-name="Strong_20_Emphasis"><text:span text:style-name="T37">Accéder au Gogo Shell</text:span></text:span></text:p>
      <text:p text:style-name="P36"><text:span text:style-name="Source_20_Text"><text:span text:style-name="T30">Panneau de contrôle → Système → Gogo Shell</text:span></text:span></text:p>
      <text:p text:style-name="P36"><text:span text:style-name="Source_20_Text"><text:span text:style-name="T131">Taper :</text:span></text:span></text:p>
      <text:p text:style-name="P35"><text:span text:style-name="Source_20_Text">help</text:span></text:p>
      <text:p text:style-name="P35"><text:span text:style-name="Source_20_Text">lb -s</text:span></text:p>
      <text:p text:style-name="Text_20_body"/>
      <text:p text:style-name="Text_20_body"><text:span text:style-name="T75">Identifier </text:span><text:span text:style-name="T76">l’ID du bundle </text:span><text:span text:style-name="T15">com.liferay.journal.web, </text:span><text:span text:style-name="T16">de </text:span></text:p>
      <text:p text:style-name="Text_20_body"><text:span text:style-name="T76"/></text:p>
      <text:p text:style-name="P64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h text:style-name="P207" text:outline-level="1"><text:span text:style-name="Strong_20_Emphasis"><text:span text:style-name="T61">Lister les services de type</text:span></text:span><text:span text:style-name="Strong_20_Emphasis"><text:span text:style-name="T191"> </text:span></text:span></text:h>
      <text:p text:style-name="Code"><text:span text:style-name="Strong_20_Emphasis"><text:span text:style-name="T70">services -b </text:span></text:span><text:span text:style-name="Source_20_Text"><text:span text:style-name="T70">&lt;ID_DU_BUNDLE&gt;</text:span></text:span></text:p>
      <text:h text:style-name="P207" text:outline-level="1"><text:span text:style-name="Source_20_Text"/></text:h>
      <text:h text:style-name="P207" text:outline-level="1"><text:span text:style-name="Strong_20_Emphasis"><text:span text:style-name="T61">Lister les services de type </text:span></text:span><text:span text:style-name="Strong_20_Emphasis"><text:span text:style-name="T14">ModelResourcePermission</text:span></text:span><text:span text:style-name="Strong_20_Emphasis"><text:span text:style-name="T191"> </text:span></text:span></text:h>
      <text:p text:style-name="Code"><text:span text:style-name="Strong_20_Emphasis">services com.liferay.portal.kernel.security.permission.resource.ModelResourcePermission</text:span></text:p>
      <text:h text:style-name="P207" text:outline-level="1"><text:span text:style-name="Strong_20_Emphasis"/></text:h>
      <text:h text:style-name="P207" text:outline-level="1"><text:span text:style-name="Source_20_Text"/></text:h>
      <text:h text:style-name="P207" text:outline-level="1"><text:span text:style-name="Source_20_Text"><text:span text:style-name="T191">Lister tous les composants :</text:span></text:span></text:h>
      <text:p text:style-name="Code"><text:span text:style-name="Source_20_Text">scr:list</text:span></text:p>
      <text:h text:style-name="P207" text:outline-level="1"><text:span text:style-name="Source_20_Text"/></text:h>
      <text:h text:style-name="P207" text:outline-level="1"><text:span text:style-name="Source_20_Text"><text:span text:style-name="T191">Voir les dépendances d’un composant :</text:span></text:span></text:h>
      <text:p text:style-name="Code"><text:span text:style-name="Source_20_Text">scr:info com.liferay.portal.security.permission.internal.resource.PortletResourcePermissionImpl</text:span></text:p>
      <text:h text:style-name="P207" text:outline-level="1"><text:span text:style-name="Strong_20_Emphasis"/></text:h>
      <text:h text:style-name="P111" text:outline-level="1"><text:bookmark-start text:name="__RefHeading___Toc5578_263690486"/><text:span text:style-name="Strong_20_Emphasis"><text:span text:style-name="T67">Atelier </text:span></text:span><text:span text:style-name="Strong_20_Emphasis"><text:span text:style-name="T140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40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95">Activer le staging</text:span></text:span><text:bookmark-end text:name="__RefHeading___Toc5386_263690486"/></text:p>
      <text:p text:style-name="Text_20_body"><text:span text:style-name="T129">Menu du site</text:span> <text:s/>&gt; <text:span text:style-name="T129">En cours de publication</text:span> &gt; <text:span text:style-name="T129">Organiser</text:span></text:p>
      <text:list text:style-name="L52">
        <text:list-item>
          <text:p text:style-name="P208">Choisir <text:span text:style-name="Strong_20_Emphasis">Local Staging</text:span></text:p>
        </text:list-item>
        <text:list-item>
          <text:p text:style-name="P208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30">Ajouter du contenu dans le staging</text:span></text:span><text:bookmark-end text:name="__RefHeading___Toc5388_263690486"/></text:p>
      <text:list text:style-name="L53">
        <text:list-item>
          <text:p text:style-name="P209"><text:span text:style-name="T132">Editer la page Home et ajouter une </text:span>“Bannière <text:span text:style-name="T132">Cookie</text:span>”</text:p>
        </text:list-item>
      </text:list>
      <text:list text:style-name="L54">
        <text:list-item>
          <text:p text:style-name="P211">Publier sur le staging</text:p>
        </text:list-item>
        <text:list-item>
          <text:p text:style-name="P211">Comparer le staging (pré-production) et le live (en utilisant un autre navigateur ou un onglet privé)</text:p>
          <text:p text:style-name="P210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95">Publier </text:span></text:span><text:span text:style-name="Strong_20_Emphasis"><text:span text:style-name="T97">sur le vrai site</text:span></text:span><text:bookmark-end text:name="__RefHeading___Toc5390_263690486"/></text:p>
      <text:list text:style-name="L55">
        <text:list-item>
          <text:p text:style-name="P212">Publi<text:span text:style-name="T132">er sur le site</text:span></text:p>
        </text:list-item>
        <text:list-item>
          <text:p text:style-name="P212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40">7</text:span></text:span><text:span text:style-name="Strong_20_Emphasis"><text:span text:style-name="T132">.2 </text:span></text:span><text:span text:style-name="Strong_20_Emphasis">Export / Import</text:span><text:bookmark-end text:name="__RefHeading___Toc5570_263690486"/></text:h>
      <text:list text:style-name="L56">
        <text:list-item>
          <text:p text:style-name="P213">Exporter le site dans un <text:span text:style-name="Source_20_Text">.lar</text:span></text:p>
        </text:list-item>
        <text:list-item>
          <text:p text:style-name="P213">Importer dans un nouveau site “EventPortal_Copy”</text:p>
        </text:list-item>
      </text:list>
      <text:p text:style-name="Text_20_body"/>
      <text:p text:style-name="P62">Aller sur le vrai site, effectuer un export puis télécharger le fichier .lar</text:p>
      <text:p text:style-name="P62">Créer une nouveau site « Copie »</text:p>
      <text:p text:style-name="P62">Effectuer ensuite une importation sur le site « Copie »</text:p>
      <text:p text:style-name="P63">Retrouver les pages</text:p>
      <text:p text:style-name="Text_20_body"/>
      <text:h text:style-name="P109" text:outline-level="1"><text:span text:style-name="Strong_20_Emphasis"/></text:h>
      <text:h text:style-name="P110" text:outline-level="1"><text:bookmark-start text:name="__RefHeading___Toc5394_263690486"/><text:span text:style-name="Strong_20_Emphasis"><text:span text:style-name="T67">Atelier </text:span></text:span><text:span text:style-name="Strong_20_Emphasis"><text:span text:style-name="T140">8</text:span></text:span><text:span text:style-name="Strong_20_Emphasis"> : Développement Portlet MVC simple</text:span><text:bookmark-end text:name="__RefHeading___Toc5394_263690486"/></text:h>
      <text:p text:style-name="P9">Objectif</text:p>
      <text:p text:style-name="Text_20_body">Créer une portlet “HelloEvent”.</text:p>
      <text:h text:style-name="P118" text:outline-level="2"><text:bookmark-start text:name="__RefHeading___Toc5396_263690486"/><text:span text:style-name="Strong_20_Emphasis"><text:span text:style-name="T141">8.1 Mise en place du workspace</text:span></text:span><text:bookmark-end text:name="__RefHeading___Toc5396_263690486"/></text:h>
      <text:p text:style-name="P41"><text:span text:style-name="Strong_20_Emphasis"><text:span text:style-name="T52">Installer blade cli</text:span></text:span></text:p>
      <text:p text:style-name="P41"><text:a xlink:type="simple" xlink:href="https://learn.liferay.com/w/dxp/development/tooling/blade-cli" text:style-name="Internet_20_link" text:visited-style-name="Visited_20_Internet_20_Link"><text:span text:style-name="Strong_20_Emphasis"><text:span text:style-name="T37">https://learn.liferay.com/w/dxp/development/tooling/blade-cli</text:span></text:span></text:a></text:p>
      <text:p text:style-name="P41"><text:span text:style-name="Strong_20_Emphasis"><text:span text:style-name="T52">Vérifier avec </text:span></text:span></text:p>
      <text:p text:style-name="Code"><text:span text:style-name="Strong_20_Emphasis">blade -v</text:span></text:p>
      <text:p text:style-name="P41"><text:span text:style-name="Strong_20_Emphasis"><text:span text:style-name="T52"/></text:span></text:p>
      <text:p text:style-name="P41"><text:span text:style-name="Strong_20_Emphasis"><text:span text:style-name="T52">Vous placer dans un répertoire de travail et exécuter 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44">8.2 </text:span>Import du workspace dans l’IDE<text:bookmark-end text:name="__RefHeading___Toc5587_263690486"/></text:h>
      <text:list text:style-name="L57">
        <text:list-item>
          <text:p text:style-name="P214">Ouvrez votre IDE (Eclipse/Liferay Developer Studio ou IntelliJ).</text:p>
        </text:list-item>
        <text:list-item>
          <text:p text:style-name="P214">Importez le workspace :</text:p>
          <text:list>
            <text:list-item>
              <text:p text:style-name="P214">Eclipse/Liferay Developer Studio :</text:p>
              <text:list>
                <text:list-item>
                  <text:p text:style-name="P214"><text:span text:style-name="Strong_20_Emphasis">File &gt; Import… &gt; Existing Gradle Project</text:span>,</text:p>
                </text:list-item>
                <text:list-item>
                  <text:p text:style-name="P214">sélectionnez le dossier <text:span text:style-name="Source_20_Text">my-liferay-workspace</text:span>.</text:p>
                </text:list-item>
              </text:list>
            </text:list-item>
            <text:list-item>
              <text:p text:style-name="P214">IntelliJ :</text:p>
              <text:list>
                <text:list-item>
                  <text:p text:style-name="P214"><text:span text:style-name="Strong_20_Emphasis">Open…</text:span>,</text:p>
                </text:list-item>
                <text:list-item>
                  <text:p text:style-name="P214"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14">Attendez la fin de l’indexation et de la synchronisation Gradle.</text:p>
        </text:list-item>
      </text:list>
      <text:p text:style-name="P46"><text:span text:style-name="Strong_20_Emphasis"><text:span text:style-name="T95">Contrôle</text:span></text:span><text:span text:style-name="Strong_20_Emphasis"><text:span text:style-name="T37"> :<text:line-break/>Dans la vue de projets, vous voyez le projet </text:span></text:span><text:span text:style-name="Source_20_Text"><text:span text:style-name="T37">my-liferay-workspace</text:span></text:span><text:span text:style-name="Strong_20_Emphasis"><text:span text:style-name="T37"> et son sous-répertoire </text:span></text:span><text:span text:style-name="Source_20_Text"><text:span text:style-name="T37">modules</text:span></text:span><text:span text:style-name="Strong_20_Emphasis"><text:span text:style-name="T37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44">3</text:span></text:span><text:span text:style-name="Strong_20_Emphasis"> Création d’un module portle</text:span><text:span text:style-name="Strong_20_Emphasis"><text:span text:style-name="T146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95">Créer </text:span></text:span><text:span text:style-name="Strong_20_Emphasis"><text:span text:style-name="T100">le </text:span></text:span><text:span text:style-name="Strong_20_Emphasis"><text:span text:style-name="T95">module MVC</text:span></text:span><text:bookmark-end text:name="__RefHeading___Toc5398_263690486"/></text:p>
      <text:p text:style-name="Text_20_body"/>
      <text:p text:style-name="P37"><text:span text:style-name="Source_20_Text"><text:span text:style-name="T142">cd liferay-workspace</text:span></text:span></text:p>
      <text:p text:style-name="Code"><text:span text:style-name="Source_20_Text">blade create -t mvc-portlet -p </text:span><text:span text:style-name="Source_20_Text"><text:span text:style-name="T142">org.formation</text:span></text:span><text:span text:style-name="Source_20_Text">.hello -</text:span><text:span text:style-name="Source_20_Text"><text:span text:style-name="T145">c HelloPortlet </text:span></text:span><text:span text:style-name="Source_20_Text">hello</text:span></text:p>
      <text:p text:style-name="Text_20_body"><text:span text:style-name="Strong_20_Emphasis"><text:span text:style-name="T37"/></text:span></text:p>
      <text:list text:style-name="L58">
        <text:list-item>
          <text:list>
            <text:list-item>
              <text:p text:style-name="P215"><text:span text:style-name="Source_20_Text">-t mvc-portlet</text:span> : type de module,</text:p>
            </text:list-item>
            <text:list-item>
              <text:p text:style-name="P215"><text:span text:style-name="Source_20_Text">-p </text:span><text:span text:style-name="Source_20_Text"><text:span text:style-name="T147">org</text:span></text:span><text:span text:style-name="Source_20_Text">.formation.hello</text:span> : package Java,</text:p>
            </text:list-item>
            <text:list-item>
              <text:p text:style-name="P215"><text:soft-page-break/><text:span text:style-name="Source_20_Text">-c HelloPortlet</text:span> : nom de la classe portlet,</text:p>
            </text:list-item>
            <text:list-item>
              <text:p text:style-name="P215"><text:span text:style-name="Source_20_Text"><text:span text:style-name="T37">hello</text:span></text:span><text:span text:style-name="Strong_20_Emphasis"><text:span text:style-name="T37"> : nom du module.</text:span></text:span></text:p>
            </text:list-item>
          </text:list>
        </text:list-item>
      </text:list>
      <text:p text:style-name="P42"><text:span text:style-name="Strong_20_Emphasis"><text:span text:style-name="T54">Vérifier la création du module </text:span></text:span><text:span text:style-name="Strong_20_Emphasis"><text:span text:style-name="T37">dans votre IDE</text:span></text:span><text:span text:style-name="Strong_20_Emphasis"><text:span text:style-name="T32"> </text:span></text:span></text:p>
      <text:p text:style-name="P65">Vérifiez dans l’IDE :</text:p>
      <text:list text:style-name="L59">
        <text:list-item>
          <text:p text:style-name="P216">un nouveau projet <text:span text:style-name="Source_20_Text">hello</text:span> apparaît sous le dossier <text:span text:style-name="Source_20_Text">modules</text:span>,</text:p>
        </text:list-item>
        <text:list-item>
          <text:p text:style-name="P216">la classe <text:span text:style-name="Source_20_Text">HelloPortlet</text:span> existe dans <text:span text:style-name="Source_20_Text">src/main/java/</text:span><text:span text:style-name="Source_20_Text"><text:span text:style-name="T147">org</text:span></text:span><text:span text:style-name="Source_20_Text">/formation/hello</text:span>.</text:p>
        </text:list-item>
      </text:list>
      <text:p text:style-name="P65">Ouvrez la vue JSP principale :<text:line-break/><text:span text:style-name="Source_20_Text">hello/src/main/resources/META-INF/resources/view.jsp</text:span>.</text:p>
      <text:p text:style-name="P65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25">&lt;%@ page import="com.liferay.portal.kernel.util.HtmlUtil" %&gt;</text:span></text:span></text:p>
      <text:list text:style-name="L60">
        <text:list-header>
          <text:p text:style-name="P105"><text:span text:style-name="Source_20_Text"><text:span text:style-name="T125">&lt;%@ taglib uri="http://java.sun.com/portlet_2_0" prefix="portlet" %&gt;</text:span></text:span></text:p>
          <text:p text:style-name="P105"><text:span text:style-name="Source_20_Text"><text:span text:style-name="T125">&lt;%@ taglib uri="http://liferay.com/tld/theme" prefix="liferay-theme" %&gt;</text:span></text:span></text:p>
          <text:p text:style-name="P106"/>
          <text:p text:style-name="P105"><text:span text:style-name="Source_20_Text"><text:span text:style-name="T125">&lt;liferay-theme:defineObjects /&gt;</text:span></text:span></text:p>
          <text:p text:style-name="P105"><text:span text:style-name="Source_20_Text"><text:span text:style-name="T125">&lt;portlet:defineObjects /&gt;</text:span></text:span></text:p>
          <text:p text:style-name="P106"/>
          <text:p text:style-name="P105"><text:span text:style-name="Source_20_Text"><text:span text:style-name="T125">&lt;h1&gt;Hello Liferay 7.4 !&lt;/h1&gt;</text:span></text:span></text:p>
          <text:p text:style-name="P105"><text:span text:style-name="Source_20_Text"><text:span text:style-name="T125">&lt;p&gt;</text:span></text:span></text:p>
          <text:p text:style-name="P105"><text:span text:style-name="Source_20_Text"><text:span text:style-name="T125"><text:s text:c="4"/>Ce portlet a été créé dans un module OSGi à l’aide de Blade CLI.&lt;br/&gt;</text:span></text:span></text:p>
          <text:p text:style-name="P105"><text:span text:style-name="Source_20_Text"><text:span text:style-name="T125"><text:s text:c="4"/>Utilisateur connecté : &lt;strong&gt;&lt;%= HtmlUtil.escape(themeDisplay.getUser().getFullName()) %&gt;&lt;/strong&gt;</text:span></text:span></text:p>
          <text:p text:style-name="P105"><text:span text:style-name="Source_20_Text"><text:span text:style-name="T125">&lt;/p&gt;</text:span></text:span><text:bookmark-end text:name="__DdeLink__5593_263690486"/></text:p>
        </text:list-header>
      </text:list>
      <text:p text:style-name="P66"><text:span text:style-name="Strong_20_Emphasis"/></text:p>
      <text:p text:style-name="P66"><text:span text:style-name="Strong_20_Emphasis"><text:span text:style-name="T95">Contrôle :</text:span></text:span></text:p>
      <text:p text:style-name="P66">Le code compile dans l’IDE (pas d’erreur rouge dans la classe ni dans la JSP).</text:p>
      <text:p text:style-name="P65"><text:span text:style-name="Strong_20_Emphasis"/></text:p>
      <text:p text:style-name="P65"><text:span text:style-name="Strong_20_Emphasis"/></text:p>
      <text:p text:style-name="Text_20_body"><text:bookmark-start text:name="__RefHeading___Toc5402_263690486"/><text:span text:style-name="Strong_20_Emphasis"><text:span text:style-name="T95">Déployer</text:span></text:span><text:bookmark-end text:name="__RefHeading___Toc5402_263690486"/></text:p>
      <text:p text:style-name="Text_20_body"><text:span text:style-name="Source_20_Text"><text:span text:style-name="T116">Configurer la cible de déploiement en ajoutant dans le fichier gradle.properties du workspace :</text:span></text:span></text:p>
      <text:p text:style-name="Code"><text:span text:style-name="Source_20_Text">liferay.workspace.home.dir=/chemin/vers/ton/liferay</text:span></text:p>
      <text:p text:style-name="P44"><text:span text:style-name="Source_20_Text"/></text:p>
      <text:p text:style-name="Text_20_body"><text:span text:style-name="Source_20_Text"><text:span text:style-name="T116">Assurer vous que le serveur est démarré</text:span></text:span></text:p>
      <text:p text:style-name="P43"><text:span text:style-name="Source_20_Text"><text:span text:style-name="T116"/></text:span></text:p>
      <text:p text:style-name="P43"><text:span text:style-name="Source_20_Text"><text:span text:style-name="T116">Puis effectuer la commande de déploiement dans le répertoire du workspace</text:span></text:span></text:p>
      <text:p text:style-name="P39"><text:span text:style-name="Source_20_Text">./gradlew :modules:hello-web:deploy</text:span></text:p>
      <text:p text:style-name="P39"><text:span text:style-name="Source_20_Text"><text:span text:style-name="T148">OU</text:span></text:span></text:p>
      <text:p text:style-name="P39"><text:span text:style-name="Source_20_Text">./gradlew deploy</text:span></text:p>
      <text:p text:style-name="Text_20_body"><text:span text:style-name="Source_20_Text"><text:span text:style-name="T137"/></text:span></text:p>
      <text:p text:style-name="P80"><text:span text:style-name="Strong_20_Emphasis"><text:span text:style-name="T118">Contrôle :</text:span></text:span></text:p>
      <text:p text:style-name="P80"><text:span text:style-name="Source_20_Text"><text:span text:style-name="T116">Dans le répertoire </text:span></text:span><text:span text:style-name="Source_20_Text">deploy</text:span><text:span text:style-name="Source_20_Text"><text:span text:style-name="T116"> du Liferay Home, le JAR du module </text:span></text:span><text:span text:style-name="Source_20_Text">hello-</text:span><text:span text:style-name="Source_20_Text"><text:span text:style-name="T149">event</text:span></text:span><text:span text:style-name="Source_20_Text"><text:span text:style-name="T116"> doit apparaître, puis être déplacé automatiquement une fois déployé.</text:span></text:span></text:p>
      <text:p text:style-name="Text_20_body"><text:soft-page-break/><text:span text:style-name="Source_20_Text"><text:span text:style-name="T119">D</text:span></text:span><text:span text:style-name="Source_20_Text"><text:span text:style-name="T116">ans les traces du serveur, </text:span></text:span><text:span text:style-name="Source_20_Text"><text:span text:style-name="T119">on doit pouvoir voir la ligne :</text:span></text:span></text:p>
      <text:p text:style-name="Code"><text:span text:style-name="Source_20_Text">Started org.formation.helloEvent_1.0.0</text:span></text:p>
      <text:h text:style-name="P119" text:outline-level="2"><text:bookmark-start text:name="__RefHeading___Toc5404_263690486"/><text:span text:style-name="Strong_20_Emphasis"><text:span text:style-name="T143">8.</text:span></text:span><text:span text:style-name="Strong_20_Emphasis"><text:span text:style-name="T144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17">Connectez-vous au portail avec votre compte administrateur </text:p>
        </text:list-item>
        <text:list-item>
          <text:p text:style-name="P217">D<text:span text:style-name="T150">ans la </text:span>page <text:span text:style-name="T161">Home</text:span><text:span text:style-name="T150"> de notre portail </text:span>.</text:p>
        </text:list-item>
        <text:list-item>
          <text:p text:style-name="P217">Dans le menu d’ajout d’applications, recherchez le portlet :</text:p>
          <text:list>
            <text:list-item>
              <text:p text:style-name="P217">nom de la catégorie : selon la configuration du module (souvent “<text:span text:style-name="T150">E</text:span><text:span text:style-name="T161">x</text:span><text:span text:style-name="T150">emple</text:span>” ou “hello”),</text:p>
            </text:list-item>
            <text:list-item>
              <text:p text:style-name="P217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17">Ajoutez le portlet à la page.</text:p>
        </text:list-item>
        <text:list-item>
          <text:p text:style-name="P217">Vérifiez l’affichage :</text:p>
          <text:list>
            <text:list-item>
              <text:p text:style-name="P217">le message “Hello Liferay 7.4 !” apparaît,</text:p>
            </text:list-item>
            <text:list-item>
              <text:p text:style-name="P217">le nom de l’utilisateur connecté est affiché.</text:p>
            </text:list-item>
          </text:list>
        </text:list-item>
      </text:list>
      <text:p text:style-name="P40"><text:span text:style-name="Strong_20_Emphasis"><text:span text:style-name="T95">Contrôle final :</text:span></text:span></text:p>
      <text:p text:style-name="P40">Si le portlet s’affiche correctement et montre votre nom d’utilisateur connecté, le TP est réussi.</text:p>
      <text:p text:style-name="P47"><text:span text:style-name="Strong_20_Emphasis"/></text:p>
      <text:h text:style-name="P109" text:outline-level="1"><text:span text:style-name="Strong_20_Emphasis"/></text:h>
      <text:h text:style-name="P112" text:outline-level="1"><text:bookmark-start text:name="__RefHeading___Toc878_2030798262"/>Ateliers <text:span text:style-name="T151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18">Implémenter un <text:span text:style-name="Source_20_Text">MVCActionCommand</text:span></text:p>
        </text:list-item>
        <text:list-item>
          <text:p text:style-name="P218">Effectuer la <text:span text:style-name="Strong_20_Emphasis">validation serveur</text:span></text:p>
        </text:list-item>
        <text:list-item>
          <text:p text:style-name="P218">Gérer des erreurs utilisateur (<text:span text:style-name="Source_20_Text">SessionErrors</text:span>)</text:p>
        </text:list-item>
        <text:list-item>
          <text:p text:style-name="P218">Naviguer entre écrans via <text:span text:style-name="Source_20_Text">mvcPath</text:span></text:p>
        </text:list-item>
      </text:list>
      <text:h text:style-name="P113" text:outline-level="1" text:is-list-header="true"/>
      <text:h text:style-name="P120" text:outline-level="2"><text:bookmark-start text:name="__RefHeading___Toc2325_2030798262"/>9.1 Création du module <text:bookmark-end text:name="__RefHeading___Toc2325_2030798262"/></text:h>
      <text:p text:style-name="P40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52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52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52">event</text:span></text:span></text:p>
      <text:p text:style-name="Text_20_body"/>
      <text:p text:style-name="Text_20_body"><text:bookmark-start text:name="__RefHeading___Toc2327_2030798262"/><text:span text:style-name="T94">Modifier </text:span><text:span text:style-name="Source_20_Text"><text:span text:style-name="T94">view.jsp</text:span></text:span><text:bookmark-end text:name="__RefHeading___Toc2327_2030798262"/></text:p>
      <text:p text:style-name="P40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52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94">Créer </text:span><text:span text:style-name="Source_20_Text"><text:span text:style-name="T94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52">événement</text:span></text:span><text:span text:style-name="Source_20_Text">&lt;/h2&gt;</text:span></text:p>
      <text:p text:style-name="Code"><text:soft-page-break/></text:p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52">Event</text:span></text:span><text:span text:style-name="Source_20_Text">" var="saveURL" /&gt;</text:span></text:p>
      <text:p text:style-name="Code"/>
      <text:p text:style-name="Code"><text:span text:style-name="Source_20_Text">&lt;form action="${saveURL}" method="post"&gt;</text:span></text:p>
      <text:p text:style-name="Code"><text:span text:style-name="Source_20_Text"><text:s text:c="3"/>&lt;label&gt;Titre :&lt;/label&gt;</text:span></text:p>
      <text:p text:style-name="Code"><text:span text:style-name="Source_20_Text"><text:s text:c="3"/>&lt;input type="text" name="title" /&gt;</text:span></text:p>
      <text:p text:style-name="Code"><text:span text:style-name="Source_20_Text"><text:s text:c="3"/>&lt;button type="submit"&gt;Enregistrer&lt;/button&gt;</text:span></text:p>
      <text:p text:style-name="Code"><text:span text:style-name="Source_20_Text">&lt;/form&gt;</text:span><text:bookmark-end text:name="__DdeLink__14747_263690486"/></text:p>
      <text:p text:style-name="Text_20_body"/>
      <text:h text:style-name="Heading_20_2" text:outline-level="2"><text:bookmark-start text:name="__RefHeading___Toc2331_2030798262"/><text:span text:style-name="T160">9.2 </text:span>Implémenter l’Action Command<text:bookmark-end text:name="__RefHeading___Toc2331_2030798262"/></text:h>
      <text:p text:style-name="P40">Créer :</text:p>
      <text:p text:style-name="P40"><text:span text:style-name="Source_20_Text"><text:span text:style-name="T125">src/main/java/</text:span></text:span><text:span text:style-name="Source_20_Text"><text:span text:style-name="T126">org</text:span></text:span><text:span text:style-name="Source_20_Text"><text:span text:style-name="T125">/</text:span></text:span><text:span text:style-name="Source_20_Text"><text:span text:style-name="T126">formation</text:span></text:span><text:span text:style-name="Source_20_Text"><text:span text:style-name="T125">/</text:span></text:span><text:span text:style-name="Source_20_Text"><text:span text:style-name="T126">event</text:span></text:span><text:span text:style-name="Source_20_Text"><text:span text:style-name="T125">/action/</text:span></text:span><text:bookmark-start text:name="__DdeLink__14749_263690486"/><text:span text:style-name="Source_20_Text"><text:span text:style-name="T125">SaveE</text:span></text:span><text:span text:style-name="Source_20_Text"><text:span text:style-name="T126">vent</text:span></text:span><text:span text:style-name="Source_20_Text"><text:span text:style-name="T125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25">@Component(</text:span></text:span></text:p>
      <text:p text:style-name="Code"><text:span text:style-name="Source_20_Text"><text:span text:style-name="T125"><text:s text:c="4"/>property = {</text:span></text:span></text:p>
      <text:p text:style-name="P68"><text:span text:style-name="Source_20_Text"><text:span text:style-name="T125"><text:s text:c="8"/>"javax.portlet.name=org_formation_event_EventPortlet",</text:span></text:span></text:p>
      <text:p text:style-name="P68"><text:span text:style-name="Source_20_Text"><text:span text:style-name="T125"><text:s text:c="8"/>"mvc.command.name=saveE</text:span></text:span><text:span text:style-name="Source_20_Text"><text:span text:style-name="T126">vent</text:span></text:span><text:span text:style-name="Source_20_Text"><text:span text:style-name="T125">"</text:span></text:span></text:p>
      <text:p text:style-name="Code"><text:span text:style-name="Source_20_Text"><text:span text:style-name="T125"><text:s text:c="4"/>},</text:span></text:span></text:p>
      <text:p text:style-name="Code"><text:span text:style-name="Source_20_Text"><text:span text:style-name="T125"><text:s text:c="4"/>service = MVCActionCommand.class</text:span></text:span></text:p>
      <text:p text:style-name="Code"><text:span text:style-name="Source_20_Text"><text:span text:style-name="T125">)</text:span></text:span></text:p>
      <text:p text:style-name="Code"><text:span text:style-name="Source_20_Text"><text:span text:style-name="T125">public class SaveE</text:span></text:span><text:span text:style-name="Source_20_Text"><text:span text:style-name="T126">vent</text:span></text:span><text:span text:style-name="Source_20_Text"><text:span text:style-name="T125">MVCActionCommand implements MVCActionCommand {</text:span></text:span></text:p>
      <text:p text:style-name="P38"/>
      <text:p text:style-name="Code"><text:span text:style-name="Source_20_Text"><text:span text:style-name="T125"><text:s text:c="4"/>@Override</text:span></text:span></text:p>
      <text:p text:style-name="Code"><text:span text:style-name="Source_20_Text"><text:span text:style-name="T125"><text:s text:c="4"/>public boolean processAction(ActionRequest req, ActionResponse resp) {</text:span></text:span></text:p>
      <text:p text:style-name="P38"/>
      <text:p text:style-name="Code"><text:span text:style-name="Source_20_Text"><text:span text:style-name="T125"><text:s text:c="8"/>String title = ParamUtil.getString(req, "title");</text:span></text:span></text:p>
      <text:p text:style-name="P38"/>
      <text:p text:style-name="Code"><text:span text:style-name="Source_20_Text"><text:span text:style-name="T125"><text:s text:c="8"/>if (Validator.isNull(title)) {</text:span></text:span></text:p>
      <text:p text:style-name="Code"><text:span text:style-name="Source_20_Text"><text:span text:style-name="T125"><text:s text:c="12"/>SessionErrors.add(req, "title-required");</text:span></text:span></text:p>
      <text:p text:style-name="Code"><text:span text:style-name="Source_20_Text"><text:span text:style-name="T125"><text:s text:c="12"/>resp.setRenderParameter("mvcPath", "/edit.jsp");</text:span></text:span></text:p>
      <text:p text:style-name="Code"><text:span text:style-name="Source_20_Text"><text:span text:style-name="T125"><text:s text:c="12"/>return false;</text:span></text:span></text:p>
      <text:p text:style-name="Code"><text:span text:style-name="Source_20_Text"><text:span text:style-name="T125"><text:s text:c="8"/>}</text:span></text:span></text:p>
      <text:p text:style-name="P38"/>
      <text:p text:style-name="Code"><text:span text:style-name="Source_20_Text"><text:span text:style-name="T125"><text:s text:c="8"/>SessionMessages.add(req, "e</text:span></text:span><text:span text:style-name="Source_20_Text"><text:span text:style-name="T126">vent</text:span></text:span><text:span text:style-name="Source_20_Text"><text:span text:style-name="T125">-saved");</text:span></text:span></text:p>
      <text:p text:style-name="Code"><text:span text:style-name="Source_20_Text"><text:span text:style-name="T125"><text:s text:c="8"/>return true;</text:span></text:span></text:p>
      <text:p text:style-name="Code"><text:span text:style-name="Source_20_Text"><text:span text:style-name="T125"><text:s text:c="4"/>}</text:span></text:span></text:p>
      <text:p text:style-name="Code"><text:span text:style-name="Source_20_Text"><text:span text:style-name="T125">}</text:span></text:span><text:bookmark-end text:name="__DdeLink__14751_263690486"/></text:p>
      <text:h text:style-name="P113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19">Déployer :</text:p>
        </text:list-item>
      </text:list>
      <text:p text:style-name="Code"><text:span text:style-name="Source_20_Text">./gradlew :modules:</text:span><text:span text:style-name="Source_20_Text"><text:span text:style-name="T152">event</text:span></text:span><text:span text:style-name="Source_20_Text">:deploy</text:span></text:p>
      <text:list text:style-name="L64">
        <text:list-item>
          <text:p text:style-name="P220">Ajouter la portlet sur une page</text:p>
        </text:list-item>
        <text:list-item>
          <text:p text:style-name="P220"><text:soft-page-break/>Cliquer <text:span text:style-name="Emphasis">Ajouter une entrée</text:span></text:p>
        </text:list-item>
        <text:list-item>
          <text:p text:style-name="P220">Tester :</text:p>
          <text:list>
            <text:list-item>
              <text:p text:style-name="P220">Formulaire vide → message d’erreur</text:p>
            </text:list-item>
            <text:list-item>
              <text:p text:style-name="P220">Formulaire rempli → succès</text:p>
            </text:list-item>
          </text:list>
        </text:list-item>
      </text:list>
      <text:p text:style-name="P40"><text:span text:style-name="Strong_20_Emphasis"/></text:p>
      <text:h text:style-name="P109" text:outline-level="1"><text:span text:style-name="Strong_20_Emphasis"/></text:h>
      <text:h text:style-name="P114" text:outline-level="1"><text:bookmark-start text:name="__RefHeading___Toc5406_263690486"/><text:span text:style-name="Strong_20_Emphasis"><text:span text:style-name="T68">Atelier </text:span></text:span><text:span text:style-name="Strong_20_Emphasis"><text:span text:style-name="T151">10</text:span></text:span><text:span text:style-name="Strong_20_Emphasis"><text:span text:style-name="T143"> </text:span></text:span><text:span text:style-name="Strong_20_Emphasis">: </text:span><text:span text:style-name="Strong_20_Emphasis"><text:span text:style-name="T168">AUI </text:span></text:span><text:span text:style-name="Strong_20_Emphasis"><text:span text:style-name="T170">et </text:span></text:span><text:span text:style-name="Strong_20_Emphasis"><text:span text:style-name="T183">Navigation</text:span></text:span><text:bookmark-end text:name="__RefHeading___Toc5406_263690486"/></text:h>
      <text:p text:style-name="P15">Objectifs :</text:p>
      <text:list text:style-name="L65">
        <text:list-item>
          <text:p text:style-name="P221">Utiliser AlloyUI</text:p>
        </text:list-item>
      </text:list>
      <text:list text:style-name="L66">
        <text:list-item>
          <text:p text:style-name="P222">Navigation Simple</text:p>
        </text:list-item>
      </text:list>
      <text:p text:style-name="P71"/>
      <text:h text:style-name="Heading_20_2" text:outline-level="2"><text:bookmark-start text:name="__RefHeading___Toc14710_263690486"/>10.1 <text:span text:style-name="T168">AlloyUI</text:span><text:bookmark-end text:name="__RefHeading___Toc14710_263690486"/></text:h>
      <text:p text:style-name="P9"><text:bookmark-start text:name="__RefHeading___Toc2335_2030798262"/><text:span text:style-name="T153">Implémenter</text:span> un formulaire <text:span text:style-name="T168">AlloyUI</text:span><text:bookmark-end text:name="__RefHeading___Toc2335_2030798262"/></text:p>
      <text:p text:style-name="P72">Dans <text:span text:style-name="Source_20_Text">edit.jsp, </text:span><text:span text:style-name="Source_20_Text"><text:span text:style-name="T153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3"><text:span text:style-name="T112">Liste avec </text:span><text:span text:style-name="T94">SearchContainer</text:span></text:p>
      <text:p text:style-name="P73"><text:span text:style-name="T154">Pour l’instant, l</text:span>es événements sont <text:span text:style-name="Strong_20_Emphasis">mockés</text:span> (liste Java en mémoire).</text:p>
      <text:p text:style-name="P72"/>
      <text:p text:style-name="P72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oft-page-break/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21" text:outline-level="2"><text:bookmark-start text:name="__RefHeading___Toc14710_263690486 Copie 1"/>10.<text:span text:style-name="T183">2</text:span> <text:span text:style-name="T177">Navigation simple </text:span><text:bookmark-end text:name="__RefHeading___Toc14710_263690486 Copie 1"/></text:h>
      <text:p text:style-name="P87">Créer une page home.jsp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172"><text:line-break/></text:span></text:p>
      <text:p text:style-name="P86"/>
      <text:p text:style-name="P88">Faire en sorte que ce soit la page d’accueil du portlet en modifiant les paramètres de la classe portlet :</text:p>
      <text:p text:style-name="Code">"javax.portlet.init-param.view-template=/home.jsp",</text:p>
      <text:p text:style-name="P86"/>
      <text:p text:style-name="P86">La page propose un lien utilisant <text:span text:style-name="T1">mvcRenderCommandName</text:span> </text:p>
      <text:p text:style-name="P86"/>
      <text:p text:style-name="P16"><text:span text:style-name="T178">Implémenter un </text:span>MVCR<text:span text:style-name="T174">ender</text:span>Command</text:p>
      <text:p text:style-name="P79">Dans une classe EventListMVCR<text:span text:style-name="T175">ender</text:span>Command</text:p>
      <text:p text:style-name="Code">@Component(<text:span text:style-name="T162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<text:soft-pag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7"/>
      <text:p text:style-name="P17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23">Déployer :</text:p>
        </text:list-item>
      </text:list>
      <text:p text:style-name="P81"><text:span text:style-name="Source_20_Text">./gradlew :modules:</text:span><text:span text:style-name="Source_20_Text"><text:span text:style-name="T152">event</text:span></text:span><text:span text:style-name="Source_20_Text">:deploy</text:span></text:p>
      <text:list text:style-name="L68">
        <text:list-item>
          <text:p text:style-name="P224">Vérifier le déploiement dans les traces</text:p>
        </text:list-item>
        <text:list-item>
          <text:p text:style-name="P224">Visualiser l’affichage de la liste </text:p>
        </text:list-item>
      </text:list>
      <text:h text:style-name="P115" text:outline-level="1"><text:bookmark-start text:name="__RefHeading___Toc5414_263690486"/><text:span text:style-name="Strong_20_Emphasis"><text:span text:style-name="T68">Atelier 11</text:span></text:span><text:span text:style-name="Strong_20_Emphasis"><text:span text:style-name="T143"> </text:span></text:span><text:span text:style-name="Strong_20_Emphasis">: C</text:span><text:span text:style-name="Strong_20_Emphasis"><text:span text:style-name="T156">ouche service </text:span></text:span><text:span text:style-name="Strong_20_Emphasis"><text:span text:style-name="T184">via ServiceBuilder</text:span></text:span><text:bookmark-end text:name="__RefHeading___Toc5414_263690486"/></text:h>
      <text:p text:style-name="P73"/>
      <text:p text:style-name="P14">Objectifs :</text:p>
      <text:list text:style-name="L69">
        <text:list-item>
          <text:p text:style-name="P225">Créer un modèle <text:span text:style-name="Source_20_Text">Event</text:span> via Service Builder</text:p>
        </text:list-item>
      </text:list>
      <text:list text:style-name="L70">
        <text:list-item>
          <text:p text:style-name="P226">Implémenter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27">Exposer la liste via REST Builder</text:p>
        </text:list-item>
      </text:list>
      <text:list text:style-name="L72">
        <text:list-item>
          <text:p text:style-name="P228">Tester avec Postman / curl</text:p>
        </text:list-item>
      </text:list>
      <text:list text:style-name="L73">
        <text:list-item>
          <text:p text:style-name="P229">Appeler le service depuis une portlet ou une Remote App</text:p>
        </text:list-item>
      </text:list>
      <text:p text:style-name="P78"/>
      <text:h text:style-name="Heading_20_2" text:outline-level="2"><text:bookmark-start text:name="__RefHeading___Toc2345_2030798262"/><text:span text:style-name="Strong_20_Emphasis"><text:span text:style-name="T155">1</text:span></text:span><text:span text:style-name="Strong_20_Emphasis"><text:span text:style-name="T159">1</text:span></text:span><text:span text:style-name="Strong_20_Emphasis"><text:span text:style-name="T155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55">org.formation.event</text:span></text:span><text:span text:style-name="Source_20_Text"> event</text:span><text:span text:style-name="Source_20_Text"><text:span text:style-name="T155">s</text:span></text:span></text:p>
      <text:p text:style-name="P73"><text:span text:style-name="T171">2 </text:span>modules générés :</text:p>
      <text:list text:style-name="L74">
        <text:list-item>
          <text:p text:style-name="P230"><text:span text:style-name="Source_20_Text">events-api</text:span></text:p>
        </text:list-item>
        <text:list-item>
          <text:p text:style-name="P230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95">Mett</text:span></text:span><text:span text:style-name="Strong_20_Emphasis"><text:span text:style-name="T104">r</text:span></text:span><text:span text:style-name="Strong_20_Emphasis"><text:span text:style-name="T95">e à jour le fichier</text:span></text:span><text:span text:style-name="Strong_20_Emphasis"><text:span text:style-name="T94"> </text:span></text:span><text:span text:style-name="Source_20_Text"><text:span text:style-name="T94">service.xml</text:span></text:span><text:span text:style-name="T94"> :</text:span></text:p>
      <text:p text:style-name="Code"><text:span text:style-name="Source_20_Text"><text:span text:style-name="T125">&lt;service-builder </text:span></text:span><text:span text:style-name="T125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/text:span><text:soft-page-break/><text:span text:style-name="T125"><text:tab/><text:tab/>&lt;/order&gt;<text:line-break/><text:line-break/><text:tab/><text:tab/>&lt;!-- Finder methods --&gt;<text:line-break/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3"><text:span text:style-name="Source_20_Text"><text:span text:style-name="T180">Générer les classes</text:span></text:span></text:p>
      <text:p text:style-name="P67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16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55">1</text:span></text:span><text:span text:style-name="Strong_20_Emphasis"><text:span text:style-name="T159">1</text:span></text:span><text:span text:style-name="Strong_20_Emphasis"><text:span text:style-name="T155">.2 </text:span></text:span><text:span text:style-name="Strong_20_Emphasis">Implément</text:span><text:span text:style-name="Strong_20_Emphasis"><text:span text:style-name="T155">ation de </text:span></text:span><text:span text:style-name="Strong_20_Emphasis">LocalServiceImpl</text:span><text:bookmark-end text:name="__RefHeading___Toc14712_263690486"/></text:h>
      <text:p text:style-name="P73"><text:span text:style-name="Source_20_Text">EventLocalServiceImpl.java</text:span> :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22" text:outline-level="2" text:is-list-header="true"><text:bookmark-end text:name="__DdeLink__24444_263690486"/><text:soft-page-break/><text:span text:style-name="Strong_20_Emphasis"/></text:h>
      <text:p text:style-name="P83"><text:span text:style-name="Strong_20_Emphasis"><text:span text:style-name="T55">Déployer le service </text:span></text:span></text:p>
      <text:p text:style-name="Code"><text:span text:style-name="Strong_20_Emphasis">./gradlew deploy</text:span></text:p>
      <text:p text:style-name="P83"><text:span text:style-name="Strong_20_Emphasis"><text:span text:style-name="T55">Vérifier que le bundle est démarré</text:span></text:span></text:p>
      <text:h text:style-name="P123" text:outline-level="2"><text:bookmark-start text:name="__RefHeading___Toc2353_2030798262 Copie 1"/><text:span text:style-name="Strong_20_Emphasis"><text:span text:style-name="T155">1</text:span></text:span><text:span text:style-name="Strong_20_Emphasis"><text:span text:style-name="T159">1</text:span></text:span><text:span text:style-name="Strong_20_Emphasis"><text:span text:style-name="T155">.</text:span></text:span><text:span text:style-name="Strong_20_Emphasis"><text:span text:style-name="T183">3</text:span></text:span><text:span text:style-name="Strong_20_Emphasis"><text:span text:style-name="T155"> </text:span></text:span><text:span text:style-name="Strong_20_Emphasis"><text:span text:style-name="T174">Intégration Portlet</text:span></text:span><text:bookmark-end text:name="__RefHeading___Toc2353_2030798262 Copie 1"/></text:h>
      <text:p text:style-name="P85"><text:span text:style-name="Strong_20_Emphasis"/></text:p>
      <text:p text:style-name="P85"><text:span text:style-name="Strong_20_Emphasis"><text:span text:style-name="T56">Dans le projet du portlet, ajouter une dépendance</text:span></text:span><text:span text:style-name="Strong_20_Emphasis"><text:span text:style-name="T174"> </text:span></text:span></text:p>
      <text:p text:style-name="P84"><text:span text:style-name="Source_20_Text"/></text:p>
      <text:p text:style-name="Code"><text:span text:style-name="Source_20_Text">compileOnly project(":modules:events:events-api")</text:span></text:p>
      <text:p text:style-name="P89"><text:span text:style-name="Source_20_Text"/></text:p>
      <text:p text:style-name="P89"><text:span text:style-name="Strong_20_Emphasis"><text:span text:style-name="T101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0"/>
      <text:p text:style-name="P90"><text:span text:style-name="T94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<text:soft-page-break/> <text:s text:c="3"/>System.out.println("Event Title: " + title);<text:line-break/> <text:s text:c="3"/>if (Validator.isNull(title)) {<text:line-break/> <text:s text:c="7"/>SessionErrors.add(req, "title-required");<text:lin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89"/>
      <text:p text:style-name="P89"><text:span text:style-name="T176">Déployer </text:span><text:span text:style-name="T179">et vérifier le déploiement</text:span></text:p>
      <text:p text:style-name="P89"/>
      <text:p text:style-name="P91">Accéder au servlet, enregistrer un événement et vérifier la liste</text:p>
      <text:p text:style-name="P90"/>
      <text:h text:style-name="Heading_20_1" text:outline-level="1"><text:bookmark-start text:name="__RefHeading___Toc2353_2030798262"/><text:soft-page-break/><text:span text:style-name="Strong_20_Emphasis"><text:span text:style-name="T183">Atelier 12 : RestBuilder </text:span></text:span><text:span text:style-name="Strong_20_Emphasis"><text:span text:style-name="T187">et Client Extension</text:span></text:span><text:bookmark-end text:name="__RefHeading___Toc2353_2030798262"/></text:h>
      <text:p text:style-name="P83"/>
      <text:h text:style-name="Heading_20_2" text:outline-level="2">12.1 RestBuilder</text:h>
      <text:p text:style-name="P83">Créer un module :</text:p>
      <text:p text:style-name="P82"><text:span text:style-name="Source_20_Text">blade create -t rest-builder event-rest-builder</text:span></text:p>
      <text:p text:style-name="P83"><text:span text:style-name="Strong_20_Emphasis"><text:span text:style-name="T105"/></text:span></text:p>
      <text:p text:style-name="P94"><text:span text:style-name="Strong_20_Emphasis"><text:span text:style-name="T105">Visualiser les 2 modules générés dans l’IDE</text:span></text:span></text:p>
      <text:p text:style-name="P94"><text:span text:style-name="Strong_20_Emphasis"><text:span text:style-name="T105"/></text:span></text:p>
      <text:p text:style-name="P94"><text:span text:style-name="Strong_20_Emphasis"><text:span text:style-name="T105">Définir un contrat JSON </text:span></text:span></text:p>
      <text:p text:style-name="Code"><text:span text:style-name="Strong_20_Emphasis">{</text:span></text:p>
      <text:p text:style-name="Code"><text:span text:style-name="Strong_20_Emphasis"><text:s text:c="2"/>"basePath": "/events", // Ceci définira le chemin final : /o/events</text:span></text:p>
      <text:p text:style-name="Code"><text:span text:style-name="Strong_20_Emphasis"><text:s text:c="2"/>"applications": [</text:span></text:p>
      <text:p text:style-name="Code"><text:span text:style-name="Strong_20_Emphasis"><text:s text:c="4"/>{</text:span></text:p>
      <text:p text:style-name="Code"><text:span text:style-name="Strong_20_Emphasis"><text:s text:c="6"/>"path": "/events",</text:span></text:p>
      <text:p text:style-name="Code"><text:span text:style-name="Strong_20_Emphasis"><text:s text:c="6"/>"methods": [</text:span></text:p>
      <text:p text:style-name="Code"><text:span text:style-name="Strong_20_Emphasis"><text:s text:c="8"/>{</text:span></text:p>
      <text:p text:style-name="Code"><text:span text:style-name="Strong_20_Emphasis"><text:s text:c="10"/>"method": "GET",</text:span></text:p>
      <text:p text:style-name="Code"><text:span text:style-name="Strong_20_Emphasis"><text:s text:c="10"/>"uri": "/get-all", // L'URI de la méthode sera : /o/events/events/get-all</text:span></text:p>
      <text:p text:style-name="Code"><text:span text:style-name="Strong_20_Emphasis"><text:s text:c="10"/>"description": "Récupère tous les événements pour un groupe donné.",</text:span></text:p>
      <text:p text:style-name="Code"><text:span text:style-name="Strong_20_Emphasis"><text:s text:c="10"/>"parameterType": "LIST",</text:span></text:p>
      <text:p text:style-name="Code"><text:span text:style-name="Strong_20_Emphasis"><text:s text:c="10"/>"parameters": [</text:span></text:p>
      <text:p text:style-name="Code"><text:span text:style-name="Strong_20_Emphasis"><text:s text:c="12"/>{</text:span></text:p>
      <text:p text:style-name="Code"><text:span text:style-name="Strong_20_Emphasis"><text:s text:c="14"/>"name": "groupId",</text:span></text:p>
      <text:p text:style-name="Code"><text:span text:style-name="Strong_20_Emphasis"><text:s text:c="14"/>"type": "long",</text:span></text:p>
      <text:p text:style-name="Code"><text:span text:style-name="Strong_20_Emphasis"><text:s text:c="14"/>"in": "query"</text:span></text:p>
      <text:p text:style-name="Code"><text:span text:style-name="Strong_20_Emphasis"><text:s text:c="12"/>}</text:span></text:p>
      <text:p text:style-name="Code"><text:span text:style-name="Strong_20_Emphasis"><text:s text:c="10"/>],</text:span></text:p>
      <text:p text:style-name="Code"><text:span text:style-name="Strong_20_Emphasis"><text:s text:c="10"/>"response": "EventDTO" // Renvoie une liste d'EventDTO</text:span></text:p>
      <text:p text:style-name="Code"><text:span text:style-name="Strong_20_Emphasis"><text:s text:c="8"/>}</text:span></text:p>
      <text:p text:style-name="Code"><text:span text:style-name="Strong_20_Emphasis"><text:s text:c="6"/>]</text:span></text:p>
      <text:p text:style-name="Code"><text:span text:style-name="Strong_20_Emphasis"><text:s text:c="4"/>}</text:span></text:p>
      <text:p text:style-name="Code"><text:span text:style-name="Strong_20_Emphasis"><text:s text:c="2"/>],</text:span></text:p>
      <text:p text:style-name="Code"><text:span text:style-name="Strong_20_Emphasis"><text:s text:c="2"/>"definitions": {</text:span></text:p>
      <text:p text:style-name="Code"><text:span text:style-name="Strong_20_Emphasis"><text:s text:c="4"/>"EventDTO": { // Définition du DTO pour le JSON</text:span></text:p>
      <text:p text:style-name="Code"><text:span text:style-name="Strong_20_Emphasis"><text:s text:c="6"/>"properties": {</text:span></text:p>
      <text:p text:style-name="Code"><text:span text:style-name="Strong_20_Emphasis"><text:s text:c="8"/>"id": {</text:span></text:p>
      <text:p text:style-name="Code"><text:span text:style-name="Strong_20_Emphasis"><text:s text:c="10"/>"type": "long"</text:span></text:p>
      <text:p text:style-name="Code"><text:span text:style-name="Strong_20_Emphasis"><text:s text:c="8"/>},</text:span></text:p>
      <text:p text:style-name="Code"><text:span text:style-name="Strong_20_Emphasis"><text:s text:c="8"/>"title": {</text:span></text:p>
      <text:p text:style-name="Code"><text:soft-page-break/><text:span text:style-name="Strong_20_Emphasis"><text:s text:c="10"/>"type": "string"</text:span></text:p>
      <text:p text:style-name="Code"><text:span text:style-name="Strong_20_Emphasis"><text:s text:c="8"/>},</text:span></text:p>
      <text:p text:style-name="Code"><text:span text:style-name="Strong_20_Emphasis"><text:s text:c="8"/>"dateDebut": {</text:span></text:p>
      <text:p text:style-name="Code"><text:span text:style-name="Strong_20_Emphasis"><text:s text:c="10"/>"type": "string",</text:span></text:p>
      <text:p text:style-name="Code"><text:span text:style-name="Strong_20_Emphasis"><text:s text:c="10"/>"format": "date-time"</text:span></text:p>
      <text:p text:style-name="Code"><text:span text:style-name="Strong_20_Emphasis"><text:s text:c="8"/>}</text:span></text:p>
      <text:p text:style-name="Code"><text:span text:style-name="Strong_20_Emphasis"><text:s text:c="6"/>}</text:span></text:p>
      <text:p text:style-name="Code"><text:span text:style-name="Strong_20_Emphasis"><text:s text:c="4"/>}</text:span></text:p>
      <text:p text:style-name="Code"><text:span text:style-name="Strong_20_Emphasis"><text:s text:c="2"/>}</text:span></text:p>
      <text:p text:style-name="Code"><text:span text:style-name="Strong_20_Emphasis">}</text:span></text:p>
      <text:p text:style-name="P83"><text:span text:style-name="Strong_20_Emphasis"><text:span text:style-name="T102"/></text:span></text:p>
      <text:p text:style-name="P95"><text:span text:style-name="Strong_20_Emphasis"><text:span text:style-name="T106">Générer les classes </text:span></text:span></text:p>
      <text:p text:style-name="Code"><text:span text:style-name="Strong_20_Emphasis">./gradlew buildRest</text:span></text:p>
      <text:p text:style-name="P95"><text:span text:style-name="Strong_20_Emphasis"><text:span text:style-name="T106"/></text:span></text:p>
      <text:p text:style-name="P95"><text:span text:style-name="Strong_20_Emphasis"><text:span text:style-name="T34">Visualiser les classes générées</text:span></text:span></text:p>
      <text:p text:style-name="P83"><text:span text:style-name="Strong_20_Emphasis"><text:span text:style-name="T102"/></text:span></text:p>
      <text:p text:style-name="P83"><text:span text:style-name="Strong_20_Emphasis"><text:span text:style-name="T102">Ajouter la dépendance vers le service </text:span></text:span></text:p>
      <text:p text:style-name="Code"><text:span text:style-name="Strong_20_Emphasis"><text:s/>compileOnly project(":modules:events:events-api")</text:span></text:p>
      <text:p text:style-name="P83"><text:span text:style-name="Strong_20_Emphasis"><text:span text:style-name="T95"/></text:span></text:p>
      <text:p text:style-name="P83"><text:bookmark-start text:name="__RefHeading___Toc2355_2030798262"/><text:span text:style-name="Strong_20_Emphasis"><text:span text:style-name="T95">Implémentation du REST</text:span></text:span><text:bookmark-end text:name="__RefHeading___Toc2355_2030798262"/></text:p>
      <text:p text:style-name="P91">Modifier le contenu de la classe <text:span text:style-name="T181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<text:soft-page-break/> setTitle(event.getTitle());<text:line-break/> setDateDebut(event.getDateDebut());<text:line-break/> setDateFin(event.getDateFin());<text:line-break/> }};<text:line-break/>}</text:p>
      <text:p text:style-name="P92"><text:span text:style-name="Strong_20_Emphasis"><text:span text:style-name="T103"/></text:span></text:p>
      <text:p text:style-name="P92"><text:span text:style-name="Strong_20_Emphasis"><text:span text:style-name="T103">Déployer </text:span></text:span></text:p>
      <text:p text:style-name="Code"><text:span text:style-name="Strong_20_Emphasis">./gradlew deploy</text:span></text:p>
      <text:p text:style-name="P92"><text:span text:style-name="Strong_20_Emphasis"><text:span text:style-name="T103"/></text:span></text:p>
      <text:p text:style-name="P96"><text:span text:style-name="Strong_20_Emphasis"><text:span text:style-name="T35">Vérifier le déploiement</text:span></text:span></text:p>
      <text:p text:style-name="P92"><text:span text:style-name="Strong_20_Emphasis"><text:span text:style-name="T95">Test</text:span></text:span><text:span text:style-name="Strong_20_Emphasis"><text:span text:style-name="T103">er</text:span></text:span></text:p>
      <text:p text:style-name="P96"><text:span text:style-name="Strong_20_Emphasis"><text:span text:style-name="T35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182">login</text:span></text:span><text:span text:style-name="Source_20_Text">:</text:span><text:span text:style-name="Source_20_Text"><text:span text:style-name="T182">password</text:span></text:span><text:span text:style-name="Source_20_Text">" "http://localhost:8080/o/events-headless/v1.0/events?groupId=</text:span><text:span text:style-name="Source_20_Text"><text:span text:style-name="T182">groupId</text:span></text:span><text:span text:style-name="Source_20_Text">"</text:span></text:p>
      <text:h text:style-name="P124" text:outline-level="2"><text:span text:style-name="Strong_20_Emphasis"/></text:h>
      <text:h text:style-name="Heading_20_2" text:outline-level="2"><text:span text:style-name="Strong_20_Emphasis">12.2 Client extension</text:span></text:h>
      <text:p text:style-name="P100"><text:span text:style-name="Strong_20_Emphasis"/></text:p>
      <text:p text:style-name="P100"><text:span text:style-name="Strong_20_Emphasis"><text:span text:style-name="T108">Objectif</text:span></text:span></text:p>
      <text:list text:style-name="L75">
        <text:list-item>
          <text:p text:style-name="P231"><text:span text:style-name="Strong_20_Emphasis"><text:span text:style-name="T59">Déployer un composant JavaScript effectuant une requête REST vers notre servie Restful</text:span></text:span></text:p>
        </text:list-item>
      </text:list>
      <text:p text:style-name="P100"><text:span text:style-name="Strong_20_Emphasis"/></text:p>
      <text:p text:style-name="P100"><text:span text:style-name="Strong_20_Emphasis"><text:span text:style-name="T59">Visualiser le fichier index.js fourni </text:span></text:span></text:p>
      <text:p text:style-name="P100"><text:span text:style-name="Strong_20_Emphasis"><text:span text:style-name="T59">L’uploader en tant que document et noter son URL</text:span></text:span></text:p>
      <text:p text:style-name="P100"><text:span text:style-name="Strong_20_Emphasis"/></text:p>
      <text:p text:style-name="P101"><text:span text:style-name="Strong_20_Emphasis"><text:span text:style-name="T59">Dans le menu</text:span></text:span><text:span text:style-name="Strong_20_Emphasis"><text:span text:style-name="T187"> </text:span></text:span><text:span text:style-name="Strong_20_Emphasis"><text:span text:style-name="T25">Application </text:span></text:span><text:bookmark text:name="applications_menu.applications.custom.apps"/><text:span text:style-name="Strong_20_Emphasis"><text:span text:style-name="T21">Applications personnalisées </text:span></text:span><text:span text:style-name="T21">Applications distantes</text:span> <text:line-break/>« <text:span text:style-name="T188">A</text:span><text:span text:style-name="T187">jouter un élément personnalisé ». </text:span></text:p>
      <text:p text:style-name="P101"/>
      <text:p text:style-name="P102">Et remplir le formulaire comme suit :</text:p>
      <text:list text:style-name="L76">
        <text:list-item>
          <text:p text:style-name="P232">Nom : « Liste des Événements REST » (<text:span text:style-name="T188">N</text:span>om qui apparaîtra dans <text:span text:style-name="T188">la</text:span> liste de widgets).</text:p>
        </text:list-item>
        <text:list-item>
          <text:p text:style-name="P232">Identifiant de l'élément HTML : <text:span text:style-name="T1">liferay-event-list</text:span></text:p>
        </text:list-item>
      </text:list>
      <text:p text:style-name="P100">Attention : Ce nom doit être rigoureusement identique à celui utilisé dans <text:span text:style-name="T188">le</text:span> code JavaScript : customElements.define('liferay-event-list', ...).</text:p>
      <text:list text:style-name="L77">
        <text:list-item>
          <text:p text:style-name="P233">URL : <text:span text:style-name="T188">L’url du document </text:span>index.js <text:span text:style-name="T188">préfixée par </text:span><text:a xlink:type="simple" xlink:href="http://localhost:8080/" text:style-name="Internet_20_link" text:visited-style-name="Visited_20_Internet_20_Link"><text:span text:style-name="T188">http://localhost:8080</text:span></text:a></text:p>
        </text:list-item>
        <text:list-item>
          <text:p text:style-name="P234"><text:span text:style-name="T188">Cocher la case </text:span>Utiliser l'ESM</text:p>
        </text:list-item>
      </text:list>
      <text:p text:style-name="P101"/>
      <text:p text:style-name="P102">Ensuite dans la page Présentation des événements ajouter le widget et tester son comportement</text:p>
      <text:p text:style-name="P100"/>
      <text:p text:style-name="P100"/>
      <text:p text:style-name="P100"><text:soft-page-break/><text:span text:style-name="Strong_20_Emphasis"/></text:p>
      <text:p text:style-name="P100"><text:span text:style-name="Strong_20_Emphasis"/></text:p>
      <text:h text:style-name="P110" text:outline-level="1"><text:bookmark-start text:name="__RefHeading___Toc5424_263690486"/><text:span text:style-name="Strong_20_Emphasis"><text:span text:style-name="T68">Atelier </text:span></text:span><text:span text:style-name="Strong_20_Emphasis">1</text:span><text:span text:style-name="Strong_20_Emphasis"><text:span text:style-name="T183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94">Objectifs</text:span> <text:bookmark-end text:name="__RefHeading___Toc2359_2030798262"/></text:p>
      <text:list text:style-name="L78">
        <text:list-item>
          <text:p text:style-name="P235">Sécuriser l'entité <text:span text:style-name="Source_20_Text">Event</text:span> de bout en bout (Service, Portlet, API) </text:p>
        </text:list-item>
        <text:list-item>
          <text:p text:style-name="P235"><text:span text:style-name="T204">P</text:span>ermettre la configuration des droits <text:span text:style-name="T204">de chaque entité </text:span>via l'interface Liferay.</text:p>
        </text:list-item>
      </text:list>
      <text:p text:style-name="P75"/>
      <text:p text:style-name="P75"/>
      <text:h text:style-name="Heading_20_2" text:outline-level="2"><text:bookmark-start text:name="__RefHeading___Toc2361_2030798262"/><text:span text:style-name="T156">1</text:span><text:span text:style-name="T183">3</text:span><text:span text:style-name="T156">.1 </text:span>Déclaration des permissions (Module API/Service)<text:bookmark-end text:name="__RefHeading___Toc2361_2030798262"/></text:h>
      <text:p text:style-name="P248"><text:span text:style-name="Strong_20_Emphasis"><text:span text:style-name="T204">Mettre au point un fichier portler.properties :</text:span></text:span></text:p>
      <text:p text:style-name="Code"><text:span text:style-name="Strong_20_Emphasis">resource.actions.configs</text:span>=resource-actions/default.xml</text:p>
      <text:p text:style-name="P138"><text:span text:style-name="Strong_20_Emphasis"/></text:p>
      <text:p text:style-name="P249"><text:span text:style-name="Strong_20_Emphasis"><text:span text:style-name="T60">Modifier </text:span></text:span><text:span text:style-name="Strong_20_Emphasis"><text:span text:style-name="T37">le fichier : </text:span></text:span><text:span text:style-name="Strong_20_Emphasis"><text:span text:style-name="Source_20_Text"><text:span text:style-name="T37">src/main/resources/resource-actions/default.xml</text:span></text:span></text:span></text:p>
      <text:p text:style-name="Text_20_body"><text:span text:style-name="Source_20_Text"><text:span text:style-name="T205">L</text:span></text:span><text:span text:style-name="Source_20_Text"><text:span text:style-name="T206">e fichier spécifie les actions supportés par le modèle de permission</text:span></text:span></text:p>
      <text:p text:style-name="Code"><text:span text:style-name="Source_20_Text">&lt;?</text:span>xml version="1.0"?&gt;<text:line-break/>&lt;!DOCTYPE resource-action-mapping PUBLIC "-//Liferay//DTD Resource Action Mapping 7.4.0//EN" "http://www.liferay.com/dtd/liferay-resource-action-mapping_7_4_0.dtd"&gt;<text:line-break/>&lt;resource-action-mapping&gt;<text:line-break/><text:line-break/> <text:s text:c="3"/>&lt;model-resource&gt;<text:line-break/> <text:s text:c="7"/>&lt;model-name&gt;org.formation.event.model.Event&lt;/model-name&gt;<text:line-break/> <text:s text:c="7"/>&lt;portlet-ref&gt;<text:line-break/> <text:s text:c="11"/>&lt;portlet-name&gt;org_formation_event_EventPortlet&lt;/portlet-name&gt;<text:line-break/> <text:s text:c="7"/>&lt;/portlet-ref&gt;<text:line-break/> <text:s text:c="7"/>&lt;permissions&gt;<text:line-break/> <text:s text:c="11"/>&lt;supports&gt;<text:line-break/> <text:s text:c="15"/>&lt;action-key&gt;VIEW&lt;/action-key&gt;<text:line-break/> <text:s text:c="15"/>&lt;action-key&gt;UPDATE&lt;/action-key&gt;<text:line-break/> <text:s text:c="15"/>&lt;action-key&gt;DELETE&lt;/action-key&gt;<text:line-break/> <text:s text:c="15"/>&lt;action-key&gt;PERMISSIONS&lt;/action-key&gt;<text:line-break/> <text:s text:c="11"/>&lt;/supports&gt;<text:line-break/> <text:s text:c="11"/>&lt;site-member-defaults&gt;<text:line-break/> <text:s text:c="15"/>&lt;action-key&gt;VIEW&lt;/action-key&gt;<text:line-break/> <text:s text:c="11"/>&lt;/site-member-defaults&gt;<text:line-break/> <text:s text:c="7"/>&lt;/permissions&gt;<text:line-break/> <text:s text:c="3"/>&lt;/model-resource&gt;<text:line-break/>&lt;/resource-action-mapping&gt;</text:p>
      <text:p text:style-name="Standard"><text:span text:style-name="Source_20_Text"/></text:p>
      <text:p text:style-name="P74"/>
      <text:h text:style-name="P125" text:outline-level="2"><text:bookmark-start text:name="__RefHeading___Toc2363_2030798262"/><text:span text:style-name="T156">1</text:span><text:span text:style-name="T183">3</text:span><text:span text:style-name="T156">.2</text:span> Enregistrement du ModelResourcePermission<text:bookmark-end text:name="__RefHeading___Toc2363_2030798262"/></text:h>
      <text:p text:style-name="P250"><text:bookmark-start text:name="__RefHeading___Toc2365_2030798262"/><text:span text:style-name="T113">Créer la classe </text:span><text:span text:style-name="T127">org.formation</text:span><text:span text:style-name="T128">.event.internal.security.permission.resource.E</text:span><text:bookmark-start text:name="__DdeLink__18828_3720123368"/><text:span text:style-name="T128">ventModelResourcePermissionRegistrar.</text:span><text:bookmark-end text:name="__DdeLink__18828_3720123368"/><text:span text:style-name="T128">java</text:span><text:bookmark-end text:name="__RefHeading___Toc2365_2030798262"/></text:p>
      <text:p text:style-name="P251">La classe déclarer le composant OSGI et déclare une référence lazy</text:p>
      <text:p text:style-name="P75"><text:soft-page-break/><text:span text:style-name="Strong_20_Emphasis"/></text:p>
      <text:p text:style-name="Code">@Component(immediate = true)<text:line-break/>public class EventModelResourcePermissionRegistrar {<text:line-break/><text:line-break/> <text:s text:c="3"/>private ServiceRegistration&lt;ModelResourcePermission&gt; _serviceRegistration;<text:line-break/> <text:s text:c="3"/>@Reference(policy = ReferencePolicy.DYNAMIC, cardinality = ReferenceCardinality.MANDATORY)<text:line-break/> <text:s text:c="3"/>private volatile EventLocalService _eventLocalService;<text:line-break/><text:line-break/> <text:s text:c="3"/>@Reference(<text:line-break/> <text:s text:c="11"/>cardinality = ReferenceCardinality.OPTIONAL,<text:line-break/> <text:s text:c="11"/>policy = ReferencePolicy.DYNAMIC,<text:line-break/> <text:s text:c="11"/>target = "(resource.name=org_formation_event_EventPortlet)"<text:line-break/> <text:s text:c="3"/>)<text:line-break/> <text:s text:c="3"/>private volatile PortletResourcePermission _portletResourcePermission;<text:line-break/><text:line-break/> <text:s text:c="3"/>@Activate<text:line-break/> <text:s text:c="3"/>public void activate(BundleContext bundleContext) {<text:line-break/> <text:s text:c="7"/>Dictionary&lt;String, Object&gt; properties = new HashMapDictionary&lt;&gt;();<text:line-break/> <text:s text:c="7"/>properties.put("model.class.name", Event.class.getName());<text:line-break/><text:line-break/> <text:s text:c="7"/>System.out.println("Registering ModelResourcePermission for Event model.");<text:line-break/> <text:s text:c="7"/>_serviceRegistration = bundleContext.registerService(<text:line-break/> <text:s text:c="15"/>ModelResourcePermission.class,<text:line-break/> <text:s text:c="15"/>ModelResourcePermissionFactory.create(<text:line-break/> <text:s text:c="23"/>Event.class, Event::getEventId,<text:line-break/> <text:s text:c="23"/>_eventLocalService::getEvent, _portletResourcePermission,<text:line-break/> <text:s text:c="23"/>(modelResourcePermission, consumer) -&gt; {<text:line-break/> <text:s text:c="27"/>// Logique optionnelle ici<text:line-break/> <text:s text:c="23"/>}),<text:line-break/> <text:s text:c="15"/>properties);<text:line-break/> <text:s text:c="7"/>System.out.println("ModelResourcePermission for Event model registered."+_serviceRegistration);<text:line-break/><text:line-break/> <text:s text:c="3"/>}<text:line-break/><text:line-break/> <text:s text:c="3"/>@Deactivate<text:line-break/> <text:s text:c="3"/>public void deactivate() { _serviceRegistration.unregister(); }<text:line-break/><text:line-break/><text:line-break/>}<text:line-break/></text:p>
      <text:p text:style-name="Code"/>
      <text:h text:style-name="P129" text:outline-level="3"><text:soft-page-break/></text:h>
      <text:h text:style-name="P126" text:outline-level="2"><text:bookmark-start text:name="__RefHeading___Toc2363_2030798262 Copie 1"/><text:span text:style-name="T156">1</text:span><text:span text:style-name="T183">3</text:span><text:span text:style-name="T156">.</text:span><text:span text:style-name="T189">3</text:span> <text:span text:style-name="T189">Sécurisation de la couche service</text:span><text:bookmark-end text:name="__RefHeading___Toc2363_2030798262 Copie 1"/></text:h>
      <text:p text:style-name="P248"><text:span text:style-name="Source_20_Text"><text:span text:style-name="T209">Pour éviter des dépendances circulaires OSGI, on se créée une classe utilitaire qui récupère lorsque l’on en a besoin de Le modèle de permission :</text:span></text:span></text:p>
      <text:p text:style-name="Code"><text:span text:style-name="Source_20_Text">public class </text:span>EventPermissionHelper {<text:line-break/> <text:s text:c="3"/>public static ModelResourcePermission&lt;Event&gt; getModelResourcePermission() {<text:line-break/> <text:s text:c="7"/>try {<text:line-break/> <text:s text:c="11"/>Bundle bundle = FrameworkUtil.getBundle(EventLocalServiceImpl.class);<text:line-break/> <text:s text:c="11"/>BundleContext bundleContext = bundle.getBundleContext();<text:line-break/><text:line-break/> <text:s text:c="11"/>// 1. On définit le filtre pour cibler UNIQUEMENT notre entité Event<text:line-break/> <text:s text:c="11"/>String filter = "(model.class.name=org.formation.event.model.Event)";<text:line-break/><text:line-break/> <text:s text:c="11"/>// 2. On récupère les références correspondant au filtre<text:line-break/> <text:s text:c="11"/>Collection&lt;ServiceReference&lt;ModelResourcePermission&gt;&gt; serviceReferences =<text:line-break/> <text:s text:c="19"/>bundleContext.getServiceReferences(ModelResourcePermission.class, filter);<text:line-break/><text:line-break/> <text:s text:c="11"/>if (serviceReferences != null &amp;&amp; !serviceReferences.isEmpty()) {<text:line-break/> <text:s text:c="15"/>// 3. On prend la première (et normalement seule) correspondance<text:line-break/> <text:s text:c="15"/>ServiceReference&lt;ModelResourcePermission&gt; ref = serviceReferences.iterator().next();<text:line-break/> <text:s text:c="15"/>return (ModelResourcePermission&lt;Event&gt;) bundleContext.getService(ref);<text:line-break/> <text:s text:c="11"/>}<text:line-break/> <text:s text:c="7"/>} catch (Exception e) {<text:line-break/> <text:s text:c="11"/>System.err.println("Erreur lors de la récupération de la permission Event : " + e.getMessage());<text:line-break/> <text:s text:c="7"/>}<text:line-break/> <text:s text:c="7"/>return null;<text:span text:style-name="T195"><text:line-break/> <text:s text:c="3"/></text:span><text:span text:style-name="T162">}<text:line-break/>}</text:span></text:p>
      <text:p text:style-name="P138"><text:span text:style-name="Source_20_Text"><text:span text:style-name="T209"/></text:span></text:p>
      <text:p text:style-name="Text_20_body"><text:span text:style-name="Source_20_Text"><text:span text:style-name="T207"/></text:span></text:p>
      <text:p text:style-name="Text_20_body"><text:span text:style-name="Source_20_Text"><text:span text:style-name="T207">Modifier EventLocalServiceImpl pour interdire l'accès en cas d'absence de droits.</text:span></text:span></text:p>
      <text:p text:style-name="P104"><text:span text:style-name="Source_20_Text"><text:span text:style-name="T208">On gère les cas d’ajout et de suppression</text:span></text:span></text:p>
      <text:p text:style-name="Code"><text:tab/>public Event addEvent(long userId, long groupId, String title, Date dateDebut, Date dateFin, ServiceContext sc) throws PortalException {<text:line-break/><text:soft-page-break/><text:line-break/><text:tab/><text:tab/>System.out.println("Adding event: " + title);<text:line-break/><text:tab/><text:tab/>PermissionChecker pc = PermissionThreadLocal.getPermissionChecker();<text:line-break/><text:tab/><text:tab/>System.out.println("User ID: " + pc.getUserId());<text:line-break/><text:tab/><text:tab/>System.out.println("Is Omniadmin: " + pc.isOmniadmin());<text:line-break/><text:tab/><text:tab/>System.out.println("Group ID: " + sc.getScopeGroupId());<text:line-break/><text:line-break/><text:tab/><text:tab/>boolean hasPermission = pc.hasPermission(<text:line-break/><text:tab/><text:tab/><text:tab/><text:tab/>sc.getScopeGroupId(),<text:line-break/><text:tab/><text:tab/><text:tab/><text:tab/>"org_formation_event_EventPortlet",<text:line-break/><text:tab/><text:tab/><text:tab/><text:tab/>0, // On teste la ressource de portlet, donc l'ID est 0 ou le scopeGroupId<text:line-break/><text:tab/><text:tab/><text:tab/><text:tab/>"ADD_EVENT");<text:line-break/><text:tab/><text:tab/>if (!hasPermission) {<text:line-break/><text:tab/><text:tab/><text:tab/>throw new PrincipalException.MustHavePermission(<text:line-break/><text:tab/><text:tab/><text:tab/><text:tab/><text:tab/>pc,<text:line-break/><text:tab/><text:tab/><text:tab/><text:tab/><text:tab/>"org_formation_event_EventPortlet",<text:line-break/><text:tab/><text:tab/><text:tab/><text:tab/><text:tab/>0,<text:line-break/><text:tab/><text:tab/><text:tab/><text:tab/><text:tab/>"ADD_EVENT");<text:line-break/><text:tab/><text:tab/>}<text:line-break/><text:line-break/><text:line-break/><text:tab/><text:tab/>System.out.println("Check permission done: " + title);<text:line-break/><text:tab/><text:tab/>long id = counterLocalService.increment(Event.class.getName());<text:line-break/><text:tab/><text:tab/>Event event = eventPersistence.create(id);<text:line-break/><text:line-break/><text:tab/><text:tab/>event.setGroupId(groupId);<text:line-break/><text:tab/><text:tab/>event.setCompanyId(sc.getCompanyId());<text:line-break/><text:tab/><text:tab/>event.setUserId(userId);<text:line-break/><text:tab/><text:tab/>event.setTitle(title);<text:line-break/><text:tab/><text:tab/>event.setDateDebut(dateDebut);<text:line-break/><text:tab/><text:tab/>event.setDateFin(dateFin);<text:line-break/><text:line-break/><text:tab/><text:tab/>event = eventPersistence.update(event);<text:line-break/><text:tab/><text:tab/>System.out.println("Event created with ID: " + event.getEventId());<text:line-break/><text:tab/><text:tab/>System.out.println("ResouceLocalService: " + resourceLocalService);<text:line-break/><text:tab/><text:tab/>System.out.println("sc.getModelPermissions() " + sc.getModelPermissions());<text:line-break/><text:tab/><text:tab/>try {<text:line-break/><text:tab/><text:tab/><text:tab/>resourceLocalService.addModelResources(event, sc);<text:line-break/><text:tab/><text:tab/>} catch (Exception e) {<text:line-break/><text:tab/><text:tab/><text:tab/>System.err.println("ERREUR CRITIQUE : L'ajout des ressources a échoué.");<text:line-break/><text:tab/><text:tab/><text:tab/>System.err.println("Cause : " + e.getMessage());<text:line-break/><text:tab/><text:tab/><text:tab/>// On ne relance pas l'exception pour éviter le rollback et voir l'event en base<text:line-break/><text:tab/><text:tab/>}<text:line-break/><text:tab/><text:tab/>assetEntryLocalService.updateEntry(<text:line-break/><text:tab/><text:tab/><text:tab/><text:tab/>userId,<text:line-break/><text:soft-page-break/><text:tab/><text:tab/><text:tab/><text:tab/>sc.getScopeGroupId(),<text:line-break/><text:tab/><text:tab/><text:tab/><text:tab/>Event.class.getName(),<text:line-break/><text:tab/><text:tab/><text:tab/><text:tab/>event.getEventId(),<text:line-break/><text:tab/><text:tab/><text:tab/><text:tab/>sc.getAssetCategoryIds(),<text:line-break/><text:tab/><text:tab/><text:tab/><text:tab/>sc.getAssetTagNames()<text:line-break/><text:tab/><text:tab/>);<text:line-break/><text:tab/><text:tab/>System.out.println("After AssetEntryLocalService updateEntry");<text:line-break/><text:tab/><text:tab/>return event;<text:line-break/><text:tab/>}<text:line-break/><text:line-break/><text:tab/>// CAS 2 : Action avec ID (Model Resource)<text:line-break/><text:tab/>public void deleteEvent(long eventId, ServiceContext serviceContext) throws PortalException {<text:line-break/>System.out.println("Deleting event ID: " + eventId);<text:line-break/><text:tab/><text:tab/>PermissionChecker pc = PermissionThreadLocal.getPermissionChecker();<text:line-break/><text:tab/><text:tab/>boolean hasDeletePermission = pc.hasPermission(<text:line-break/><text:tab/><text:tab/><text:tab/><text:tab/>serviceContext.getScopeGroupId(),<text:line-break/><text:tab/><text:tab/><text:tab/><text:tab/>"org.formation.event.model.Event",<text:line-break/><text:tab/><text:tab/><text:tab/><text:tab/>eventId,<text:line-break/><text:tab/><text:tab/><text:tab/><text:tab/>ActionKeys.DELETE<text:line-break/><text:tab/><text:tab/>);<text:line-break/><text:tab/><text:tab/>System.out.println("L'utilisateur a-t-il le droit DELETE ? " + hasDeletePermission);<text:line-break/><text:tab/><text:tab/>ModelResourcePermission&lt;Event&gt; <text:s/>modelResourcePermission = EventPermissionHelper.getModelResourcePermission();<text:line-break/>System.out.println("ModelResourcePermission " + modelResourcePermission.getModelName());<text:line-break/><text:tab/><text:tab/>// On vérifie si l'utilisateur a le droit de supprimer CET événement précis<text:line-break/><text:tab/><text:tab/>modelResourcePermission.check(<text:line-break/><text:tab/><text:tab/><text:tab/><text:tab/>PermissionThreadLocal.getPermissionChecker(),<text:line-break/><text:tab/><text:tab/><text:tab/><text:tab/>eventId,<text:line-break/><text:tab/><text:tab/><text:tab/><text:tab/>ActionKeys.DELETE);<text:line-break/><text:line-break/><text:tab/><text:tab/>deleteEvent(eventId);<text:line-break/><text:tab/><text:tab/>System.out.println("Event deleted ID: " + eventId);<text:line-break/><text:tab/>}<text:line-break/><text:tab/>public List&lt;Event&gt; getEvents(long groupId, int start, int end) {<text:line-break/><text:tab/><text:tab/>return eventPersistence.findByGroupId(groupId, <text:s/>start, end);<text:line-break/><text:tab/>}<text:line-break/><text:line-break/><text:tab/>public int getEventsCount(long groupId) {<text:line-break/><text:tab/><text:tab/>return eventPersistence.countByGroupId(groupId);<text:line-break/><text:tab/>}<text:line-break/><text:line-break/>}</text:p>
      <text:p text:style-name="Code"/>
      <text:p text:style-name="Text_20_body"/>
      <text:p text:style-name="Text_20_body"><text:soft-page-break/>Regénérer le service et déployer</text:p>
      <text:h text:style-name="P125" text:outline-level="2"><text:bookmark-start text:name="__RefHeading___Toc2369_2030798262"/><text:span text:style-name="T156">1</text:span><text:span text:style-name="T183">3</text:span><text:span text:style-name="T156">.3 </text:span>Adaptation de l'interface (Module Web)<text:bookmark-end text:name="__RefHeading___Toc2369_2030798262"/></text:h>
      <text:p text:style-name="P252"><text:span text:style-name="T69">Fichier : </text:span><text:span text:style-name="Source_20_Text">EventListMVCRenderCommand</text:span></text:p>
      <text:p text:style-name="P139"><text:span text:style-name="Source_20_Text"><text:span text:style-name="T72">On positionne dans le mode le modèle de permission de Event</text:span></text:span></text:p>
      <text:p text:style-name="P139"><text:span text:style-name="Source_20_Text"><text:span text:style-name="T72"/></text:span></text:p>
      <text:p text:style-name="Code"><text:span text:style-name="Source_20_Text">@Reference</text:span>(<text:line-break/> <text:s text:c="7"/>target = "(model.class.name=org.formation.event.model.Event)",<text:line-break/> <text:s text:c="7"/>unbind = "-"<text:line-break/>)<text:line-break/>private ModelResourcePermission&lt;Event&gt; _eventModelResourcePermission;</text:p>
      <text:p text:style-name="P139"><text:span text:style-name="Source_20_Text"><text:span text:style-name="T72"/></text:span></text:p>
      <text:p text:style-name="P139"><text:span text:style-name="Source_20_Text"><text:span text:style-name="T69">….</text:span></text:span></text:p>
      <text:p text:style-name="P139"><text:span text:style-name="Source_20_Text"><text:span text:style-name="T69"/></text:span></text:p>
      <text:p text:style-name="Code"><text:span text:style-name="Source_20_Text">renderRequest.setAttribute(</text:span>"eventModelResourcePermission", _eventModelResourcePermission);</text:p>
      <text:p text:style-name="P139"><text:span text:style-name="Source_20_Text"><text:span text:style-name="T69"/></text:span></text:p>
      <text:p text:style-name="P75"><text:span text:style-name="T69">Fichier :</text:span> <text:span text:style-name="Source_20_Text">view.jsp<text:line-break/></text:span><text:span text:style-name="Source_20_Text"><text:span text:style-name="T210">Donner la </text:span></text:span><text:span text:style-name="Source_20_Text"><text:span text:style-name="T205">Possibilité de configurer les permissions par entité</text:span></text:span></text:p>
      <text:p text:style-name="Code"><text:span text:style-name="Source_20_Text">&lt;%-- Import du moteur de permission --%&gt;</text:span></text:p>
      <text:p text:style-name="Code"><text:bookmark-start text:name="__DdeLink__19442_3720123368"/><text:span text:style-name="Source_20_Text">&lt;%</text:span></text:p>
      <text:p text:style-name="Code"><text:span text:style-name="Source_20_Text">ModelResourcePermission&lt;Event&gt; eventModelResourcePermission = </text:span></text:p>
      <text:p text:style-name="Code"><text:span text:style-name="Source_20_Text"><text:s text:c="4"/>(ModelResourcePermission&lt;Event&gt;) request.getAttribute("eventModelResourcePermission");</text:span></text:p>
      <text:p text:style-name="Code"><text:span text:style-name="Source_20_Text">%&gt;</text:span><text:bookmark-end text:name="__DdeLink__19442_3720123368"/></text:p>
      <text:p text:style-name="Code"><text:span text:style-name="Source_20_Text"/></text:p>
      <text:p text:style-name="P103"><text:span text:style-name="Source_20_Text">&lt;liferay-ui:search-container-row className="org.formation.event.model.Event" modelVar="event"&gt;</text:span></text:p>
      <text:p text:style-name="Code"><text:span text:style-name="Source_20_Text"><text:s text:c="4"/>&lt;liferay-ui:search-container-column-text property="title" /&gt;</text:span></text:p>
      <text:p text:style-name="Code"><text:span text:style-name="Source_20_Text"/></text:p>
      <text:p text:style-name="Code"><text:span text:style-name="Source_20_Text"><text:s text:c="4"/></text:span><text:bookmark-start text:name="__DdeLink__19450_3720123368"/><text:span text:style-name="Source_20_Text">&lt;liferay-ui:search-container-column-text name="actions"&gt;</text:span></text:p>
      <text:p text:style-name="Code"><text:span text:style-name="Source_20_Text"><text:s text:c="8"/>&lt;%-- Bouton Modifier conditionnel --%&gt;</text:span></text:p>
      <text:p text:style-name="Code"><text:span text:style-name="Source_20_Text"><text:s text:c="8"/>&lt;c:if test="&lt;%= eventModelResourcePermission.contains(permissionChecker, event.getEventId(), ActionKeys.</text:span><text:span text:style-name="Source_20_Text"><text:span text:style-name="T190">DELETE</text:span></text:span><text:span text:style-name="Source_20_Text">) %&gt;"&gt;</text:span></text:p>
      <text:p text:style-name="Code"><text:span text:style-name="Source_20_Text"><text:s text:c="12"/>&lt;portlet:renderURL var="</text:span><text:span text:style-name="Source_20_Text"><text:span text:style-name="T190">delete</text:span></text:span><text:span text:style-name="Source_20_Text">URL"&gt;</text:span></text:p>
      <text:p text:style-name="Code"><text:span text:style-name="Source_20_Text"><text:s text:c="16"/>&lt;portlet:param name="mvcPath" value="/</text:span><text:span text:style-name="Source_20_Text"><text:span text:style-name="T190">delete</text:span></text:span><text:span text:style-name="Source_20_Text">_event.jsp" /&gt;</text:span></text:p>
      <text:p text:style-name="Code"><text:span text:style-name="Source_20_Text"><text:s text:c="16"/>&lt;portlet:param name="eventId" value="&lt;%= String.valueOf(event.getEventId()) %&gt;" /&gt;</text:span></text:p>
      <text:p text:style-name="Code"><text:span text:style-name="Source_20_Text"><text:s text:c="12"/>&lt;/portlet:renderURL&gt;</text:span></text:p>
      <text:p text:style-name="P103"><text:span text:style-name="Source_20_Text"><text:s text:c="12"/>&lt;a href="${</text:span><text:span text:style-name="Source_20_Text"><text:span text:style-name="T190">delete</text:span></text:span><text:span text:style-name="Source_20_Text">URL}"&gt;Modifier&lt;/a&gt;</text:span></text:p>
      <text:p text:style-name="Code"><text:span text:style-name="Source_20_Text"><text:s text:c="8"/>&lt;/c:if&gt;</text:span></text:p>
      <text:p text:style-name="Code"><text:span text:style-name="Source_20_Text"/></text:p>
      <text:p text:style-name="Code"><text:span text:style-name="Source_20_Text"><text:s text:c="8"/>&lt;%-- Bouton de configuration des permissions (Délégation) </text:span><text:soft-page-break/><text:span text:style-name="Source_20_Text">--%&gt;</text:span></text:p>
      <text:p text:style-name="Code"><text:span text:style-name="Source_20_Text"><text:s text:c="8"/>&lt;c:if test="&lt;%= eventModelResourcePermission.contains(permissionChecker, event.getEventId(), ActionKeys.PERMISSIONS) %&gt;"&gt;</text:span></text:p>
      <text:p text:style-name="Code"><text:span text:style-name="Source_20_Text"><text:s text:c="12"/>&lt;liferay-security:permissionsURL</text:span></text:p>
      <text:p text:style-name="Code"><text:span text:style-name="Source_20_Text"><text:s text:c="16"/>modelResource="&lt;%= Event.class.getName() %&gt;"</text:span></text:p>
      <text:p text:style-name="Code"><text:span text:style-name="Source_20_Text"><text:s text:c="16"/>modelResourceDescription="&lt;%= event.getTitle() %&gt;"</text:span></text:p>
      <text:p text:style-name="Code"><text:span text:style-name="Source_20_Text"><text:s text:c="16"/>resourcePrimKey="&lt;%= String.valueOf(event.getEventId()) %&gt;"</text:span></text:p>
      <text:p text:style-name="Code"><text:span text:style-name="Source_20_Text"><text:s text:c="16"/>var="permissionsURL"</text:span></text:p>
      <text:p text:style-name="Code"><text:span text:style-name="Source_20_Text"><text:s text:c="12"/>/&gt;</text:span></text:p>
      <text:p text:style-name="Code"><text:span text:style-name="Source_20_Text"><text:s text:c="12"/>&lt;a href="${permissionsURL}"&gt;Permissions&lt;/a&gt;</text:span></text:p>
      <text:p text:style-name="Code"><text:span text:style-name="Source_20_Text"><text:s text:c="8"/>&lt;/c:if&gt;</text:span></text:p>
      <text:p text:style-name="Code"><text:span text:style-name="Source_20_Text"><text:s text:c="4"/>&lt;/liferay-ui:search-container-column-text&gt;</text:span><text:bookmark-end text:name="__DdeLink__19450_3720123368"/></text:p>
      <text:p text:style-name="Code"><text:span text:style-name="Source_20_Text">&lt;/liferay-ui:search-container-row&gt;</text:span></text:p>
      <text:h text:style-name="P125" text:outline-level="2"/>
      <text:p text:style-name="P253">Déployer le tout </text:p>
      <text:h text:style-name="P125" text:outline-level="2"><text:bookmark-start text:name="__RefHeading___Toc14743_263690486"/><text:span text:style-name="T156">1</text:span><text:span text:style-name="T183">3</text:span><text:span text:style-name="T156">.4 </text:span>Test fonctionnel<text:bookmark-end text:name="__RefHeading___Toc14743_263690486"/></text:h>
      <text:list text:style-name="L79">
        <text:list-item>
          <text:p text:style-name="P236"><text:span text:style-name="Source_20_Text"><text:span text:style-name="T116">En tant qu'Admin : Allez sur le widget, cliquez sur les points de suspension d'un événement -&gt; "Permissions". Donnez le droit "Update" au rôle "Site Member".</text:span></text:span></text:p>
        </text:list-item>
        <text:list-item>
          <text:p text:style-name="P236">En tant qu'Utilisateur (Site Member) : Connectez-vous. Le bouton "Modifier" doit apparaître.</text:p>
        </text:list-item>
        <text:list-item>
          <text:p text:style-name="P236">Retrait des droits : Enlevez la permission. Le bouton doit disparaître de la JSP ET si l'utilisateur tente de forcer l'URL, le service doit lever une <text:span text:style-name="Source_20_Text">PrincipalException</text:span>.</text:p>
        </text:list-item>
      </text:list>
      <text:p text:style-name="Text_20_body"><text:span text:style-name="Source_20_Text"><text:span text:style-name="T94"/></text:span></text:p>
      <text:p text:style-name="P19"><text:s/></text:p>
      <text:p text:style-name="P19"><text:span text:style-name="Strong_20_Emphasis"/></text:p>
      <text:h text:style-name="P110" text:outline-level="1"><text:bookmark-start text:name="__RefHeading___Toc5434_263690486"/><text:span text:style-name="Strong_20_Emphasis"><text:span text:style-name="T68">Atelier </text:span></text:span><text:span text:style-name="Strong_20_Emphasis">1</text:span><text:span text:style-name="Strong_20_Emphasis"><text:span text:style-name="T183">4</text:span></text:span><text:span text:style-name="Strong_20_Emphasis"> : </text:span><text:span text:style-name="Strong_20_Emphasis"><text:span text:style-name="T158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58">1</text:span></text:span><text:span text:style-name="Strong_20_Emphasis"><text:span text:style-name="T183">4</text:span></text:span><text:span text:style-name="Strong_20_Emphasis"><text:span text:style-name="T158">.1</text:span></text:span><text:span text:style-name="Strong_20_Emphasis"><text:span text:style-name="T157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0">
        <text:list-item>
          <text:p text:style-name="P237">Associer des catégories et tags à une entité personnalisée (<text:span text:style-name="Source_20_Text">Event</text:span>)</text:p>
        </text:list-item>
        <text:list-item>
          <text:p text:style-name="P237">Utiliser <text:span text:style-name="Source_20_Text">ServiceContext</text:span> pour alimenter Asset Framework</text:p>
        </text:list-item>
        <text:list-item>
          <text:p text:style-name="P237">Afficher les tags/catégories dans l’interface</text:p>
        </text:list-item>
        <text:list-item>
          <text:p text:style-name="P237">Tester l’intégration avec Asset Publisher</text:p>
        </text:list-item>
      </text:list>
      <text:p text:style-name="P18"/>
      <text:p text:style-name="Text_20_body"><text:bookmark-start text:name="__RefHeading___Toc2387_2030798262"/><text:span text:style-name="Strong_20_Emphasis"><text:span text:style-name="T95">Ajouter les sélecteurs de tags / catégories dans la JSP</text:span></text:span><text:bookmark-end text:name="__RefHeading___Toc2387_2030798262"/></text:p>
      <text:p text:style-name="Text_20_body">Dans <text:span text:style-name="Source_20_Text">edit.jsp</text:span> , <text:span text:style-name="T199">ajouter les sélecteurs dans le formaulaire</text:span></text:p>
      <text:p text:style-name="Code"><text:span text:style-name="Source_20_Text">&lt;div </text:span>class="my-3"&gt;<text:line-break/> <text:s text:c="3"/>&lt;liferay-asset:asset-categories-selector<text:line-break/> <text:s text:c="11"/>className="&lt;%= Event.class.getName() %&gt;"<text:line-break/> <text:s text:c="11"/>classPK="&lt;%= 0 %&gt;"<text:line-break/> <text:s text:c="3"/>/&gt;<text:line-break/> <text:s text:c="3"/>&lt;liferay-asset:asset-tags-selector<text:line-break/> <text:s text:c="11"/>className="&lt;%= Event.class.getName() %&gt;"<text:line-break/> <text:s text:c="11"/>classPK="&lt;%= 0 %&gt;"<text:line-break/> <text:s text:c="3"/>/&gt;<text:line-break/>&lt;/div&gt;</text:p>
      <text:p text:style-name="P137"><text:span text:style-name="Source_20_Text"/></text:p>
      <text:p text:style-name="Text_20_body"><text:bookmark-start text:name="__RefHeading___Toc2389_2030798262"/><text:span text:style-name="Strong_20_Emphasis"><text:span text:style-name="T95">Récupérer tags &amp; catégories dans l’ActionCommand</text:span></text:span><text:bookmark-end text:name="__RefHeading___Toc2389_2030798262"/></text:p>
      <text:p text:style-name="Text_20_body">Dans l’ActionCommand, <text:span text:style-name="T199">les catégories et les tags sont dans le servicecontext, vous pouvez ajouter ce code pour inspecter le ServiceContext </text:span></text:p>
      <text:p text:style-name="P38">/ 1. Vérification des Tags<text:line-break/> <text:s text:c="7"/>String[] tags = serviceContext.getAssetTagNames();<text:line-break/> <text:s text:c="7"/>System.out.println("Tags trouvés : " + (tags != null ? String.join(", ", tags) : "aucun"));<text:line-break/><text:line-break/>// 2. Vérification des Catégories<text:line-break/> <text:s text:c="7"/>long[] categoryIds = serviceContext.getAssetCategoryIds();<text:line-break/> <text:s text:c="7"/>if (categoryIds != null) {<text:line-break/> <text:s text:c="11"/>for (long id : categoryIds) {<text:line-break/> <text:s text:c="15"/>System.out.println("ID Catégorie sélectionnée : " + id);<text:line-break/> <text:s text:c="11"/>}<text:line-break/> <text:s text:c="7"/>} else {<text:line-break/> <text:s text:c="11"/>System.out.println("Catégories : aucune");<text:line-break/> <text:s text:c="7"/>}<text:line-break/><text:line-break/>// 3. Vérification du Scope (très important pour l'Asset Framework)<text:line-break/> <text:s text:c="7"/>System.out.println("Scope GroupId : " + serviceContext.getScopeGroupId());<text:line-break/> <text:s text:c="7"/>System.out.println("----------------------------------");</text:p>
      <text:p text:style-name="Standard"/>
      <text:p text:style-name="P23"><text:span text:style-name="Source_20_Text"/></text:p>
      <text:p text:style-name="Text_20_body"><text:bookmark-start text:name="__RefHeading___Toc2391_2030798262"/><text:span text:style-name="Strong_20_Emphasis"><text:span text:style-name="T95">Appeler AssetEntryLocalService dans la couche service</text:span></text:span><text:bookmark-end text:name="__RefHeading___Toc2391_2030798262"/></text:p>
      <text:p text:style-name="P24"><text:soft-page-break/><text:span text:style-name="Source_20_Text"><text:span text:style-name="T199">Normalement </text:span></text:span><text:bookmark-start text:name="__DdeLink__9705_741502404"/><text:span text:style-name="Source_20_Text">AssetEntryLocalService </text:span><text:span text:style-name="Source_20_Text"><text:span text:style-name="T199">est déjà injecté via notre service.xml </text:span></text:span><text:bookmark-end text:name="__DdeLink__9705_741502404"/></text:p>
      <text:p text:style-name="P24"><text:span text:style-name="Source_20_Text"/></text:p>
      <text:p text:style-name="P133"><text:span text:style-name="Source_20_Text"><text:span text:style-name="T199">Ajouter l’appel :</text:span></text:span></text:p>
      <text:p text:style-name="P24"/>
      <text:p text:style-name="Code"><text:bookmark-start text:name="__DdeLink__9707_741502404"/><text:span text:style-name="Source_20_Text">assetEntryLocalService.updateEntry(</text:span></text:p>
      <text:p text:style-name="Code"><text:span text:style-name="Source_20_Text"><text:s text:c="4"/>userId,</text:span></text:p>
      <text:p text:style-name="Code"><text:span text:style-name="Source_20_Text"><text:s text:c="4"/>serviceContext.getScopeGroupId(),</text:span></text:p>
      <text:p text:style-name="Code"><text:span text:style-name="Source_20_Text"><text:s text:c="4"/>Event.class.getName(),</text:span></text:p>
      <text:p text:style-name="Code"><text:span text:style-name="Source_20_Text"><text:s text:c="4"/>event.getEventId(),</text:span></text:p>
      <text:p text:style-name="Code"><text:span text:style-name="Source_20_Text"><text:s text:c="4"/>serviceContext.getAssetCategoryIds(),</text:span></text:p>
      <text:p text:style-name="Code"><text:span text:style-name="Source_20_Text"><text:s text:c="4"/>serviceContext.getAssetTagNames()</text:span></text:p>
      <text:p text:style-name="Code"><text:span text:style-name="Source_20_Text">);</text:span><text:bookmark-end text:name="__DdeLink__9707_741502404"/></text:p>
      <text:p text:style-name="Text_20_body"><text:bookmark-start text:name="__RefHeading___Toc2393_2030798262"/><text:span text:style-name="Strong_20_Emphasis"><text:span text:style-name="T95">Vérif</text:span></text:span><text:span text:style-name="Strong_20_Emphasis"><text:span text:style-name="T109">cation</text:span></text:span><text:bookmark-end text:name="__RefHeading___Toc2393_2030798262"/></text:p>
      <text:p text:style-name="P245">En base :</text:p>
      <text:p text:style-name="Code">SELECT * FROM AssetEntry WHERE classNameId = (SELECT classNameId FROM ClassName_ WHERE value = 'org.formation.event.model.Event')</text:p>
      <text:p text:style-name="Text_20_body"/>
      <text:p text:style-name="Text_20_body">Dans <text:span text:style-name="Source_20_Text">view.jsp, </text:span><text:span text:style-name="Source_20_Text"><text:span text:style-name="T201">ajouter une colonne </text:span></text:span>:</text:p>
      <text:p text:style-name="Code"><text:span text:style-name="Source_20_Text">&lt;</text:span>liferay-ui:search-container-column-text<text:line-break/><text:tab/><text:tab/>name="Tags/Catégories"&gt;<text:line-break/>&lt;p&gt;Tags :<text:line-break/><text:tab/>&lt;liferay-asset:asset-tags-summary<text:line-break/><text:tab/><text:tab/><text:tab/>className="&lt;%= Event.class.getName() %&gt;"<text:line-break/><text:tab/><text:tab/><text:tab/>classPK="&lt;%= event.getEventId() %&gt;" /&gt;<text:line-break/>&lt;/p&gt;<text:line-break/>&lt;p&gt;Catégories :<text:line-break/><text:tab/>&lt;liferay-asset:asset-categories-summary<text:line-break/><text:tab/><text:tab/><text:tab/>className="&lt;%= Event.class.getName() %&gt;"<text:line-break/><text:tab/><text:tab/><text:tab/>classPK="&lt;%= event.getEventId() %&gt;" /&gt;<text:line-break/>&lt;/p&gt;<text:line-break/>&lt;/liferay-ui:search-container-column-text&gt;</text:p>
      <text:p text:style-name="P137"><text:span text:style-name="Source_20_Text"/></text:p>
      <text:p text:style-name="P18"/>
      <text:h text:style-name="Heading_20_2" text:outline-level="2"><text:bookmark-start text:name="__RefHeading___Toc2397_2030798262"/><text:span text:style-name="Strong_20_Emphasis"><text:span text:style-name="T158">1</text:span></text:span><text:span text:style-name="Strong_20_Emphasis"><text:span text:style-name="T183">4</text:span></text:span><text:span text:style-name="Strong_20_Emphasis"><text:span text:style-name="T158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2">
        <text:list-item>
          <text:p text:style-name="P238">Créer un thème minimaliste</text:p>
        </text:list-item>
        <text:list-item>
          <text:p text:style-name="P238">Modifier la structure via Freemarker</text:p>
        </text:list-item>
        <text:list-item>
          <text:p text:style-name="P238">Ajouter du style personnalisé via SCSS</text:p>
        </text:list-item>
        <text:list-item>
          <text:p text:style-name="P238">Tester le thème dans le portail</text:p>
        </text:list-item>
      </text:list>
      <text:p text:style-name="Text_20_body"><text:bookmark-start text:name="__RefHeading___Toc2403_2030798262"/><text:span text:style-name="Strong_20_Emphasis"><text:span text:style-name="T95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95">Modifier le SCSS</text:span></text:span><text:bookmark-end text:name="__RefHeading___Toc2405_2030798262"/></text:p>
      <text:p text:style-name="Text_20_body"><text:soft-page-break/>Dans <text:span text:style-name="Source_20_Text">src/css/_custom.scss</text:span> :</text:p>
      <text:p text:style-name="Code"><text:bookmark-start text:name="__DdeLink__9890_741502404"/><text:span text:style-name="Source_20_Text">body {</text:span></text:p>
      <text:p text:style-name="Code"><text:span text:style-name="Source_20_Text"><text:s text:c="3"/>background-color: #f5f7fa;</text:span></text:p>
      <text:p text:style-name="Code"><text:span text:style-name="Source_20_Text">}</text:span></text:p>
      <text:p text:style-name="Code"/>
      <text:p text:style-name="Code"><text:span text:style-name="Source_20_Text">#header {</text:span></text:p>
      <text:p text:style-name="Code"><text:span text:style-name="Source_20_Text"><text:s text:c="3"/>background-color: #004b8d;</text:span></text:p>
      <text:p text:style-name="Code"><text:span text:style-name="Source_20_Text"><text:s text:c="3"/>color: white;</text:span></text:p>
      <text:p text:style-name="Code"><text:span text:style-name="Source_20_Text">}</text:span><text:bookmark-end text:name="__DdeLink__9890_741502404"/></text:p>
      <text:p text:style-name="Text_20_body"><text:bookmark-start text:name="__RefHeading___Toc2407_2030798262"/><text:span text:style-name="Strong_20_Emphasis"><text:span text:style-name="T95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Code">&lt;#include init /&gt;<text:span text:style-name="T194"><text:line-break/></text:span></text:p>
      <text:p text:style-name="Code"/>
      <text:p text:style-name="Code"><text:span text:style-name="Source_20_Text">&lt;div class="alert alert-info text-center"&gt;</text:span></text:p>
      <text:p text:style-name="Code"><text:span text:style-name="Source_20_Text"><text:s text:c="4"/>Thème personnalisé chargé avec succès</text:span></text:p>
      <text:p text:style-name="Code"><text:span text:style-name="Source_20_Text">&lt;/div&gt;&lt;!DOCTYPE html&gt;</text:span></text:p>
      <text:p text:style-name="Code"><text:span text:style-name="Source_20_Text">&lt;html dir="ltr" lang="${w3c_language_id}"&gt;</text:span></text:p>
      <text:p text:style-name="Code"><text:span text:style-name="Source_20_Text">&lt;head&gt;</text:span></text:p>
      <text:p text:style-name="Code"><text:span text:style-name="Source_20_Text"><text:s text:c="4"/>&lt;title&gt;${the_title}&lt;/title&gt;</text:span></text:p>
      <text:p text:style-name="Code"><text:span text:style-name="Source_20_Text"><text:s text:c="4"/>&lt;@liferay_util["include"] page=top_head_include /&gt;</text:span></text:p>
      <text:p text:style-name="Code"><text:span text:style-name="Source_20_Text">&lt;/head&gt;</text:span></text:p>
      <text:p text:style-name="Code"><text:span text:style-name="Source_20_Text">&lt;body class="${css_class}"&gt;</text:span></text:p>
      <text:p text:style-name="Code"><text:span text:style-name="Source_20_Text"><text:s text:c="4"/>&lt;@liferay_util["include"] page=body_top_include /&gt;</text:span></text:p>
      <text:p text:style-name="Code"><text:span text:style-name="Source_20_Text"><text:s text:c="4"/></text:span></text:p>
      <text:p text:style-name="Code"><text:span text:style-name="Source_20_Text"><text:s text:c="4"/>&lt;div class="container-fluid" id="wrapper"&gt;</text:span></text:p>
      <text:p text:style-name="Code"><text:span text:style-name="Source_20_Text"><text:s text:c="8"/>&lt;header id="banner" role="banner"&gt;</text:span></text:p>
      <text:p text:style-name="Code"><text:span text:style-name="Source_20_Text"><text:s text:c="12"/>&lt;h1 class="site-title"&gt;${site_name}&lt;/h1&gt;</text:span></text:p>
      <text:p text:style-name="Code"><text:span text:style-name="Source_20_Text"><text:s text:c="8"/>&lt;/header&gt;</text:span></text:p>
      <text:p text:style-name="Code"><text:span text:style-name="Source_20_Text"/></text:p>
      <text:p text:style-name="Code"><text:span text:style-name="Source_20_Text"><text:s text:c="8"/>&lt;#-- AJOUT DU TP ICI --&gt;</text:span></text:p>
      <text:p text:style-name="Code"><text:span text:style-name="Source_20_Text"><text:s text:c="8"/>&lt;div class="alert alert-info text-center"&gt;</text:span></text:p>
      <text:p text:style-name="Code"><text:span text:style-name="Source_20_Text"><text:s text:c="12"/>Thème personnalisé chargé avec succès</text:span></text:p>
      <text:p text:style-name="Code"><text:span text:style-name="Source_20_Text"><text:s text:c="8"/>&lt;/div&gt;</text:span></text:p>
      <text:p text:style-name="Code"><text:span text:style-name="Source_20_Text"/></text:p>
      <text:p text:style-name="Code"><text:span text:style-name="Source_20_Text"><text:s text:c="8"/>&lt;section id="content"&gt;</text:span></text:p>
      <text:p text:style-name="Code"><text:span text:style-name="Source_20_Text"><text:s text:c="12"/>&lt;#if selectable&gt;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#else&gt;</text:span></text:p>
      <text:p text:style-name="Code"><text:span text:style-name="Source_20_Text"><text:s text:c="16"/>${portlet_display.recycle()}</text:span></text:p>
      <text:p text:style-name="Code"><text:span text:style-name="Source_20_Text"><text:s text:c="16"/>${portlet_display.setTitle(the_title)}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/#if&gt;</text:span></text:p>
      <text:p text:style-name="Code"><text:soft-page-break/><text:span text:style-name="Source_20_Text"><text:s text:c="8"/>&lt;/section&gt;</text:span></text:p>
      <text:p text:style-name="Code"><text:span text:style-name="Source_20_Text"/></text:p>
      <text:p text:style-name="Code"><text:span text:style-name="Source_20_Text"><text:s text:c="8"/>&lt;footer id="footer" role="contentinfo"&gt;</text:span></text:p>
      <text:p text:style-name="Code"><text:span text:style-name="Source_20_Text"><text:s text:c="12"/>&lt;p&gt;Mon Nouveau Thème 2025&lt;/p&gt;</text:span></text:p>
      <text:p text:style-name="Code"><text:span text:style-name="Source_20_Text"><text:s text:c="8"/>&lt;/footer&gt;</text:span></text:p>
      <text:p text:style-name="Code"><text:span text:style-name="Source_20_Text"><text:s text:c="4"/>&lt;/div&gt;</text:span></text:p>
      <text:p text:style-name="Code"><text:span text:style-name="Source_20_Text"/></text:p>
      <text:p text:style-name="Code"><text:span text:style-name="Source_20_Text"><text:s text:c="4"/>&lt;@liferay_util["include"] page=body_bottom_include /&gt;</text:span></text:p>
      <text:p text:style-name="Code"><text:span text:style-name="Source_20_Text"><text:s text:c="4"/>&lt;@liferay_util["include"] page=bottom_include /&gt;</text:span></text:p>
      <text:p text:style-name="Code"><text:span text:style-name="Source_20_Text">&lt;/body&gt;</text:span></text:p>
      <text:p text:style-name="Code"><text:span text:style-name="Source_20_Text">&lt;/html&gt;</text:span></text:p>
      <text:p text:style-name="Text_20_body"><text:bookmark-start text:name="__RefHeading___Toc2409_2030798262"/><text:span text:style-name="Strong_20_Emphasis"><text:span text:style-name="T95">Déployer</text:span></text:span><text:bookmark-end text:name="__RefHeading___Toc2409_2030798262"/></text:p>
      <text:p text:style-name="Code"><text:span text:style-name="Source_20_Text">./gradlew deploy</text:span></text:p>
      <text:p text:style-name="Text_20_body">Appliquer le thème à un site.</text:p>
      <text:p text:style-name="P246"><text:span text:style-name="Strong_20_Emphasis"><text:span text:style-name="T95"/></text:span></text:p>
      <text:h text:style-name="P127" text:outline-level="2"><text:span text:style-name="Strong_20_Emphasis"/></text:h>
      <text:h text:style-name="P110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28" text:outline-level="2"><text:bookmark-start text:name="__RefHeading___Toc26426_263690486"/><text:span text:style-name="Strong_20_Emphasis"><text:span text:style-name="T158">1</text:span></text:span><text:span text:style-name="Strong_20_Emphasis"><text:span text:style-name="T185">5</text:span></text:span><text:span text:style-name="Strong_20_Emphasis"><text:span text:style-name="T158">.</text:span></text:span><text:span text:style-name="Strong_20_Emphasis"><text:span text:style-name="T185">1</text:span></text:span><text:span text:style-name="Strong_20_Emphasis"><text:span text:style-name="T158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4">
        <text:list-item>
          <text:p text:style-name="P239">Apprendre la méthode moderne pour remplacer une JSP native</text:p>
        </text:list-item>
        <text:list-item>
          <text:p text:style-name="P239">Comprendre le fonctionnement des OSGi Fragment Modules</text:p>
        </text:list-item>
        <text:list-item>
          <text:p text:style-name="P239">Modifier l’IHM de Liferay sans EXT ni Hooks</text:p>
        </text:list-item>
      </text:list>
      <text:p text:style-name="Text_20_body"><text:span text:style-name="Strong_20_Emphasis"><text:span text:style-name="T95"/></text:span></text:p>
      <text:p text:style-name="Text_20_body"><text:bookmark-start text:name="__RefHeading___Toc2419_2030798262"/><text:span text:style-name="Strong_20_Emphasis"><text:span text:style-name="T95">Créer un fragment</text:span></text:span><text:bookmark-end text:name="__RefHeading___Toc2419_2030798262"/></text:p>
      <text:p text:style-name="P247"><text:span text:style-name="Strong_20_Emphasis"><text:span text:style-name="T110">Retrouver la version du bundle com.liferay/login.web via Gogo Shell :</text:span></text:span></text:p>
      <text:p text:style-name="P247"><text:span text:style-name="Strong_20_Emphasis"><text:span text:style-name="T110">lb -s | grep login.web</text:span></text:span></text:p>
      <text:p text:style-name="P247"><text:span text:style-name="Strong_20_Emphasis"><text:span text:style-name="T110">Utiliser la version dans la commande </text:span></text:span></text:p>
      <text:p text:style-name="Code"><text:span text:style-name="Source_20_Text">blade create -t fragment -h com.liferay.login.web -</text:span><text:span text:style-name="Source_20_Text"><text:span text:style-name="T202">H $version </text:span></text:span><text:span text:style-name="Source_20_Text">login-fragment</text:span></text:p>
      <text:p text:style-name="Text_20_body"/>
      <text:p text:style-name="Text_20_body">Cela crée un module dépendant du bundle <text:span text:style-name="T1">com.liferay.login.web.</text:span></text:p>
      <text:p text:style-name="Text_20_body"><text:span text:style-name="Strong_20_Emphasis"><text:span text:style-name="T95"/></text:span></text:p>
      <text:p text:style-name="Text_20_body"><text:bookmark-start text:name="__RefHeading___Toc2421_2030798262"/><text:span text:style-name="Strong_20_Emphasis"><text:span text:style-name="T95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Code"><text:span text:style-name="Source_20_Text">unzip -p ./osgi/modules/com.liferay.login.web.jar META-INF/resources/login.jsp &gt; ~/Desktop/login_original.jsp</text:span></text:p>
      <text:p text:style-name="Text_20_body"/>
      <text:p text:style-name="Text_20_body">Accepter l’arborescence proposée :</text:p>
      <text:p text:style-name="Code"><text:span text:style-name="Source_20_Text">src/main/resources/</text:span></text:p>
      <text:p text:style-name="Code"><text:span text:style-name="Source_20_Text"><text:s text:c="3"/>META-INF/resources/</text:span></text:p>
      <text:p text:style-name="Code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95">Modifier la JSP</text:span></text:span><text:bookmark-end text:name="__RefHeading___Toc2423_2030798262"/></text:p>
      <text:p text:style-name="Text_20_body">Ajouter un message :</text:p>
      <text:p text:style-name="Code"><text:span text:style-name="Source_20_Text">&lt;div class="alert alert-warning"&gt;</text:span></text:p>
      <text:p text:style-name="Code"><text:span text:style-name="Source_20_Text"><text:s text:c="3"/>Message personnalisé : connexion au portail Liferay</text:span></text:p>
      <text:p text:style-name="Code"><text:span text:style-name="Source_20_Text">&lt;/div&gt;</text:span></text:p>
      <text:p text:style-name="Text_20_body"><text:bookmark-start text:name="__RefHeading___Toc2425_2030798262"/><text:span text:style-name="Strong_20_Emphasis"><text:span text:style-name="T95">Déployer</text:span></text:span><text:bookmark-end text:name="__RefHeading___Toc2425_2030798262"/></text:p>
      <text:p text:style-name="Code"><text:span text:style-name="Source_20_Text">./gradlew deploy</text:span></text:p>
      <text:p text:style-name="Text_20_body"/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95">Validation</text:span></text:span><text:bookmark-end text:name="__RefHeading___Toc2427_2030798262"/></text:p>
      <text:list text:style-name="L85">
        <text:list-item>
          <text:p text:style-name="P240">Le message personnalisé apparaît au-dessus du formulaire de connexion.</text:p>
        </text:list-item>
      </text:list>
      <text:h text:style-name="Heading_20_2" text:outline-level="2"><text:bookmark-start text:name="__RefHeading___Toc2429_2030798262"/><text:soft-page-break/><text:span text:style-name="Strong_20_Emphasis"><text:span text:style-name="T158">15.</text:span></text:span><text:span text:style-name="Strong_20_Emphasis"><text:span text:style-name="T185">2</text:span></text:span><text:span text:style-name="Strong_20_Emphasis"><text:span text:style-name="T158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6">
        <text:list-item>
          <text:p text:style-name="P241">Surcharger un service existant de Liferay</text:p>
        </text:list-item>
        <text:list-item>
          <text:p text:style-name="P241">Intercepter une opération métier</text:p>
        </text:list-item>
        <text:list-item>
          <text:p text:style-name="P241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95">Créer un module wrapper</text:span></text:span><text:bookmark-end text:name="__RefHeading___Toc2435_2030798262"/></text:p>
      <text:p text:style-name="P22"><text:span text:style-name="Source_20_Text">blade create -t service-wrapper -s com.liferay.portal.kernel.service.UserLocalService user-wrapper</text:span></text:p>
      <text:p text:style-name="P22"><text:span text:style-name="Source_20_Text"/></text:p>
      <text:p text:style-name="Text_20_body"><text:bookmark-start text:name="__RefHeading___Toc2437_2030798262"/><text:span text:style-name="Strong_20_Emphasis"><text:span text:style-name="T95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Code"><text:span text:style-name="Source_20_Text">@Component(</text:span></text:p>
      <text:p text:style-name="Code"><text:span text:style-name="Source_20_Text"><text:s text:c="4"/>property = {</text:span></text:p>
      <text:p text:style-name="Code"><text:span text:style-name="Source_20_Text"><text:s text:c="4"/>},</text:span></text:p>
      <text:p text:style-name="Code"><text:span text:style-name="Source_20_Text"><text:s text:c="4"/>service = ServiceWrapper.class</text:span></text:p>
      <text:p text:style-name="Code"><text:span text:style-name="Source_20_Text">)</text:span></text:p>
      <text:p text:style-name="Code"><text:span text:style-name="Source_20_Text">public class UserWrapper extends UserLocalServiceWrapper {</text:span></text:p>
      <text:p text:style-name="Code"><text:span text:style-name="Source_20_Text"/></text:p>
      <text:p text:style-name="Code"><text:span text:style-name="Source_20_Text"><text:s text:c="4"/>public UserWrapper() {</text:span></text:p>
      <text:p text:style-name="Code"><text:span text:style-name="Source_20_Text"><text:s text:c="8"/>super(null);</text:span></text:p>
      <text:p text:style-name="Code"><text:span text:style-name="Source_20_Text"><text:s text:c="4"/>}</text:span></text:p>
      <text:p text:style-name="Code"><text:span text:style-name="Source_20_Text"/></text:p>
      <text:p text:style-name="Code"><text:span text:style-name="Source_20_Text"><text:s text:c="4"/>@Override</text:span></text:p>
      <text:p text:style-name="Code"><text:span text:style-name="Source_20_Text"><text:s text:c="4"/>public User addUser(User user) {</text:span></text:p>
      <text:p text:style-name="Code"><text:span text:style-name="Source_20_Text"><text:s text:c="8"/>System.out.println("&gt;&gt;&gt; [WRAPPER] Interception de l'ajout de l'utilisateur : " + user.getFullName());</text:span></text:p>
      <text:p text:style-name="Code"><text:span text:style-name="Source_20_Text"><text:s text:c="8"/>return super.addUser(user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P23"><text:span text:style-name="Source_20_Text"/></text:p>
      <text:p text:style-name="Text_20_body"><text:bookmark-start text:name="__RefHeading___Toc2439_2030798262"/><text:span text:style-name="Strong_20_Emphasis"><text:span text:style-name="T95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95">Validation</text:span></text:span><text:bookmark-end text:name="__RefHeading___Toc2441_2030798262"/></text:p>
      <text:list text:style-name="L87">
        <text:list-item>
          <text:p text:style-name="P242">Le log avant/après création apparaît correctement.</text:p>
        </text:list-item>
        <text:list-item>
          <text:p text:style-name="P242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58">1</text:span></text:span><text:span text:style-name="Strong_20_Emphasis"><text:span text:style-name="T185">5</text:span></text:span><text:span text:style-name="Strong_20_Emphasis"><text:span text:style-name="T158">.</text:span></text:span><text:span text:style-name="Strong_20_Emphasis"><text:span text:style-name="T185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8">
        <text:list-item>
          <text:p text:style-name="P243">Réagir aux événements CRUD sur une entité</text:p>
        </text:list-item>
        <text:list-item>
          <text:p text:style-name="P243">Implémenter la logique d’audit ou de synchronisation</text:p>
        </text:list-item>
        <text:list-item>
          <text:p text:style-name="P243"><text:soft-page-break/>Découvrir le hook moderne remplaçant les “Value Object Listeners”</text:p>
        </text:list-item>
      </text:list>
      <text:p text:style-name="Text_20_body"><text:span text:style-name="Strong_20_Emphasis"><text:span text:style-name="T95">Créer un module listener</text:span></text:span></text:p>
      <text:p text:style-name="Code"><text:span text:style-name="Source_20_Text">blade create -t api -p </text:span><text:span text:style-name="Source_20_Text"><text:span text:style-name="T203">org.formation</text:span></text:span><text:span text:style-name="Source_20_Text">.events.listener events-listener</text:span></text:p>
      <text:p text:style-name="Text_20_body"><text:bookmark-start text:name="__RefHeading___Toc2451_2030798262"/><text:span text:style-name="Strong_20_Emphasis"><text:span text:style-name="T95">Ajouter un ModelListener</text:span></text:span><text:bookmark-end text:name="__RefHeading___Toc2451_2030798262"/></text:p>
      <text:p text:style-name="P23"><text:span text:style-name="Source_20_Text">@Component(</text:span></text:p>
      <text:p text:style-name="P24"><text:span text:style-name="Source_20_Text"><text:s text:c="4"/>service = ModelListener.class</text:span></text:p>
      <text:p text:style-name="P24"><text:span text:style-name="Source_20_Text">)</text:span></text:p>
      <text:p text:style-name="P24"><text:span text:style-name="Source_20_Text">public class EventModelListener extends BaseModelListener&lt;Event&gt; {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void onAfterCreate(Event event) {</text:span></text:p>
      <text:p text:style-name="P24"><text:span text:style-name="Source_20_Text"><text:s text:c="8"/>System.out.println("Événement créé : " + event.getName());</text:span></text:p>
      <text:p text:style-name="P24"><text:span text:style-name="Source_20_Text"><text:s text:c="4"/>}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void onAfterRemove(Event event) {</text:span></text:p>
      <text:p text:style-name="P24"><text:span text:style-name="Source_20_Text"><text:s text:c="8"/>System.out.println("Événement supprimé : " + event.getName());</text:span></text:p>
      <text:p text:style-name="P24"><text:span text:style-name="Source_20_Text"><text:s text:c="4"/>}</text:span></text:p>
      <text:p text:style-name="P25"><text:span text:style-name="Source_20_Text">}</text:span></text:p>
      <text:p text:style-name="Text_20_body"><text:bookmark-start text:name="__RefHeading___Toc2453_2030798262"/><text:span text:style-name="Strong_20_Emphasis"><text:span text:style-name="T95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pan text:style-name="Strong_20_Emphasis"><text:span text:style-name="T95">Validation</text:span></text:span><text:bookmark-end text:name="__RefHeading___Toc2455_2030798262"/></text:p>
      <text:list text:style-name="L89">
        <text:list-item>
          <text:p text:style-name="P244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/>
    <style:font-face style:name="JetBrains Mono2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101cm" style:contextual-spacing="false" fo:background-color="#b2b2b2"/>
      <style:text-properties style:font-name="Courier New" fo:font-family="'Courier New'" style:font-family-generic="modern" style:font-pitch="fixed" fo:font-size="12pt" fo:font-weight="bold" officeooo:rsid="02e1702c" fo:background-color="transparent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2-18T20:43:06.850838907</dc:date>
    <meta:editing-duration>P38DT23H24M51S</meta:editing-duration>
    <meta:editing-cycles>529</meta:editing-cycles>
    <meta:generator>LibreOffice/24.2.7.2$Linux_X86_64 LibreOffice_project/420$Build-2</meta:generator>
    <meta:print-date>2025-12-18T20:40:01.216242983</meta:print-date>
    <meta:printed-by>Fichiers PDF</meta:printed-by>
    <meta:document-statistic meta:table-count="1" meta:image-count="0" meta:object-count="0" meta:page-count="51" meta:paragraph-count="1014" meta:word-count="5957" meta:character-count="50642" meta:non-whitespace-character-count="42833"/>
  </office:meta>
</office:document-meta>
</file>